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images/lc_imagelist.xml" manifest:media-type=""/>
  <manifest:file-entry manifest:full-path="Configurations2/images/Bitmaps/lc_userimages.png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Atlanta" svg:font-family="Atlanta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583in"/>
    </style:style>
    <style:style style:name="co2" style:family="table-column">
      <style:table-column-properties fo:break-before="auto" style:column-width="0.8055in"/>
    </style:style>
    <style:style style:name="co3" style:family="table-column">
      <style:table-column-properties fo:break-before="auto" style:column-width="0.3in"/>
    </style:style>
    <style:style style:name="co4" style:family="table-column">
      <style:table-column-properties fo:break-before="auto" style:column-width="0.763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8252in"/>
    </style:style>
    <style:style style:name="co7" style:family="table-column">
      <style:table-column-properties fo:break-before="auto" style:column-width="2.0283in"/>
    </style:style>
    <style:style style:name="co8" style:family="table-column">
      <style:table-column-properties fo:break-before="auto" style:column-width="2.1in"/>
    </style:style>
    <style:style style:name="co9" style:family="table-column">
      <style:table-column-properties fo:break-before="auto" style:column-width="0.2in"/>
    </style:style>
    <style:style style:name="co10" style:family="table-column">
      <style:table-column-properties fo:break-before="auto" style:column-width="0.5in"/>
    </style:style>
    <style:style style:name="co11" style:family="table-column">
      <style:table-column-properties fo:break-before="auto" style:column-width="0.45in"/>
    </style:style>
    <style:style style:name="co12" style:family="table-column">
      <style:table-column-properties fo:break-before="auto" style:column-width="0.7402in"/>
    </style:style>
    <style:style style:name="co13" style:family="table-column">
      <style:table-column-properties fo:break-before="auto" style:column-width="0.6in"/>
    </style:style>
    <style:style style:name="co14" style:family="table-column">
      <style:table-column-properties fo:break-before="auto" style:column-width="1.6in"/>
    </style:style>
    <style:style style:name="co15" style:family="table-column">
      <style:table-column-properties fo:break-before="auto" style:column-width="0.4in"/>
    </style:style>
    <style:style style:name="co16" style:family="table-column">
      <style:table-column-properties fo:break-before="auto" style:column-width="0.15in"/>
    </style:style>
    <style:style style:name="co17" style:family="table-column">
      <style:table-column-properties fo:break-before="auto" style:column-width="0.8in"/>
    </style:style>
    <style:style style:name="co18" style:family="table-column">
      <style:table-column-properties fo:break-before="auto" style:column-width="0.8902in"/>
    </style:style>
    <style:style style:name="co19" style:family="table-column">
      <style:table-column-properties fo:break-before="auto" style:column-width="1.2201in"/>
    </style:style>
    <style:style style:name="ro1" style:family="table-row">
      <style:table-row-properties style:row-height="0.1736in" fo:break-before="auto" style:use-optimal-row-height="fals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0.22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78" number:automatic-order="true">
      <number:day-of-week/>
      <number:text>, </number:text>
      <number:month number:style="long" number:textual="true"/>
      <number:text> </number:text>
      <number:day/>
      <number:text>, </number:text>
      <number:year number:style="long"/>
    </number:date-style>
    <number:text-style style:name="N100">
      <number:text-content/>
    </number:text-style>
    <style:style style:name="ce2" style:family="table-cell" style:parent-style-name="Default">
      <style:table-cell-properties fo:background-color="#999999" style:cell-protect="none" style:print-content="true" style:text-align-source="fix" style:repeat-content="false" fo:border="1.5pt solid #666666" style:shadow="none" style:vertical-align="middle"/>
      <style:paragraph-properties fo:text-align="center"/>
      <style:text-properties fo:color="#ffffff" style:font-name="Arial" fo:font-weight="bold" style:font-weight-asian="bold" style:font-weight-complex="bold"/>
    </style:style>
    <style:style style:name="ce4" style:family="table-cell" style:parent-style-name="Default">
      <style:table-cell-properties fo:border-bottom="none" style:cell-protect="protected formula-hidden" style:print-content="true" style:text-align-source="fix" style:repeat-content="false" fo:border-left="1.5pt solid #666666" fo:border-right="none" style:shadow="none" fo:border-top="none"/>
      <style:paragraph-properties fo:text-align="center"/>
      <style:text-properties style:font-name="Arial" fo:font-weight="bold" style:font-weight-asian="bold" style:font-weight-complex="bold"/>
    </style:style>
    <style:style style:name="ce5" style:family="table-cell" style:parent-style-name="Default">
      <style:table-cell-properties fo:border-bottom="0.74pt solid #595959" fo:background-color="#81b6aa" style:cell-protect="protected formula-hidden" style:print-content="true" style:text-align-source="fix" style:repeat-content="false" fo:border-left="1.5pt solid #666666" fo:border-right="none" style:shadow="none" fo:border-top="0.74pt solid #595959" style:vertical-align="middle"/>
      <style:paragraph-properties fo:text-align="center"/>
      <style:text-properties fo:color="#ffffff" style:font-name="Arial" fo:font-weight="bold" style:font-weight-asian="bold" style:font-weight-complex="bold"/>
    </style:style>
    <style:style style:name="ce6" style:family="table-cell" style:parent-style-name="Default">
      <style:table-cell-properties fo:border-bottom="0.74pt solid #595959" style:cell-protect="protected formula-hidden" style:print-content="true" style:text-align-source="fix" style:repeat-content="false" fo:border-left="1.5pt solid #666666" fo:border-right="none" style:shadow="none" fo:border-top="none"/>
      <style:paragraph-properties fo:text-align="center"/>
      <style:text-properties fo:color="#ffffff" style:font-name="Arial" fo:font-weight="bold" style:font-weight-asian="bold" style:font-weight-complex="bold"/>
    </style:style>
    <style:style style:name="ce8" style:family="table-cell" style:parent-style-name="Default" style:data-style-name="N50">
      <style:table-cell-properties fo:border-bottom="0.74pt solid #999999" fo:background-color="#ffffff" style:cell-protect="none" style:print-content="true" style:text-align-source="fix" style:repeat-content="false" fo:border-left="1.5pt solid #666666" fo:border-right="0.74pt solid #999999" style:shadow="none" fo:border-top="0.74pt solid #999999"/>
      <style:paragraph-properties fo:text-align="center"/>
      <style:text-properties style:font-name="Arial" fo:font-size="9pt" fo:font-weight="bold" style:font-weight-asian="bold" style:font-weight-complex="bold"/>
    </style:style>
    <style:style style:name="ce10" style:family="table-cell" style:parent-style-name="Default" style:data-style-name="N50">
      <style:table-cell-properties fo:border-bottom="1.5pt solid #666666" fo:background-color="#ffffff" style:cell-protect="none" style:print-content="true" style:text-align-source="fix" style:repeat-content="false" fo:border-left="1.5pt solid #666666" fo:border-right="0.74pt solid #999999" style:shadow="none" fo:border-top="0.74pt solid #999999"/>
      <style:paragraph-properties fo:text-align="center"/>
      <style:text-properties style:font-name="Arial" fo:font-size="9pt" fo:font-weight="bold" style:font-weight-asian="bold" style:font-weight-complex="bold"/>
    </style:style>
    <style:style style:name="ce17" style:family="table-cell" style:parent-style-name="Default" style:data-style-name="N50">
      <style:table-cell-properties style:cell-protect="protected formula-hidden" style:print-content="true" style:text-align-source="fix" style:repeat-content="false"/>
      <style:paragraph-properties fo:text-align="center"/>
      <style:text-properties style:font-name="Arial" fo:font-weight="bold" style:font-weight-asian="bold" style:font-weight-complex="bold"/>
    </style:style>
    <style:style style:name="ce13" style:family="table-cell" style:parent-style-name="Default" style:data-style-name="N159">
      <style:table-cell-properties fo:border-bottom="1.25pt solid #808080" fo:background-color="#ffffff" style:cell-protect="protected formula-hidden" style:print-content="true" style:text-align-source="fix" style:repeat-content="false" fo:border-left="1.25pt solid #808080" fo:border-right="1.25pt solid #666666" fo:border-top="1.25pt solid #808080"/>
      <style:paragraph-properties fo:text-align="center"/>
      <style:text-properties style:font-name="Arial" fo:font-size="9pt" fo:font-weight="bold" style:font-weight-asian="bold" style:font-weight-complex="bold"/>
    </style:style>
    <style:style style:name="ce22" style:family="table-cell" style:parent-style-name="Default">
      <style:table-cell-properties style:cell-protect="protected formula-hidden" style:print-content="true"/>
    </style:style>
    <style:style style:name="ce20" style:family="table-cell" style:parent-style-name="Default">
      <style:table-cell-properties fo:border-bottom="none" style:cell-protect="protected formula-hidden" style:print-content="true" fo:border-left="none" fo:border-right="none" style:shadow="none" fo:border-top="1.5pt solid #666666"/>
      <style:text-properties style:font-name="Arial" fo:font-weight="bold" style:font-weight-asian="bold" style:font-weight-complex="bold"/>
    </style:style>
    <style:style style:name="ce21" style:family="table-cell" style:parent-style-name="Default">
      <style:table-cell-properties style:cell-protect="protected formula-hidden" style:print-content="true" style:shadow="none"/>
      <style:text-properties style:font-name="Arial" fo:font-weight="bold" style:font-weight-asian="bold" style:font-weight-complex="bold"/>
    </style:style>
    <style:style style:name="ce16" style:family="table-cell" style:parent-style-name="Default">
      <style:table-cell-properties fo:border-bottom="0.74pt solid #595959" fo:background-color="#e36b51" style:cell-protect="protected formula-hidden" style:print-content="true" style:text-align-source="fix" style:repeat-content="false" fo:border-left="none" fo:border-right="none" style:shadow="none" fo:border-top="0.74pt solid #595959" style:vertical-align="middle"/>
      <style:paragraph-properties fo:text-align="center"/>
      <style:text-properties fo:color="#ffffff" style:font-name="Arial" fo:font-weight="bold" style:font-weight-asian="bold" style:font-weight-complex="bold"/>
    </style:style>
    <style:style style:name="ce18" style:family="table-cell" style:parent-style-name="Default">
      <style:table-cell-properties fo:border-bottom="0.74pt solid #595959" style:cell-protect="protected formula-hidden" style:print-content="true" style:text-align-source="fix" style:repeat-content="false" fo:border-left="none" fo:border-right="none" style:shadow="none" fo:border-top="none"/>
      <style:paragraph-properties fo:text-align="center"/>
      <style:text-properties fo:color="#ffffff" style:font-name="Arial" fo:font-weight="bold" style:font-weight-asian="bold" style:font-weight-complex="bold"/>
    </style:style>
    <style:style style:name="ce19" style:family="table-cell" style:parent-style-name="Default" style:data-style-name="N42">
      <style:table-cell-properties fo:background-color="#ffffff" style:cell-protect="none" style:print-content="true" style:text-align-source="fix" style:repeat-content="false" fo:border="0.74pt solid #999999" style:shadow="none"/>
      <style:paragraph-properties fo:text-align="center"/>
      <style:text-properties style:font-name="Arial" fo:font-size="9pt" fo:font-weight="bold" style:font-weight-asian="bold" style:font-weight-complex="bold"/>
    </style:style>
    <style:style style:name="ce28" style:family="table-cell" style:parent-style-name="Default" style:data-style-name="N42">
      <style:table-cell-properties fo:border-bottom="1.5pt solid #666666" fo:background-color="#ffffff" style:cell-protect="none" style:print-content="true" style:text-align-source="fix" style:repeat-content="false" fo:border-left="0.74pt solid #999999" fo:border-right="0.74pt solid #999999" style:shadow="none" fo:border-top="0.74pt solid #999999"/>
      <style:paragraph-properties fo:text-align="center"/>
      <style:text-properties style:font-name="Arial" fo:font-size="9pt" fo:font-weight="bold" style:font-weight-asian="bold" style:font-weight-complex="bold"/>
    </style:style>
    <style:style style:name="ce38" style:family="table-cell" style:parent-style-name="Default" style:data-style-name="N42">
      <style:table-cell-properties style:cell-protect="protected formula-hidden" style:print-content="true" style:text-align-source="fix" style:repeat-content="false"/>
      <style:paragraph-properties fo:text-align="center"/>
      <style:text-properties style:font-name="Arial" fo:font-weight="bold" style:font-weight-asian="bold" style:font-weight-complex="bold"/>
    </style:style>
    <style:style style:name="ce30" style:family="table-cell" style:parent-style-name="Default" style:data-style-name="N42">
      <style:table-cell-properties fo:border-bottom="1.25pt solid #808080" fo:background-color="#ffffff" style:cell-protect="protected formula-hidden" style:print-content="true" style:text-align-source="fix" style:repeat-content="false" fo:border-left="1.25pt solid #666666" fo:border-right="1.25pt solid #808080" fo:border-top="1.25pt solid #808080"/>
      <style:paragraph-properties fo:text-align="center"/>
      <style:text-properties fo:color="#666666" style:font-name="Arial" fo:font-size="9pt" fo:font-weight="bold" style:font-weight-asian="bold" style:font-weight-complex="bold"/>
    </style:style>
    <style:style style:name="ce31" style:family="table-cell" style:parent-style-name="Default">
      <style:table-cell-properties fo:border-bottom="none" style:cell-protect="protected formula-hidden" style:print-content="true" fo:border-left="none" fo:border-right="1.5pt solid #666666" style:shadow="none" fo:border-top="1.5pt solid #666666"/>
      <style:text-properties style:font-name="Arial" fo:font-weight="bold" style:font-weight-asian="bold" style:font-weight-complex="bold"/>
    </style:style>
    <style:style style:name="ce32" style:family="table-cell" style:parent-style-name="Default">
      <style:table-cell-properties fo:border-bottom="none" style:cell-protect="protected formula-hidden" style:print-content="true" fo:border-left="none" fo:border-right="1.5pt solid #666666" style:shadow="none" fo:border-top="none"/>
      <style:text-properties style:font-name="Arial" fo:font-weight="bold" style:font-weight-asian="bold" style:font-weight-complex="bold"/>
    </style:style>
    <style:style style:name="ce33" style:family="table-cell" style:parent-style-name="Default">
      <style:table-cell-properties fo:border-bottom="0.74pt solid #595959" fo:background-color="#9caccf" style:cell-protect="protected formula-hidden" style:print-content="true" style:text-align-source="fix" style:repeat-content="false" fo:border-left="none" fo:border-right="1.5pt solid #666666" style:shadow="none" fo:border-top="0.74pt solid #595959" style:vertical-align="middle"/>
      <style:paragraph-properties fo:text-align="center"/>
      <style:text-properties fo:color="#ffffff" style:font-name="Arial" fo:font-weight="bold" style:font-weight-asian="bold" style:font-weight-complex="bold"/>
    </style:style>
    <style:style style:name="ce34" style:family="table-cell" style:parent-style-name="Default">
      <style:table-cell-properties fo:border-bottom="0.74pt solid #595959" style:cell-protect="protected formula-hidden" style:print-content="true" style:text-align-source="fix" style:repeat-content="false" fo:border-left="none" fo:border-right="1.5pt solid #666666" style:shadow="none" fo:border-top="none"/>
      <style:paragraph-properties fo:text-align="center"/>
      <style:text-properties fo:color="#ffffff" style:font-name="Arial" fo:font-weight="bold" style:font-weight-asian="bold" style:font-weight-complex="bold"/>
    </style:style>
    <style:style style:name="ce35" style:family="table-cell" style:parent-style-name="Default" style:data-style-name="N40">
      <style:table-cell-properties fo:border-bottom="0.74pt solid #999999" fo:background-color="#dddddd" style:cell-protect="protected formula-hidden" style:print-content="true" style:text-align-source="fix" style:repeat-content="false" fo:border-left="none" fo:border-right="1.5pt solid #666666" style:shadow="none" fo:border-top="0.74pt solid #999999"/>
      <style:paragraph-properties fo:text-align="center"/>
      <style:text-properties style:font-name="Arial" fo:font-size="9pt" fo:font-weight="bold" style:font-weight-asian="bold" style:font-weight-complex="bold"/>
    </style:style>
    <style:style style:name="ce36" style:family="table-cell" style:parent-style-name="Default" style:data-style-name="N40">
      <style:table-cell-properties fo:border-bottom="1.5pt solid #666666" fo:background-color="#dddddd" style:cell-protect="protected formula-hidden" style:print-content="true" style:text-align-source="fix" style:repeat-content="false" fo:border-left="none" fo:border-right="1.5pt solid #666666" style:shadow="none" fo:border-top="0.74pt solid #999999"/>
      <style:paragraph-properties fo:text-align="center"/>
      <style:text-properties style:font-name="Arial" fo:font-size="9pt" fo:font-weight="bold" style:font-weight-asian="bold" style:font-weight-complex="bold"/>
    </style:style>
    <style:style style:name="ce50" style:family="table-cell" style:parent-style-name="Default" style:data-style-name="N41">
      <style:table-cell-properties style:cell-protect="protected formula-hidden" style:print-content="true" style:text-align-source="fix" style:repeat-content="false"/>
      <style:paragraph-properties fo:text-align="center"/>
      <style:text-properties style:font-name="Arial" fo:font-weight="bold" style:font-weight-asian="bold" style:font-weight-complex="bold"/>
    </style:style>
    <style:style style:name="ce40" style:family="table-cell" style:parent-style-name="Default" style:data-style-name="N40">
      <style:table-cell-properties fo:background-color="#ffffff" style:cell-protect="protected formula-hidden" style:print-content="true" style:text-align-source="fix" style:repeat-content="false" fo:border="1.25pt solid #729fcf"/>
      <style:paragraph-properties fo:text-align="center"/>
      <style:text-properties style:font-name="Arial" fo:font-size="9pt" fo:font-weight="bold" style:font-weight-asian="bold" style:font-weight-complex="bold"/>
    </style:style>
    <style:style style:name="ce155" style:family="table-cell" style:parent-style-name="Default">
      <style:table-cell-properties style:cell-protect="protected formula-hidden" style:print-content="true"/>
      <style:text-properties style:font-name="Arial" fo:font-weight="bold" style:font-weight-asian="bold" style:font-weight-complex="bold"/>
    </style:style>
    <style:style style:name="ce66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/>
      <style:text-properties fo:color="#666666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Arial3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/>
      <style:text-properties fo:color="#666666" style:text-outline="false" style:text-line-through-style="none" style:text-line-through-type="none" style:font-name="Arial" fo:font-size="8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Arial3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78">
      <style:table-cell-properties style:cell-protect="protected formula-hidden" style:print-content="true" style:text-align-source="fix" style:repeat-content="false" fo:border="none"/>
      <style:paragraph-properties fo:text-align="center"/>
      <style:text-properties style:font-name="Arial1" fo:font-size="9pt" fo:font-weight="bold" style:font-weight-asian="bold" style:font-weight-complex="bold"/>
    </style:style>
    <style:style style:name="ce51" style:family="table-cell" style:parent-style-name="Default">
      <style:table-cell-properties style:cell-protect="none" style:print-content="true"/>
    </style:style>
    <style:style style:name="ce67" style:family="table-cell" style:parent-style-name="Default" style:data-style-name="N78">
      <style:table-cell-properties style:cell-protect="protected formula-hidden" style:print-content="true" style:text-align-source="fix" style:repeat-content="false" fo:border="1.25pt solid #9caccf"/>
      <style:paragraph-properties fo:text-align="center"/>
      <style:text-properties style:font-name="Arial" fo:font-size="9pt" fo:font-weight="bold" style:font-weight-asian="bold" style:font-weight-complex="bold"/>
    </style:style>
    <style:style style:name="ce74" style:family="table-cell" style:parent-style-name="Default" style:data-style-name="N78">
      <style:table-cell-properties style:cell-protect="protected formula-hidden" style:print-content="true" style:text-align-source="fix" style:repeat-content="false" fo:border="none"/>
      <style:paragraph-properties fo:text-align="center"/>
      <style:text-properties style:font-name="Arial" fo:font-size="9pt" fo:font-weight="bold" style:font-weight-asian="bold" style:font-weight-complex="bold"/>
    </style:style>
    <style:style style:name="ce65" style:family="table-cell" style:parent-style-name="Default">
      <style:table-cell-properties fo:background-color="#9caccf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Arial1" fo:font-size="12pt" fo:font-weight="bold"/>
    </style:style>
    <style:style style:name="ce68" style:family="table-cell" style:parent-style-name="Default">
      <style:table-cell-properties fo:background-color="#9caccf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Arial1" fo:font-size="12pt" fo:font-weight="bold" style:font-size-asian="10pt" style:font-size-complex="10pt"/>
    </style:style>
    <style:style style:name="ce76" style:family="table-cell" style:parent-style-name="Default" style:data-style-name="N78">
      <style:table-cell-properties style:cell-protect="protected formula-hidden" style:print-content="true" style:text-align-source="fix" style:repeat-content="false" fo:border="1.25pt solid #808080"/>
      <style:paragraph-properties fo:text-align="center"/>
      <style:text-properties style:font-name="Arial" fo:font-weight="bold" style:font-weight-asian="bold" style:font-weight-complex="bold"/>
    </style:style>
    <style:style style:name="ce53" style:family="table-cell" style:parent-style-name="Default" style:data-style-name="N78">
      <style:table-cell-properties style:cell-protect="none" style:print-content="true" style:text-align-source="fix" style:repeat-content="false" fo:border="none"/>
      <style:paragraph-properties fo:text-align="center"/>
    </style:style>
    <style:style style:name="ce55" style:family="table-cell" style:parent-style-name="Default" style:data-style-name="N78">
      <style:table-cell-properties style:cell-protect="none" style:print-content="true" style:text-align-source="fix" style:repeat-content="false"/>
      <style:paragraph-properties fo:text-align="center" fo:margin-left="0in"/>
    </style:style>
    <style:style style:name="ce57" style:family="table-cell" style:parent-style-name="Default" style:data-style-name="N78">
      <style:table-cell-properties style:cell-protect="none" style:print-content="true"/>
    </style:style>
    <style:style style:name="ce84" style:family="table-cell" style:parent-style-name="Default" style:data-style-name="N40">
      <style:table-cell-properties style:cell-protect="protected formula-hidden" style:print-content="true" style:text-align-source="fix" style:repeat-content="false" fo:border="1.25pt solid #9caccf"/>
      <style:paragraph-properties fo:text-align="center"/>
      <style:text-properties style:font-name="Arial" fo:font-size="9pt" fo:font-weight="bold" style:font-weight-asian="bold" style:font-weight-complex="bold"/>
    </style:style>
    <style:style style:name="ce83" style:family="table-cell" style:parent-style-name="Default" style:data-style-name="N156">
      <style:table-cell-properties style:cell-protect="protected formula-hidden" style:print-content="true" style:text-align-source="fix" style:repeat-content="false" fo:border="none"/>
      <style:paragraph-properties fo:text-align="center"/>
      <style:text-properties style:font-name="Arial" fo:font-size="9pt" fo:font-weight="bold" style:font-weight-asian="bold" style:font-weight-complex="bold"/>
    </style:style>
    <style:style style:name="ce85" style:family="table-cell" style:parent-style-name="Default">
      <style:table-cell-properties fo:background-color="#9caccf" style:cell-protect="protected formula-hidden" style:print-content="true" style:text-align-source="fix" style:repeat-content="false"/>
      <style:paragraph-properties fo:text-align="center"/>
      <style:text-properties fo:color="#ffffff" style:font-name="Arial1" fo:font-size="10pt" fo:font-weight="bold" style:font-size-asian="10pt" style:font-size-complex="10pt"/>
    </style:style>
    <style:style style:name="ce82" style:family="table-cell" style:parent-style-name="Default">
      <style:table-cell-properties style:cell-protect="protected formula-hidden" style:print-content="true" style:text-align-source="fix" style:repeat-content="false" fo:border="1.25pt solid #808080"/>
      <style:paragraph-properties fo:text-align="center"/>
      <style:text-properties style:font-name="Arial" fo:font-weight="bold" style:font-weight-asian="bold" style:font-weight-complex="bold"/>
    </style:style>
    <style:style style:name="ce62" style:family="table-cell" style:parent-style-name="Default" style:data-style-name="N156">
      <style:table-cell-properties style:cell-protect="none" style:print-content="true" style:text-align-source="fix" style:repeat-content="false" fo:border="none"/>
      <style:paragraph-properties fo:text-align="center"/>
      <style:text-properties style:font-name="Liberation Serif"/>
    </style:style>
    <style:style style:name="ce70" style:family="table-cell" style:parent-style-name="Default" style:data-style-name="N156">
      <style:table-cell-properties style:cell-protect="none" style:print-content="true" style:text-align-source="fix" style:repeat-content="false" fo:border="none"/>
      <style:paragraph-properties fo:text-align="center"/>
    </style:style>
    <style:style style:name="ce71" style:family="table-cell" style:parent-style-name="Default" style:data-style-name="N156">
      <style:table-cell-properties style:cell-protect="none" style:print-content="true"/>
    </style:style>
    <style:style style:name="ce90" style:family="table-cell" style:parent-style-name="Default">
      <style:table-cell-properties fo:background-color="#9caccf" style:cell-protect="protected formula-hidden" style:print-content="true"/>
    </style:style>
    <style:style style:name="ce80" style:family="table-cell" style:parent-style-name="Default" style:data-style-name="N40">
      <style:table-cell-properties style:cell-protect="none" style:print-content="true"/>
    </style:style>
    <style:style style:name="ce99" style:family="table-cell" style:parent-style-name="Default">
      <style:table-cell-properties style:cell-protect="protected formula-hidden" style:print-content="true" fo:border="1.25pt solid #808080"/>
      <style:text-properties style:font-name="Arial" fo:font-weight="bold" style:font-weight-asian="bold" style:font-weight-complex="bold"/>
    </style:style>
    <style:style style:name="ce10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end" fo:margin-left="0.111in"/>
      <style:text-properties style:font-name="Arial" fo:font-weight="bold" style:font-weight-asian="bold" style:font-weight-complex="bold"/>
    </style:style>
    <style:style style:name="ce101" style:family="table-cell" style:parent-style-name="Default">
      <style:table-cell-properties style:cell-protect="protected formula-hidden" style:print-content="true"/>
      <style:text-properties fo:font-weight="bold" style:font-weight-asian="bold" style:font-weight-complex="bold"/>
    </style:style>
    <style:style style:name="ce96" style:family="table-cell" style:parent-style-name="Default">
      <style:table-cell-properties fo:background-color="#9caccf" style:cell-protect="protected formula-hidden" style:print-content="true" style:diagonal-bl-tr="none" style:diagonal-tl-br="none" style:text-align-source="fix" style:repeat-content="false" fo:border="none"/>
      <style:paragraph-properties fo:text-align="center"/>
      <style:text-properties fo:color="#ffffff" style:font-name="Arial" fo:font-size="10pt" fo:font-weight="bold" style:font-size-asian="10pt" style:font-weight-asian="bold" style:font-size-complex="10pt" style:font-weight-complex="bold"/>
    </style:style>
    <style:style style:name="ce103" style:family="table-cell" style:parent-style-name="Default">
      <style:table-cell-properties style:cell-protect="protected formula-hidden" style:print-content="true" style:text-align-source="fix" style:repeat-content="false" fo:border="0.99pt solid #808080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105" style:family="table-cell" style:parent-style-name="Default" style:data-style-name="N156">
      <style:table-cell-properties fo:border-bottom="0.99pt solid #9caccf" style:cell-protect="protected formula-hidden" style:print-content="true" style:text-align-source="fix" style:repeat-content="false" fo:border-left="0.99pt solid #9caccf" fo:border-right="none" fo:border-top="0.99pt solid #9caccf"/>
      <style:paragraph-properties fo:text-align="start" fo:margin-left="0.7638in"/>
      <style:text-properties style:font-name="Arial" fo:font-size="9pt" fo:font-weight="bold" style:font-weight-asian="bold" style:font-weight-complex="bold"/>
    </style:style>
    <style:style style:name="ce106" style:family="table-cell" style:parent-style-name="Default">
      <style:table-cell-properties style:cell-protect="protected formula-hidden" style:print-content="true" style:text-align-source="fix" style:repeat-content="false" fo:border="0.99pt solid #808080"/>
      <style:paragraph-properties fo:text-align="center"/>
      <style:text-properties style:font-name="Arial" fo:font-weight="bold" style:font-weight-asian="bold" style:font-weight-complex="bold"/>
    </style:style>
    <style:style style:name="ce107" style:family="table-cell" style:parent-style-name="Default" style:data-style-name="N161">
      <style:table-cell-properties fo:border-bottom="0.99pt solid #9caccf" fo:background-color="#eeeeee" style:cell-protect="protected formula-hidden" style:print-content="true" style:text-align-source="fix" style:repeat-content="false" fo:border-left="none" fo:border-right="0.99pt solid #9caccf" fo:border-top="0.99pt solid #9caccf"/>
      <style:paragraph-properties fo:text-align="center"/>
      <style:text-properties style:font-name="Arial" fo:font-size="9pt" fo:font-weight="bold" style:font-weight-asian="bold" style:font-weight-complex="bold"/>
    </style:style>
    <style:style style:name="ce108" style:family="table-cell" style:parent-style-name="Default" style:data-style-name="N156">
      <style:table-cell-properties fo:border-bottom="none" style:cell-protect="protected formula-hidden" style:print-content="true" style:text-align-source="fix" style:repeat-content="false" fo:border-left="0.85pt solid #9caccf" fo:border-right="0.85pt solid #9caccf" fo:border-top="none"/>
      <style:paragraph-properties fo:text-align="center"/>
      <style:text-properties style:font-name="Arial" fo:font-size="9pt" fo:font-weight="bold" style:font-weight-asian="bold" style:font-weight-complex="bold"/>
    </style:style>
    <style:style style:name="ce118" style:family="table-cell" style:parent-style-name="Default" style:data-style-name="N100">
      <style:table-cell-properties style:cell-protect="protected formula-hidden" style:print-content="true" style:text-align-source="fix" style:repeat-content="false" style:vertical-align="middle"/>
      <style:paragraph-properties fo:text-align="center"/>
      <style:text-properties fo:color="#666666" style:font-name="Arial" fo:font-size="8pt" fo:font-style="normal" fo:font-weight="normal" style:font-size-asian="8pt" style:font-style-asian="italic" style:font-size-complex="8pt" style:font-style-complex="italic"/>
    </style:style>
    <style:style style:name="ce95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/>
      <style:text-properties fo:color="#666666" style:font-name="Arial" fo:font-size="8pt" style:font-size-asian="8pt" style:font-style-asian="italic" style:font-size-complex="8pt" style:font-style-complex="italic"/>
    </style:style>
    <style:style style:name="ce112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/>
      <style:text-properties style:font-name="Arial" fo:font-weight="bold" style:font-weight-asian="bold" style:font-weight-complex="bold"/>
    </style:style>
    <style:style style:name="ce12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/>
      <style:text-properties style:font-name="Atlanta" fo:font-size="8pt" style:font-size-asian="8pt" style:font-size-complex="8pt"/>
    </style:style>
    <style:style style:name="ce114" style:family="table-cell" style:parent-style-name="Default" style:data-style-name="N156">
      <style:table-cell-properties style:cell-protect="protected formula-hidden" style:print-content="true" style:text-align-source="fix" style:repeat-content="false" fo:border="0.99pt solid #9caccf"/>
      <style:paragraph-properties fo:text-align="center"/>
      <style:text-properties style:font-name="Arial" fo:font-size="9pt" fo:font-weight="bold" style:font-weight-asian="bold" style:font-weight-complex="bold"/>
    </style:style>
    <style:style style:name="ce115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.111in"/>
      <style:text-properties style:font-name="Arial" fo:font-weight="bold" style:font-weight-asian="bold" style:font-weight-complex="bold"/>
    </style:style>
    <style:style style:name="ce97" style:family="table-cell" style:parent-style-name="Default" style:data-style-name="N43">
      <style:table-cell-properties style:cell-protect="protected formula-hidden" style:print-content="true" style:text-align-source="fix" style:repeat-content="false" style:vertical-align="middle"/>
      <style:paragraph-properties fo:text-align="center"/>
      <style:text-properties style:font-name="Arial2" fo:font-size="8pt"/>
    </style:style>
    <style:style style:name="ce12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/>
      <style:text-properties style:font-name="Arial2" fo:font-size="8pt"/>
    </style:style>
    <style:style style:name="gr1" style:family="graphic">
      <style:graphic-properties svg:stroke-width="0in" svg:stroke-color="#333333" draw:marker-start-width="0.1in" draw:marker-end-width="0.1in" draw:fill="solid" draw:fill-color="#cccccc" draw:textarea-horizontal-align="justify" draw:textarea-vertical-align="middle" draw:auto-grow-height="false" fo:min-height="2.9539in" fo:min-width="1.237in" fo:padding-top="0in" fo:padding-bottom="0in" fo:padding-left="0in" fo:padding-right="0in"/>
    </style:style>
    <style:style style:name="gr2" style:family="graphic">
      <style:graphic-properties svg:stroke-width="0.0138in" svg:stroke-color="#eeeeee" draw:marker-start-width="0.1264in" draw:marker-end-width="0.1264in" draw:fill="solid" draw:fill-color="#999999" draw:textarea-horizontal-align="justify" draw:textarea-vertical-align="middle" draw:auto-grow-height="false" fo:min-height="0.3043in" fo:min-width="0.8929in" fo:padding-top="0.0071in" fo:padding-bottom="0.0071in" fo:padding-left="0.0071in" fo:padding-right="0.0071in" draw:shadow="visible" draw:shadow-offset-x="0.0201in" draw:shadow-offset-y="0.0201in" draw:shadow-color="#808080"/>
      <style:paragraph-properties style:writing-mode="lr-tb"/>
    </style:style>
    <style:style style:name="gr3" style:family="graphic">
      <style:graphic-properties svg:stroke-width="0.0138in" svg:stroke-color="#eeeeee" draw:marker-start-width="0.1264in" draw:marker-end-width="0.1264in" draw:fill="solid" draw:fill-color="#9caccf" draw:textarea-horizontal-align="justify" draw:textarea-vertical-align="middle" draw:auto-grow-height="false" fo:min-height="0.2953in" fo:min-width="0.8862in" fo:padding-top="0.0071in" fo:padding-bottom="0.0071in" fo:padding-left="0.0071in" fo:padding-right="0.0071in" draw:shadow="visible" draw:shadow-offset-x="0.0201in" draw:shadow-offset-y="0.0201in" draw:shadow-color="#808080"/>
      <style:paragraph-properties style:writing-mode="lr-tb"/>
    </style:style>
    <style:style style:name="gr4" style:family="graphic">
      <style:graphic-properties svg:stroke-width="0.0138in" svg:stroke-color="#eeeeee" draw:marker-start-width="0.1264in" draw:marker-end-width="0.1264in" draw:fill="solid" draw:fill-color="#e36b51" draw:textarea-horizontal-align="justify" draw:textarea-vertical-align="middle" draw:auto-grow-height="false" fo:min-height="0.287in" fo:min-width="0.9083in" fo:padding-top="0.0071in" fo:padding-bottom="0.0071in" fo:padding-left="0.0071in" fo:padding-right="0.0071in" draw:shadow="visible" draw:shadow-offset-x="0.0201in" draw:shadow-offset-y="0.0201in" draw:shadow-color="#808080"/>
      <style:paragraph-properties style:writing-mode="lr-tb"/>
    </style:style>
    <style:style style:name="gr5" style:family="graphic">
      <style:graphic-properties svg:stroke-width="0.0138in" svg:stroke-color="#eeeeee" draw:marker-start-width="0.1307in" draw:marker-end-width="0.1307in" draw:fill="solid" draw:fill-color="#5983b0" draw:textarea-horizontal-align="center" draw:textarea-vertical-align="middle" draw:auto-grow-height="false" fo:min-height="0.2512in" fo:min-width="0.6693in" fo:padding-top="0.0071in" fo:padding-bottom="0.0071in" fo:padding-left="0.0071in" fo:padding-right="0.0071in" draw:shadow="visible" draw:shadow-offset-x="0.0201in" draw:shadow-offset-y="0.0201in" draw:shadow-color="#999999"/>
      <style:paragraph-properties style:writing-mode="lr-tb"/>
    </style:style>
    <style:style style:name="gr6" style:family="graphic">
      <style:graphic-properties svg:stroke-width="0.0138in" svg:stroke-color="#eeeeee" draw:marker-start-width="0.1264in" draw:marker-end-width="0.1264in" draw:fill="solid" draw:fill-color="#81b6aa" draw:textarea-horizontal-align="justify" draw:textarea-vertical-align="middle" draw:auto-grow-height="false" fo:min-height="0.3224in" fo:min-width="0.9118in" fo:padding-top="0.0071in" fo:padding-bottom="0.0071in" fo:padding-left="0.0071in" fo:padding-right="0.0071in" draw:shadow="visible" draw:shadow-offset-x="0.0201in" draw:shadow-offset-y="0.0201in" draw:shadow-color="#808080"/>
      <style:paragraph-properties style:writing-mode="lr-tb"/>
    </style:style>
    <style:style style:name="gr7" style:family="graphic">
      <style:graphic-properties svg:stroke-width="0.0138in" svg:stroke-color="#eeeeee" draw:marker-start-width="0.1264in" draw:marker-end-width="0.1264in" draw:fill="solid" draw:fill-color="#79849d" draw:textarea-horizontal-align="justify" draw:textarea-vertical-align="top" draw:auto-grow-height="false" fo:min-height="0.5551in" fo:min-width="0.8787in" fo:padding-top="0.0071in" fo:padding-bottom="0.0071in" fo:padding-left="0.0071in" fo:padding-right="0.0071in" draw:shadow="visible" draw:shadow-offset-x="0.0138in" draw:shadow-offset-y="0.0138in" draw:shadow-color="#808080"/>
      <style:paragraph-properties style:writing-mode="lr-tb"/>
    </style:style>
    <style:style style:name="gr8" style:family="graphic">
      <style:graphic-properties svg:stroke-width="0.0138in" svg:stroke-color="#ffffff" draw:marker-start-width="0.1209in" draw:marker-end-width="0.1209in" draw:fill="solid" draw:fill-color="#cccccc" draw:textarea-horizontal-align="justify" draw:textarea-vertical-align="middle" draw:auto-grow-height="false" fo:min-height="0.1693in" fo:min-width="0.2953in" fo:padding-top="0.0067in" fo:padding-bottom="0.0067in" fo:padding-left="0.0067in" fo:padding-right="0.0067in" draw:shadow="visible" draw:shadow-offset-x="0.0138in" draw:shadow-offset-y="0.0138in" draw:shadow-color="#666666"/>
      <style:paragraph-properties style:writing-mode="lr-tb"/>
    </style:style>
    <style:style style:name="gr9" style:family="graphic">
      <style:graphic-properties svg:stroke-width="0.0138in" svg:stroke-color="#ffffff" draw:marker-start-width="0.1209in" draw:marker-end-width="0.1209in" draw:fill="solid" draw:fill-color="#cccccc" draw:textarea-horizontal-align="justify" draw:textarea-vertical-align="middle" draw:auto-grow-height="false" fo:min-height="0.1701in" fo:min-width="0.2921in" fo:padding-top="0.0067in" fo:padding-bottom="0.0067in" fo:padding-left="0.0067in" fo:padding-right="0.0067in" draw:shadow="visible" draw:shadow-offset-x="0.0138in" draw:shadow-offset-y="0.0138in" draw:shadow-color="#666666"/>
      <style:paragraph-properties style:writing-mode="lr-tb"/>
    </style:style>
    <style:style style:name="gr10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11" style:family="graphic">
      <style:graphic-properties svg:stroke-width="0.0201in" svg:stroke-color="#eeeeee" draw:marker-start-width="0.1354in" draw:marker-end-width="0.1354in" draw:fill="solid" draw:fill-color="#9caccf" draw:gradient-step-count="88" draw:textarea-horizontal-align="justify" draw:textarea-vertical-align="middle" draw:auto-grow-height="false" fo:min-height="0.3512in" fo:min-width="0.7386in" fo:padding-top="0.0102in" fo:padding-bottom="0.0102in" fo:padding-left="0.0102in" fo:padding-right="0.0102in" draw:shadow="visible" draw:shadow-offset-x="0.0138in" draw:shadow-offset-y="0.0138in" draw:shadow-color="#808080"/>
      <style:paragraph-properties style:writing-mode="lr-tb"/>
    </style:style>
    <style:style style:name="gr12" style:family="graphic">
      <style:graphic-properties svg:stroke-width="0.0201in" svg:stroke-color="#eeeeee" draw:marker-start-width="0.1354in" draw:marker-end-width="0.1354in" draw:fill="solid" draw:fill-color="#9caccf" draw:gradient-step-count="88" draw:textarea-horizontal-align="justify" draw:textarea-vertical-align="middle" draw:auto-grow-height="false" fo:min-height="0.3189in" fo:min-width="0.6606in" fo:padding-top="0.0102in" fo:padding-bottom="0.0102in" fo:padding-left="0.0102in" fo:padding-right="0.0102in" draw:shadow="visible" draw:shadow-offset-x="0.0138in" draw:shadow-offset-y="0.0138in" draw:shadow-color="#808080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12.7437in"/>
      <style:paragraph-properties style:writing-mode="lr-tb"/>
    </style:style>
    <style:style style:name="gr14" style:family="graphic">
      <style:graphic-properties svg:stroke-width="0.0201in" svg:stroke-color="#eeeeee" draw:marker-start-width="0.1354in" draw:marker-end-width="0.1354in" draw:fill="solid" draw:fill-color="#9caccf" draw:gradient-step-count="88" draw:textarea-horizontal-align="justify" draw:textarea-vertical-align="middle" draw:auto-grow-height="false" fo:min-height="0.289in" fo:min-width="0.6303in" fo:padding-top="0.0102in" fo:padding-bottom="0.0102in" fo:padding-left="0.0102in" fo:padding-right="0.0102in" draw:shadow="visible" draw:shadow-offset-x="0.0138in" draw:shadow-offset-y="0.0138in" draw:shadow-color="#808080"/>
      <style:paragraph-properties style:writing-mode="lr-tb"/>
    </style:style>
    <style:style style:name="P1" style:family="paragraph">
      <loext:graphic-properties draw:fill="solid" draw:fill-color="#ccccc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999999"/>
      <style:paragraph-properties fo:text-align="center"/>
      <style:text-properties fo:color="#ffffff" loext:opacity="100%" style:font-name="Arial1" fo:font-size="7pt" fo:font-weight="bold"/>
    </style:style>
    <style:style style:name="P4" style:family="paragraph">
      <loext:graphic-properties draw:fill="solid" draw:fill-color="#9caccf"/>
      <style:paragraph-properties fo:text-align="center"/>
      <style:text-properties fo:color="#ffffff" loext:opacity="100%" style:font-name="Arial1" fo:font-size="7pt" fo:font-weight="bold"/>
    </style:style>
    <style:style style:name="P5" style:family="paragraph">
      <loext:graphic-properties draw:fill="solid" draw:fill-color="#e36b51"/>
      <style:paragraph-properties fo:text-align="center"/>
      <style:text-properties fo:color="#ffffff" loext:opacity="100%" style:font-name="Arial1" fo:font-size="7pt" fo:font-weight="bold"/>
    </style:style>
    <style:style style:name="P6" style:family="paragraph">
      <style:paragraph-properties fo:margin-left="0in" fo:margin-right="0in" fo:text-align="center" fo:text-indent="0in">
        <style:tab-stops/>
      </style:paragraph-properties>
    </style:style>
    <style:style style:name="P7" style:family="paragraph">
      <loext:graphic-properties draw:fill="solid" draw:fill-color="#5983b0"/>
      <style:paragraph-properties fo:margin-left="0in" fo:margin-right="0in" fo:text-align="center" fo:text-indent="0in">
        <style:tab-stops/>
      </style:paragraph-properties>
      <style:text-properties fo:color="#ffffff" loext:opacity="100%" style:text-position="0% 100%" style:font-name="Arial1" fo:font-size="8pt" fo:font-style="normal" fo:font-weight="bold"/>
    </style:style>
    <style:style style:name="P8" style:family="paragraph">
      <loext:graphic-properties draw:fill="solid" draw:fill-color="#81b6aa"/>
      <style:paragraph-properties fo:text-align="center"/>
      <style:text-properties fo:color="#ffffff" loext:opacity="100%" style:font-name="Arial1" fo:font-size="7pt" fo:font-weight="bold"/>
    </style:style>
    <style:style style:name="P9" style:family="paragraph">
      <loext:graphic-properties draw:fill="solid" draw:fill-color="#79849d"/>
      <style:paragraph-properties fo:text-align="center"/>
      <style:text-properties fo:color="#ffffff" loext:opacity="100%" style:font-name="Arial1" fo:font-size="8pt" fo:font-weight="bold"/>
    </style:style>
    <style:style style:name="P10" style:family="paragraph">
      <loext:graphic-properties draw:fill="solid" draw:fill-color="#cccccc"/>
      <style:paragraph-properties fo:text-align="center"/>
      <style:text-properties fo:font-size="12pt"/>
    </style:style>
    <style:style style:name="P11" style:family="paragraph">
      <loext:graphic-properties draw:fill="solid" draw:fill-color="#cccccc"/>
      <style:paragraph-properties fo:text-align="center"/>
      <style:text-properties fo:color="#000000" loext:opacity="100%" fo:font-size="12pt" style:font-relief="embossed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solid" draw:fill-color="#9caccf" draw:gradient-step-count="88"/>
      <style:paragraph-properties fo:text-align="center"/>
      <style:text-properties fo:color="#ffffff" loext:opacity="100%" style:font-name="Arial1" fo:font-size="8pt" fo:font-weight="bold"/>
    </style:style>
    <style:style style:name="P14" style:family="paragraph">
      <style:paragraph-properties style:text-autospace="none" style:writing-mode="lr-tb"/>
    </style:style>
    <style:style style:name="P15" style:family="paragraph">
      <loext:graphic-properties draw:fill="none" draw:fill-color="#ffffff"/>
      <style:paragraph-properties style:text-autospace="none" style:writing-mode="lr-tb"/>
      <style:text-properties fo:color="#000000" loext:opacity="100%" fo:font-family="Arial" fo:font-size="12pt" fo:language="en" fo:country="US" fo:font-weight="bold" style:font-size-asian="11pt" style:font-weight-asian="bold" style:font-size-complex="11pt" style:font-weight-complex="bold"/>
    </style:style>
    <style:style style:name="T1" style:family="text">
      <style:text-properties fo:color="#ffffff" loext:opacity="100%" style:font-name="Arial1" fo:font-size="7pt" fo:font-weight="bold"/>
    </style:style>
    <style:style style:name="T2" style:family="text">
      <style:text-properties fo:color="#ffffff" loext:opacity="100%" style:text-position="0% 100%" style:font-name="Arial1" fo:font-size="7pt" fo:font-style="normal" fo:font-weight="bold"/>
    </style:style>
    <style:style style:name="T3" style:family="text">
      <style:text-properties fo:color="#ffffff" loext:opacity="100%" style:font-name="Arial1" fo:font-size="8pt" fo:font-weight="bold"/>
    </style:style>
    <style:style style:name="T4" style:family="text">
      <style:text-properties fo:color="#ffffff" loext:opacity="100%" style:font-name="Arial1" fo:font-size="12pt" fo:text-shadow="1pt 1pt" fo:font-weight="bold" style:font-relief="none" style:text-overline-style="none" style:text-overline-color="#808080"/>
    </style:style>
    <style:style style:name="T5" style:family="text">
      <style:text-properties fo:color="#ffffff" loext:opacity="100%" style:text-outline="false" style:font-name="Arial1" fo:font-size="12pt" fo:text-shadow="1pt 1pt" fo:font-weight="bold" style:font-relief="embossed" style:text-overline-style="none" style:text-overline-color="#808080"/>
    </style:style>
    <style:style style:name="T6" style:family="text">
      <style:text-properties fo:color="#ffffff" loext:opacity="100%" style:font-name="Arial1" fo:font-size="9pt" fo:font-weight="bold"/>
    </style:style>
    <style:style style:name="T7" style:family="text">
      <style:text-properties fo:color="#000000" loext:opacity="100%" fo:font-family="Arial" fo:font-size="12pt" fo:language="en" fo:country="US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8" style:family="text">
      <style:text-properties fo:color="#000000" loext:opacity="100%" fo:font-family="Arial" fo:font-size="12pt" fo:language="en" fo:country="US" fo:font-weight="bold" style:font-size-asian="11pt" style:font-weight-asian="bold" style:font-size-complex="11pt" style:font-weight-complex="bold"/>
    </style:style>
    <style:style style:name="T9" style:family="text">
      <style:text-properties fo:color="#000000" loext:opacity="100%" style:font-name="Arial" fo:font-size="10pt" fo:language="en" fo:country="US" fo:font-weight="bold" style:font-size-asian="10pt" style:font-weight-asian="bold" style:font-size-complex="10pt" style:font-weight-complex="bold"/>
    </style:style>
    <style:style style:name="T10" style:family="text">
      <style:text-properties fo:color="#000000" loext:opacity="100%" style:font-name="Arial" fo:font-size="11pt" fo:language="en" fo:country="US" style:text-underline-style="solid" style:text-underline-width="bold" style:text-underline-color="font-color" fo:font-weight="bold" style:font-size-asian="10pt" style:font-weight-asian="bold" style:font-size-complex="10pt" style:font-weight-complex="bold"/>
    </style:style>
    <style:style style:name="T11" style:family="text">
      <style:text-properties fo:color="#000000" loext:opacity="100%" style:font-name="Arial" fo:font-size="11pt" fo:language="en" fo:country="US" style:text-underline-style="none" fo:font-weight="bold" style:font-size-asian="10pt" style:font-weight-asian="bold" style:font-size-complex="10pt" style:font-weight-complex="bold"/>
    </style:style>
    <style:style style:name="T12" style:family="text">
      <style:text-properties fo:color="#000000" loext:opacity="100%" fo:font-family="Arial" fo:font-size="11pt" fo:language="en" fo:country="US" fo:font-weight="bold" style:font-size-asian="11pt" style:font-weight-asian="bold" style:font-size-complex="11pt" style:font-weight-complex="bold"/>
    </style:style>
    <style:style style:name="T13" style:family="text">
      <style:text-properties fo:color="#000000" loext:opacity="100%" fo:font-family="Arial" fo:font-size="10pt" fo:language="en" fo:country="US" fo:font-weight="bold" style:font-size-asian="11pt" style:font-weight-asian="bold" style:font-size-complex="11pt" style:font-weight-complex="bold"/>
    </style:style>
    <style:style style:name="T14" style:family="text">
      <style:text-properties fo:color="#000000" loext:opacity="100%" style:font-name="Arial1" fo:font-size="10pt" fo:language="en" fo:country="US" fo:font-weight="bold" style:font-family-asian="Calibri" style:font-size-asian="11pt" style:font-weight-asian="bold" style:font-family-complex="Calibri" style:font-size-complex="11pt" style:font-weight-complex="bold"/>
    </style:style>
    <style:style style:name="T15" style:family="text">
      <style:text-properties fo:color="#000000" loext:opacity="100%" fo:font-family="Arial" fo:font-size="11pt" fo:language="en" fo:country="US" fo:font-weight="bold" style:font-size-asian="11pt" style:font-weight-asian="bold" style:font-family-complex="Arial" style:font-size-complex="10pt" style:font-weight-complex="bold"/>
    </style:style>
    <style:style style:name="T16" style:family="text">
      <style:text-properties fo:color="#000000" loext:opacity="100%" fo:font-family="Arial" fo:font-size="10pt" fo:language="en" fo:country="US" fo:font-weight="bold" style:font-size-asian="11pt" style:font-weight-asian="bold" style:font-family-complex="Arial" style:font-size-complex="10pt" style:font-weight-complex="bold"/>
    </style:style>
    <style:style style:name="T17" style:family="text">
      <style:text-properties fo:color="#000000" loext:opacity="100%" fo:font-family="Calibri" fo:font-size="11pt" fo:language="en" fo:country="US" fo:font-weight="bold" style:font-family-asian="Calibri" style:font-size-asian="11pt" style:font-weight-asian="bold" style:font-family-complex="Calibri" style:font-size-complex="11pt" style:font-weight-complex="bold"/>
    </style:style>
    <style:style style:name="T18" style:family="text">
      <style:text-properties fo:color="#000000" loext:opacity="100%" style:font-name="Arial1" fo:font-size="10pt" fo:language="en" fo:country="US" fo:font-style="normal" fo:font-weight="bold" style:font-family-asian="Calibri" style:font-size-asian="11pt" style:font-weight-asian="bold" style:font-family-complex="Calibri" style:font-size-complex="11pt" style:font-weight-complex="bold"/>
    </style:style>
    <style:style style:name="T19" style:family="text">
      <style:text-properties fo:color="#000000" loext:opacity="100%" style:font-name="Arial1" fo:font-size="10pt" fo:language="en" fo:country="US" fo:font-style="normal" fo:font-weight="bold" style:font-size-asian="11pt" style:font-weight-asian="bold" style:font-family-complex="Arial" style:font-size-complex="10pt" style:font-weight-complex="bold"/>
    </style:style>
    <style:style style:name="T20" style:family="text">
      <style:text-properties fo:color="#000000" loext:opacity="100%" style:font-name="Arial1" fo:font-size="10pt" fo:language="en" fo:country="US" fo:font-style="normal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21" style:family="text">
      <style:text-properties fo:color="#000000" loext:opacity="100%" style:font-name="Arial1" fo:font-size="10pt" fo:language="en" fo:country="US" fo:font-style="normal" fo:font-weight="bold" style:font-size-asian="11pt" style:font-weight-asian="bold" style:font-size-complex="11pt" style:font-weight-complex="bold"/>
    </style:style>
    <style:style style:name="T22" style:family="text">
      <style:text-properties fo:color="#000000" loext:opacity="100%" style:font-name="Arial1" fo:font-size="10pt" fo:language="en" fo:country="US" fo:font-style="normal" fo:font-weight="bold" style:font-family-asian="Calibri" style:font-size-asian="10pt" style:font-weight-asian="bold" style:font-family-complex="Calibri" style:font-size-complex="10pt" style:font-weight-complex="bold"/>
    </style:style>
    <style:style style:name="T23" style:family="text">
      <style:text-properties fo:color="#000000" loext:opacity="100%" fo:font-family="Arial" fo:font-size="10pt" fo:language="en" fo:country="US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24" style:family="text">
      <style:text-properties fo:color="#ffffff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font-weight="bold" fo:font-style="normal" style:font-size-asian="10pt" style:font-size-complex="10pt"/>
    </style:style>
    <style:style style:name="T26" style:family="text">
      <style:text-properties fo:font-weight="bold" fo:font-style="normal" style:font-size-asian="10pt" style:font-size-complex="10pt" style:font-name-asian="Arial" style:font-name-complex="Arial" style:font-weight-asian="bold" style:font-weight-complex="bold"/>
    </style:style>
    <style:style style:name="T27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ri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fo:font-size="12pt" style:font-name-asian="Arial"/>
    </style:style>
    <style:style style:name="T29" style:family="text">
      <style:text-properties style:font-name="Arial" fo:font-size="12pt" style:font-name-asian="Arial" style:font-name-complex="Arial" style:font-size-asian="10pt" style:font-size-complex="10pt"/>
    </style:style>
  </office:automatic-styles>
  <office:body>
    <office:spreadsheet table:structure-protected="true" table:protection-key="ZE/b5Wttq2qBCXJP/cu793TBe1g=" table:protection-key-digest-algorithm="http://www.w3.org/2000/09/xmldsig#sha1">
      <table:calculation-settings table:automatic-find-labels="false">
        <table:iteration table:status="enable"/>
      </table:calculation-settings>
      <table:table table:name="Sheet1" table:style-name="ta1" table:protected="true" table:protection-key="ZE/b5Wttq2qBCXJP/cu793TBe1g=" table:protection-key-digest-algorithm="http://www.w3.org/2000/09/xmldsig#sha1">
        <loext:table-protection loext:select-unprotected-cells="true"/>
        <table:shapes>
          <draw:custom-shape draw:z-index="0" draw:style-name="gr1" draw:text-style-name="P1" svg:width="1.274in" svg:height="2.9909in" svg:x="13.472in" svg:y="1.5071in">
            <text:p/>
            <draw:enhanced-geometry svg:viewBox="0 0 21600 21600" draw:path-stretchpoint-x="10800" draw:path-stretchpoint-y="10800" draw:text-areas="?f3 ?f4 ?f5 ?f6" draw:type="round-rectangle" draw:modifiers="1090.9090909090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style-name="gr2" draw:text-style-name="P3" svg:width="0.9409in" svg:height="0.3524in" svg:x="13.6346in" svg:y="2.2122in">
            <office:event-listeners>
              <script:event-listener script:language="ooo:script" script:event-name="dom:click" xlink:href="vnd.sun.star.script:LibraryTT.Module1.ClearAnInput?language=Basic&amp;location=document" xlink:type="simple"/>
            </office:event-listeners>
            <text:p text:style-name="P2"><text:span text:style-name="T1">Clear an Inpu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style-name="gr3" draw:text-style-name="P4" svg:width="0.9335in" svg:height="0.3425in" svg:x="13.6343in" svg:y="3.472in">
            <office:event-listeners>
              <script:event-listener script:language="ooo:script" script:event-name="dom:click" xlink:href="vnd.sun.star.script:LibraryTT.Module1.EndOfDay?language=Basic&amp;location=document" xlink:type="simple"/>
            </office:event-listeners>
            <text:p text:style-name="P2"><text:span text:style-name="T1">End of Day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style-name="gr4" draw:text-style-name="P5" svg:width="0.9547in" svg:height="0.3335in" svg:x="13.6374in" svg:y="3.985in">
            <office:event-listeners>
              <script:event-listener script:language="ooo:script" script:event-name="dom:click" xlink:href="vnd.sun.star.script:LibraryTT.Module1.ClearInputs?language=Basic&amp;location=document" xlink:type="simple"/>
            </office:event-listeners>
            <text:p text:style-name="P2"><text:span text:style-name="T1">Clear all </text:span><text:span text:style-name="T1">Input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style-name="gr5" draw:text-style-name="P7" svg:width="0.6831in" svg:height="0.3409in" svg:x="13.7047in" svg:y="0.7402in">
            <office:event-listeners>
              <script:event-listener script:language="ooo:script" script:event-name="dom:click" xlink:href="vnd.sun.star.script:LibraryTT.Module1.GoToHelp?language=Basic&amp;location=document" xlink:type="simple"/>
            </office:event-listeners>
            <text:p text:style-name="P6"><text:span text:style-name="T2"/></text:p>
            <text:p text:style-name="P6"><text:span text:style-name="T2">Instruction</text:span></text:p>
            <text:p text:style-name="P6"><text:span text:style-name="T2">Sheet</text:span></text:p>
            <draw:enhanced-geometry svg:viewBox="0 0 21600 21600" draw:glue-points="10800 0 0 10800 10800 21600 21600 10800" draw:text-areas="0 0 21600 ?f11" draw:type="paper" draw:modifiers="16476.9933976638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z-index="5" draw:style-name="gr6" draw:text-style-name="P8" svg:width="0.9622in" svg:height="0.3728in" svg:x="13.6134in" svg:y="1.6866in">
            <office:event-listeners>
              <script:event-listener script:language="ooo:script" script:event-name="dom:click" xlink:href="vnd.sun.star.script:LibraryTT.Module1.InsertTimeThenRight?language=Basic&amp;location=document" xlink:type="simple"/>
            </office:event-listeners>
            <text:p text:style-name="P2"><text:span text:style-name="T1">Insert Tim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6" draw:style-name="gr7" draw:text-style-name="P9" svg:width="0.9543in" svg:height="0.6307in" svg:x="13.6295in" svg:y="2.6988in">
            <text:p text:style-name="P2"><text:span text:style-name="T1">Shift an Input</text:span></text:p>
            <text:p text:style-name="P2"><text:span text:style-name="T1">5 Minutes</text:span></text:p>
            <text:p text:style-name="P2"><text:span text:style-name="T3"/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7" draw:style-name="gr8" draw:text-style-name="P10" svg:width="0.3283in" svg:height="0.2024in" svg:x="14.1587in" svg:y="3.0315in">
            <office:event-listeners>
              <script:event-listener script:language="ooo:script" script:event-name="dom:click" xlink:href="vnd.sun.star.script:LibraryTT.Module1.Add5Min?language=Basic&amp;location=document" xlink:type="simple"/>
            </office:event-listeners>
            <text:p text:style-name="P2"><text:span text:style-name="T4">+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8" draw:style-name="gr9" draw:text-style-name="P11" svg:width="0.3252in" svg:height="0.2031in" svg:x="13.735in" svg:y="3.0327in">
            <office:event-listeners>
              <script:event-listener script:language="ooo:script" script:event-name="dom:click" xlink:href="vnd.sun.star.script:LibraryTT.Module1.Subtract5Min?language=Basic&amp;location=document" xlink:type="simple"/>
            </office:event-listeners>
            <text:p text:style-name="P2"><text:span text:style-name="T5">-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z-index="9" draw:name="Image 1" draw:style-name="gr10" draw:text-style-name="P12" svg:width="1.0815in" svg:height="0.45in" svg:x="13.565in" svg:y="4.8154in">
            <draw:image>
              <text:p/>
            </draw:image>
            <office:event-listeners>
              <script:event-listener script:language="ooo:script" script:event-name="dom:click" xlink:href="vnd.sun.star.script:LibraryTT.Module1.VisitWebsite?language=Basic&amp;location=document" xlink:type="simple"/>
            </office:event-listeners>
          </draw:frame>
        </table:shapes>
        <table:table-column table:style-name="co1" table:default-cell-style-name="ce22"/>
        <table:table-column table:style-name="co2" table:number-columns-repeated="2" table:default-cell-style-name="ce22"/>
        <table:table-column table:style-name="co3" table:default-cell-style-name="ce22"/>
        <table:table-column table:style-name="co1" table:default-cell-style-name="ce22"/>
        <table:table-column table:style-name="co2" table:number-columns-repeated="2" table:default-cell-style-name="ce22"/>
        <table:table-column table:style-name="co3" table:default-cell-style-name="ce22"/>
        <table:table-column table:style-name="co1" table:default-cell-style-name="ce22"/>
        <table:table-column table:style-name="co2" table:number-columns-repeated="2" table:default-cell-style-name="ce22"/>
        <table:table-column table:style-name="co3" table:default-cell-style-name="ce22"/>
        <table:table-column table:style-name="co1" table:default-cell-style-name="ce22"/>
        <table:table-column table:style-name="co2" table:number-columns-repeated="2" table:default-cell-style-name="ce22"/>
        <table:table-column table:style-name="co3" table:default-cell-style-name="ce22"/>
        <table:table-column table:style-name="co4" table:number-columns-repeated="2" table:default-cell-style-name="ce22"/>
        <table:table-column table:style-name="co5" table:number-columns-repeated="1006" table:default-cell-style-name="ce22"/>
        <table:table-row table:style-name="ro1">
          <table:table-cell table:style-name="ce2" office:value-type="string" calcext:value-type="string" table:number-columns-spanned="3" table:number-rows-spanned="2">
            <text:p>User Label 1</text:p>
          </table:table-cell>
          <table:covered-table-cell table:style-name="ce20"/>
          <table:covered-table-cell table:style-name="ce31"/>
          <table:table-cell table:style-name="ce155"/>
          <table:table-cell table:style-name="ce2" office:value-type="string" calcext:value-type="string" table:number-columns-spanned="3" table:number-rows-spanned="2">
            <text:p><text:span text:style-name="T24">User Label</text:span> 2</text:p>
          </table:table-cell>
          <table:covered-table-cell table:style-name="ce20"/>
          <table:covered-table-cell table:style-name="ce31"/>
          <table:table-cell table:style-name="ce155"/>
          <table:table-cell table:style-name="ce2" office:value-type="string" calcext:value-type="string" table:number-columns-spanned="3" table:number-rows-spanned="2">
            <text:p><text:span text:style-name="T24">User Label</text:span> 3</text:p>
          </table:table-cell>
          <table:covered-table-cell table:style-name="ce20"/>
          <table:covered-table-cell table:style-name="ce31"/>
          <table:table-cell/>
          <table:table-cell table:style-name="ce2" office:value-type="string" calcext:value-type="string" table:number-columns-spanned="3" table:number-rows-spanned="2">
            <text:p><text:span text:style-name="T24">User Label</text:span> 4</text:p>
          </table:table-cell>
          <table:covered-table-cell table:style-name="ce20"/>
          <table:covered-table-cell table:style-name="ce31"/>
          <table:table-cell table:number-columns-repeated="1009"/>
        </table:table-row>
        <table:table-row table:style-name="ro1">
          <table:covered-table-cell table:style-name="ce4"/>
          <table:covered-table-cell table:style-name="ce21"/>
          <table:covered-table-cell table:style-name="ce32"/>
          <table:table-cell table:style-name="ce155"/>
          <table:covered-table-cell table:style-name="ce4"/>
          <table:covered-table-cell table:style-name="ce21"/>
          <table:covered-table-cell table:style-name="ce32"/>
          <table:table-cell table:style-name="ce155"/>
          <table:covered-table-cell table:style-name="ce4"/>
          <table:covered-table-cell table:style-name="ce21"/>
          <table:covered-table-cell table:style-name="ce32"/>
          <table:table-cell/>
          <table:covered-table-cell table:style-name="ce4"/>
          <table:covered-table-cell table:style-name="ce21"/>
          <table:covered-table-cell table:style-name="ce32"/>
          <table:table-cell table:number-columns-repeated="1009"/>
        </table:table-row>
        <table:table-row table:style-name="ro1">
          <table:table-cell table:style-name="ce5" office:value-type="string" calcext:value-type="string" table:number-columns-spanned="1" table:number-rows-spanned="2">
            <text:p>Start</text:p>
          </table:table-cell>
          <table:table-cell table:style-name="ce16" office:value-type="string" calcext:value-type="string" table:number-columns-spanned="1" table:number-rows-spanned="2">
            <text:p>Stop</text:p>
          </table:table-cell>
          <table:table-cell table:style-name="ce33" office:value-type="string" calcext:value-type="string" table:number-columns-spanned="1" table:number-rows-spanned="2">
            <text:p>Total</text:p>
          </table:table-cell>
          <table:table-cell table:style-name="ce155"/>
          <table:table-cell table:style-name="ce5" office:value-type="string" calcext:value-type="string" table:number-columns-spanned="1" table:number-rows-spanned="2">
            <text:p>Start</text:p>
          </table:table-cell>
          <table:table-cell table:style-name="ce16" office:value-type="string" calcext:value-type="string" table:number-columns-spanned="1" table:number-rows-spanned="2">
            <text:p>Stop</text:p>
          </table:table-cell>
          <table:table-cell table:style-name="ce33" office:value-type="string" calcext:value-type="string" table:number-columns-spanned="1" table:number-rows-spanned="2">
            <text:p>Total</text:p>
          </table:table-cell>
          <table:table-cell table:style-name="ce155"/>
          <table:table-cell table:style-name="ce5" office:value-type="string" calcext:value-type="string" table:number-columns-spanned="1" table:number-rows-spanned="2">
            <text:p>Start</text:p>
          </table:table-cell>
          <table:table-cell table:style-name="ce16" office:value-type="string" calcext:value-type="string" table:number-columns-spanned="1" table:number-rows-spanned="2">
            <text:p>Stop</text:p>
          </table:table-cell>
          <table:table-cell table:style-name="ce33" office:value-type="string" calcext:value-type="string" table:number-columns-spanned="1" table:number-rows-spanned="2">
            <text:p>Total</text:p>
          </table:table-cell>
          <table:table-cell/>
          <table:table-cell table:style-name="ce5" office:value-type="string" calcext:value-type="string" table:number-columns-spanned="1" table:number-rows-spanned="2">
            <text:p>Start</text:p>
          </table:table-cell>
          <table:table-cell table:style-name="ce16" office:value-type="string" calcext:value-type="string" table:number-columns-spanned="1" table:number-rows-spanned="2">
            <text:p>Stop</text:p>
          </table:table-cell>
          <table:table-cell table:style-name="ce33" office:value-type="string" calcext:value-type="string" table:number-columns-spanned="1" table:number-rows-spanned="2">
            <text:p>Total</text:p>
          </table:table-cell>
          <table:table-cell table:number-columns-repeated="1009"/>
        </table:table-row>
        <table:table-row table:style-name="ro1">
          <table:covered-table-cell table:style-name="ce6"/>
          <table:covered-table-cell table:style-name="ce18"/>
          <table:covered-table-cell table:style-name="ce34"/>
          <table:table-cell table:style-name="ce155"/>
          <table:covered-table-cell table:style-name="ce6"/>
          <table:covered-table-cell table:style-name="ce18"/>
          <table:covered-table-cell table:style-name="ce34"/>
          <table:table-cell table:style-name="ce155"/>
          <table:covered-table-cell table:style-name="ce6"/>
          <table:covered-table-cell table:style-name="ce18"/>
          <table:covered-table-cell table:style-name="ce34"/>
          <table:table-cell/>
          <table:covered-table-cell table:style-name="ce6"/>
          <table:covered-table-cell table:style-name="ce18"/>
          <table:covered-table-cell table:style-name="ce34"/>
          <table:table-cell table:number-columns-repeated="1009"/>
        </table:table-row>
        <table:table-row table:style-name="ro1">
          <table:table-cell table:style-name="ce8"/>
          <table:table-cell table:style-name="ce19"/>
          <table:table-cell table:style-name="ce35" table:formula="of:=COM.MICROSOFT.IFS([.A5]=&quot;&quot;;&quot;&quot;;[.B5]=&quot;&quot;;&quot;&quot;;[.B5]&lt;[.A5]-TRUNC([.A5]) ;&quot;&quot;;[.B5]&gt;=[.A5]-TRUNC([.A5]);[.B5]-[.A5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E5]=&quot;&quot;;&quot;&quot;;[.F5]=&quot;&quot;;&quot;&quot;;[.F5]&lt;[.E5]-TRUNC([.E5]) ;&quot;&quot;;[.F5]&gt;=[.E5]-TRUNC([.E5]);[.F5]-[.E5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I5]=&quot;&quot;;&quot;&quot;;[.J5]=&quot;&quot;;&quot;&quot;;[.J5]&lt;[.I5]-TRUNC([.I5]) ;&quot;&quot;;[.J5]&gt;=[.I5]-TRUNC([.I5]);[.J5]-[.I5])">
            <text:p/>
          </table:table-cell>
          <table:table-cell/>
          <table:table-cell table:style-name="ce8"/>
          <table:table-cell table:style-name="ce19"/>
          <table:table-cell table:style-name="ce35" table:formula="of:=COM.MICROSOFT.IFS([.M5]=&quot;&quot;;&quot;&quot;;[.N5]=&quot;&quot;;&quot;&quot;;[.N5]&lt;[.M5]-TRUNC([.M5]) ;&quot;&quot;;[.N5]&gt;=[.M5]-TRUNC([.M5]);[.N5]-[.M5])">
            <text:p/>
          </table:table-cell>
          <table:table-cell table:number-columns-repeated="1009"/>
        </table:table-row>
        <table:table-row table:style-name="ro1">
          <table:table-cell table:style-name="ce8"/>
          <table:table-cell table:style-name="ce19"/>
          <table:table-cell table:style-name="ce35" table:formula="of:=COM.MICROSOFT.IFS([.A6]=&quot;&quot;;&quot;&quot;;[.B6]=&quot;&quot;;&quot;&quot;;[.B6]&lt;[.A6]-TRUNC([.A6]) ;&quot;&quot;;[.B6]&gt;=[.A6]-TRUNC([.A6]);[.B6]-[.A6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E6]=&quot;&quot;;&quot;&quot;;[.F6]=&quot;&quot;;&quot;&quot;;[.F6]&lt;[.E6]-TRUNC([.E6]) ;&quot;&quot;;[.F6]&gt;=[.E6]-TRUNC([.E6]);[.F6]-[.E6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I6]=&quot;&quot;;&quot;&quot;;[.J6]=&quot;&quot;;&quot;&quot;;[.J6]&lt;[.I6]-TRUNC([.I6]) ;&quot;&quot;;[.J6]&gt;=[.I6]-TRUNC([.I6]);[.J6]-[.I6])">
            <text:p/>
          </table:table-cell>
          <table:table-cell/>
          <table:table-cell table:style-name="ce8"/>
          <table:table-cell table:style-name="ce19"/>
          <table:table-cell table:style-name="ce35" table:formula="of:=COM.MICROSOFT.IFS([.M6]=&quot;&quot;;&quot;&quot;;[.N6]=&quot;&quot;;&quot;&quot;;[.N6]&lt;[.M6]-TRUNC([.M6]) ;&quot;&quot;;[.N6]&gt;=[.M6]-TRUNC([.M6]);[.N6]-[.M6])">
            <text:p/>
          </table:table-cell>
          <table:table-cell table:number-columns-repeated="1009"/>
        </table:table-row>
        <table:table-row table:style-name="ro1">
          <table:table-cell table:style-name="ce8"/>
          <table:table-cell table:style-name="ce19"/>
          <table:table-cell table:style-name="ce35" table:formula="of:=COM.MICROSOFT.IFS([.A7]=&quot;&quot;;&quot;&quot;;[.B7]=&quot;&quot;;&quot;&quot;;[.B7]&lt;[.A7]-TRUNC([.A7]) ;&quot;&quot;;[.B7]&gt;=[.A7]-TRUNC([.A7]);[.B7]-[.A7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E7]=&quot;&quot;;&quot;&quot;;[.F7]=&quot;&quot;;&quot;&quot;;[.F7]&lt;[.E7]-TRUNC([.E7]) ;&quot;&quot;;[.F7]&gt;=[.E7]-TRUNC([.E7]);[.F7]-[.E7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I7]=&quot;&quot;;&quot;&quot;;[.J7]=&quot;&quot;;&quot;&quot;;[.J7]&lt;[.I7]-TRUNC([.I7]) ;&quot;&quot;;[.J7]&gt;=[.I7]-TRUNC([.I7]);[.J7]-[.I7])">
            <text:p/>
          </table:table-cell>
          <table:table-cell/>
          <table:table-cell table:style-name="ce8"/>
          <table:table-cell table:style-name="ce19"/>
          <table:table-cell table:style-name="ce35" table:formula="of:=COM.MICROSOFT.IFS([.M7]=&quot;&quot;;&quot;&quot;;[.N7]=&quot;&quot;;&quot;&quot;;[.N7]&lt;[.M7]-TRUNC([.M7]) ;&quot;&quot;;[.N7]&gt;=[.M7]-TRUNC([.M7]);[.N7]-[.M7])">
            <text:p/>
          </table:table-cell>
          <table:table-cell table:number-columns-repeated="1009"/>
        </table:table-row>
        <table:table-row table:style-name="ro1">
          <table:table-cell table:style-name="ce8"/>
          <table:table-cell table:style-name="ce19"/>
          <table:table-cell table:style-name="ce35" table:formula="of:=COM.MICROSOFT.IFS([.A8]=&quot;&quot;;&quot;&quot;;[.B8]=&quot;&quot;;&quot;&quot;;[.B8]&lt;[.A8]-TRUNC([.A8]) ;&quot;&quot;;[.B8]&gt;=[.A8]-TRUNC([.A8]);[.B8]-[.A8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E8]=&quot;&quot;;&quot;&quot;;[.F8]=&quot;&quot;;&quot;&quot;;[.F8]&lt;[.E8]-TRUNC([.E8]) ;&quot;&quot;;[.F8]&gt;=[.E8]-TRUNC([.E8]);[.F8]-[.E8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I8]=&quot;&quot;;&quot;&quot;;[.J8]=&quot;&quot;;&quot;&quot;;[.J8]&lt;[.I8]-TRUNC([.I8]) ;&quot;&quot;;[.J8]&gt;=[.I8]-TRUNC([.I8]);[.J8]-[.I8])">
            <text:p/>
          </table:table-cell>
          <table:table-cell/>
          <table:table-cell table:style-name="ce8"/>
          <table:table-cell table:style-name="ce19"/>
          <table:table-cell table:style-name="ce35" table:formula="of:=COM.MICROSOFT.IFS([.M8]=&quot;&quot;;&quot;&quot;;[.N8]=&quot;&quot;;&quot;&quot;;[.N8]&lt;[.M8]-TRUNC([.M8]) ;&quot;&quot;;[.N8]&gt;=[.M8]-TRUNC([.M8]);[.N8]-[.M8])">
            <text:p/>
          </table:table-cell>
          <table:table-cell table:number-columns-repeated="1009"/>
        </table:table-row>
        <table:table-row table:style-name="ro1">
          <table:table-cell table:style-name="ce8"/>
          <table:table-cell table:style-name="ce19"/>
          <table:table-cell table:style-name="ce35" table:formula="of:=COM.MICROSOFT.IFS([.A9]=&quot;&quot;;&quot;&quot;;[.B9]=&quot;&quot;;&quot;&quot;;[.B9]&lt;[.A9]-TRUNC([.A9]) ;&quot;&quot;;[.B9]&gt;=[.A9]-TRUNC([.A9]);[.B9]-[.A9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E9]=&quot;&quot;;&quot;&quot;;[.F9]=&quot;&quot;;&quot;&quot;;[.F9]&lt;[.E9]-TRUNC([.E9]) ;&quot;&quot;;[.F9]&gt;=[.E9]-TRUNC([.E9]);[.F9]-[.E9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I9]=&quot;&quot;;&quot;&quot;;[.J9]=&quot;&quot;;&quot;&quot;;[.J9]&lt;[.I9]-TRUNC([.I9]) ;&quot;&quot;;[.J9]&gt;=[.I9]-TRUNC([.I9]);[.J9]-[.I9])">
            <text:p/>
          </table:table-cell>
          <table:table-cell/>
          <table:table-cell table:style-name="ce8"/>
          <table:table-cell table:style-name="ce19"/>
          <table:table-cell table:style-name="ce35" table:formula="of:=COM.MICROSOFT.IFS([.M9]=&quot;&quot;;&quot;&quot;;[.N9]=&quot;&quot;;&quot;&quot;;[.N9]&lt;[.M9]-TRUNC([.M9]) ;&quot;&quot;;[.N9]&gt;=[.M9]-TRUNC([.M9]);[.N9]-[.M9])">
            <text:p/>
          </table:table-cell>
          <table:table-cell table:number-columns-repeated="1009"/>
        </table:table-row>
        <table:table-row table:style-name="ro1">
          <table:table-cell table:style-name="ce8"/>
          <table:table-cell table:style-name="ce19"/>
          <table:table-cell table:style-name="ce35" table:formula="of:=COM.MICROSOFT.IFS([.A10]=&quot;&quot;;&quot;&quot;;[.B10]=&quot;&quot;;&quot;&quot;;[.B10]&lt;[.A10]-TRUNC([.A10]) ;&quot;&quot;;[.B10]&gt;=[.A10]-TRUNC([.A10]);[.B10]-[.A10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E10]=&quot;&quot;;&quot;&quot;;[.F10]=&quot;&quot;;&quot;&quot;;[.F10]&lt;[.E10]-TRUNC([.E10]) ;&quot;&quot;;[.F10]&gt;=[.E10]-TRUNC([.E10]);[.F10]-[.E10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I10]=&quot;&quot;;&quot;&quot;;[.J10]=&quot;&quot;;&quot;&quot;;[.J10]&lt;[.I10]-TRUNC([.I10]) ;&quot;&quot;;[.J10]&gt;=[.I10]-TRUNC([.I10]);[.J10]-[.I10])">
            <text:p/>
          </table:table-cell>
          <table:table-cell/>
          <table:table-cell table:style-name="ce8"/>
          <table:table-cell table:style-name="ce19"/>
          <table:table-cell table:style-name="ce35" table:formula="of:=COM.MICROSOFT.IFS([.M10]=&quot;&quot;;&quot;&quot;;[.N10]=&quot;&quot;;&quot;&quot;;[.N10]&lt;[.M10]-TRUNC([.M10]) ;&quot;&quot;;[.N10]&gt;=[.M10]-TRUNC([.M10]);[.N10]-[.M10])">
            <text:p/>
          </table:table-cell>
          <table:table-cell table:number-columns-repeated="1009"/>
        </table:table-row>
        <table:table-row table:style-name="ro1">
          <table:table-cell table:style-name="ce8"/>
          <table:table-cell table:style-name="ce19"/>
          <table:table-cell table:style-name="ce35" table:formula="of:=COM.MICROSOFT.IFS([.A11]=&quot;&quot;;&quot;&quot;;[.B11]=&quot;&quot;;&quot;&quot;;[.B11]&lt;[.A11]-TRUNC([.A11]) ;&quot;&quot;;[.B11]&gt;=[.A11]-TRUNC([.A11]);[.B11]-[.A11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E11]=&quot;&quot;;&quot;&quot;;[.F11]=&quot;&quot;;&quot;&quot;;[.F11]&lt;[.E11]-TRUNC([.E11]) ;&quot;&quot;;[.F11]&gt;=[.E11]-TRUNC([.E11]);[.F11]-[.E11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I11]=&quot;&quot;;&quot;&quot;;[.J11]=&quot;&quot;;&quot;&quot;;[.J11]&lt;[.I11]-TRUNC([.I11]) ;&quot;&quot;;[.J11]&gt;=[.I11]-TRUNC([.I11]);[.J11]-[.I11])">
            <text:p/>
          </table:table-cell>
          <table:table-cell/>
          <table:table-cell table:style-name="ce8"/>
          <table:table-cell table:style-name="ce19"/>
          <table:table-cell table:style-name="ce35" table:formula="of:=COM.MICROSOFT.IFS([.M11]=&quot;&quot;;&quot;&quot;;[.N11]=&quot;&quot;;&quot;&quot;;[.N11]&lt;[.M11]-TRUNC([.M11]) ;&quot;&quot;;[.N11]&gt;=[.M11]-TRUNC([.M11]);[.N11]-[.M11])">
            <text:p/>
          </table:table-cell>
          <table:table-cell table:number-columns-repeated="1009"/>
        </table:table-row>
        <table:table-row table:style-name="ro1">
          <table:table-cell table:style-name="ce8"/>
          <table:table-cell table:style-name="ce19"/>
          <table:table-cell table:style-name="ce35" table:formula="of:=COM.MICROSOFT.IFS([.A12]=&quot;&quot;;&quot;&quot;;[.B12]=&quot;&quot;;&quot;&quot;;[.B12]&lt;[.A12]-TRUNC([.A12]) ;&quot;&quot;;[.B12]&gt;=[.A12]-TRUNC([.A12]);[.B12]-[.A12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E12]=&quot;&quot;;&quot;&quot;;[.F12]=&quot;&quot;;&quot;&quot;;[.F12]&lt;[.E12]-TRUNC([.E12]) ;&quot;&quot;;[.F12]&gt;=[.E12]-TRUNC([.E12]);[.F12]-[.E12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I12]=&quot;&quot;;&quot;&quot;;[.J12]=&quot;&quot;;&quot;&quot;;[.J12]&lt;[.I12]-TRUNC([.I12]) ;&quot;&quot;;[.J12]&gt;=[.I12]-TRUNC([.I12]);[.J12]-[.I12])">
            <text:p/>
          </table:table-cell>
          <table:table-cell/>
          <table:table-cell table:style-name="ce8"/>
          <table:table-cell table:style-name="ce19"/>
          <table:table-cell table:style-name="ce35" table:formula="of:=COM.MICROSOFT.IFS([.M12]=&quot;&quot;;&quot;&quot;;[.N12]=&quot;&quot;;&quot;&quot;;[.N12]&lt;[.M12]-TRUNC([.M12]) ;&quot;&quot;;[.N12]&gt;=[.M12]-TRUNC([.M12]);[.N12]-[.M12])">
            <text:p/>
          </table:table-cell>
          <table:table-cell table:number-columns-repeated="1009"/>
        </table:table-row>
        <table:table-row table:style-name="ro1">
          <table:table-cell table:style-name="ce8"/>
          <table:table-cell table:style-name="ce19"/>
          <table:table-cell table:style-name="ce35" table:formula="of:=COM.MICROSOFT.IFS([.A13]=&quot;&quot;;&quot;&quot;;[.B13]=&quot;&quot;;&quot;&quot;;[.B13]&lt;[.A13]-TRUNC([.A13]) ;&quot;&quot;;[.B13]&gt;=[.A13]-TRUNC([.A13]);[.B13]-[.A13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E13]=&quot;&quot;;&quot;&quot;;[.F13]=&quot;&quot;;&quot;&quot;;[.F13]&lt;[.E13]-TRUNC([.E13]) ;&quot;&quot;;[.F13]&gt;=[.E13]-TRUNC([.E13]);[.F13]-[.E13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I13]=&quot;&quot;;&quot;&quot;;[.J13]=&quot;&quot;;&quot;&quot;;[.J13]&lt;[.I13]-TRUNC([.I13]) ;&quot;&quot;;[.J13]&gt;=[.I13]-TRUNC([.I13]);[.J13]-[.I13])">
            <text:p/>
          </table:table-cell>
          <table:table-cell/>
          <table:table-cell table:style-name="ce8"/>
          <table:table-cell table:style-name="ce19"/>
          <table:table-cell table:style-name="ce35" table:formula="of:=COM.MICROSOFT.IFS([.M13]=&quot;&quot;;&quot;&quot;;[.N13]=&quot;&quot;;&quot;&quot;;[.N13]&lt;[.M13]-TRUNC([.M13]) ;&quot;&quot;;[.N13]&gt;=[.M13]-TRUNC([.M13]);[.N13]-[.M13])">
            <text:p/>
          </table:table-cell>
          <table:table-cell table:number-columns-repeated="1009"/>
        </table:table-row>
        <table:table-row table:style-name="ro1">
          <table:table-cell table:style-name="ce8"/>
          <table:table-cell table:style-name="ce19"/>
          <table:table-cell table:style-name="ce35" table:formula="of:=COM.MICROSOFT.IFS([.A14]=&quot;&quot;;&quot;&quot;;[.B14]=&quot;&quot;;&quot;&quot;;[.B14]&lt;[.A14]-TRUNC([.A14]) ;&quot;&quot;;[.B14]&gt;=[.A14]-TRUNC([.A14]);[.B14]-[.A14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E14]=&quot;&quot;;&quot;&quot;;[.F14]=&quot;&quot;;&quot;&quot;;[.F14]&lt;[.E14]-TRUNC([.E14]) ;&quot;&quot;;[.F14]&gt;=[.E14]-TRUNC([.E14]);[.F14]-[.E14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I14]=&quot;&quot;;&quot;&quot;;[.J14]=&quot;&quot;;&quot;&quot;;[.J14]&lt;[.I14]-TRUNC([.I14]) ;&quot;&quot;;[.J14]&gt;=[.I14]-TRUNC([.I14]);[.J14]-[.I14])">
            <text:p/>
          </table:table-cell>
          <table:table-cell/>
          <table:table-cell table:style-name="ce8"/>
          <table:table-cell table:style-name="ce19"/>
          <table:table-cell table:style-name="ce35" table:formula="of:=COM.MICROSOFT.IFS([.M14]=&quot;&quot;;&quot;&quot;;[.N14]=&quot;&quot;;&quot;&quot;;[.N14]&lt;[.M14]-TRUNC([.M14]) ;&quot;&quot;;[.N14]&gt;=[.M14]-TRUNC([.M14]);[.N14]-[.M14])">
            <text:p/>
          </table:table-cell>
          <table:table-cell table:number-columns-repeated="1009"/>
        </table:table-row>
        <table:table-row table:style-name="ro1">
          <table:table-cell table:style-name="ce8"/>
          <table:table-cell table:style-name="ce19"/>
          <table:table-cell table:style-name="ce35" table:formula="of:=COM.MICROSOFT.IFS([.A15]=&quot;&quot;;&quot;&quot;;[.B15]=&quot;&quot;;&quot;&quot;;[.B15]&lt;[.A15]-TRUNC([.A15]) ;&quot;&quot;;[.B15]&gt;=[.A15]-TRUNC([.A15]);[.B15]-[.A15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E15]=&quot;&quot;;&quot;&quot;;[.F15]=&quot;&quot;;&quot;&quot;;[.F15]&lt;[.E15]-TRUNC([.E15]) ;&quot;&quot;;[.F15]&gt;=[.E15]-TRUNC([.E15]);[.F15]-[.E15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I15]=&quot;&quot;;&quot;&quot;;[.J15]=&quot;&quot;;&quot;&quot;;[.J15]&lt;[.I15]-TRUNC([.I15]) ;&quot;&quot;;[.J15]&gt;=[.I15]-TRUNC([.I15]);[.J15]-[.I15])">
            <text:p/>
          </table:table-cell>
          <table:table-cell/>
          <table:table-cell table:style-name="ce8"/>
          <table:table-cell table:style-name="ce19"/>
          <table:table-cell table:style-name="ce35" table:formula="of:=COM.MICROSOFT.IFS([.M15]=&quot;&quot;;&quot;&quot;;[.N15]=&quot;&quot;;&quot;&quot;;[.N15]&lt;[.M15]-TRUNC([.M15]) ;&quot;&quot;;[.N15]&gt;=[.M15]-TRUNC([.M15]);[.N15]-[.M15])">
            <text:p/>
          </table:table-cell>
          <table:table-cell table:number-columns-repeated="1009"/>
        </table:table-row>
        <table:table-row table:style-name="ro1">
          <table:table-cell table:style-name="ce8"/>
          <table:table-cell table:style-name="ce19"/>
          <table:table-cell table:style-name="ce35" table:formula="of:=COM.MICROSOFT.IFS([.A16]=&quot;&quot;;&quot;&quot;;[.B16]=&quot;&quot;;&quot;&quot;;[.B16]&lt;[.A16]-TRUNC([.A16]) ;&quot;&quot;;[.B16]&gt;=[.A16]-TRUNC([.A16]);[.B16]-[.A16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E16]=&quot;&quot;;&quot;&quot;;[.F16]=&quot;&quot;;&quot;&quot;;[.F16]&lt;[.E16]-TRUNC([.E16]) ;&quot;&quot;;[.F16]&gt;=[.E16]-TRUNC([.E16]);[.F16]-[.E16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I16]=&quot;&quot;;&quot;&quot;;[.J16]=&quot;&quot;;&quot;&quot;;[.J16]&lt;[.I16]-TRUNC([.I16]) ;&quot;&quot;;[.J16]&gt;=[.I16]-TRUNC([.I16]);[.J16]-[.I16])">
            <text:p/>
          </table:table-cell>
          <table:table-cell/>
          <table:table-cell table:style-name="ce8"/>
          <table:table-cell table:style-name="ce19"/>
          <table:table-cell table:style-name="ce35" table:formula="of:=COM.MICROSOFT.IFS([.M16]=&quot;&quot;;&quot;&quot;;[.N16]=&quot;&quot;;&quot;&quot;;[.N16]&lt;[.M16]-TRUNC([.M16]) ;&quot;&quot;;[.N16]&gt;=[.M16]-TRUNC([.M16]);[.N16]-[.M16])">
            <text:p/>
          </table:table-cell>
          <table:table-cell table:number-columns-repeated="1009"/>
        </table:table-row>
        <table:table-row table:style-name="ro1">
          <table:table-cell table:style-name="ce8"/>
          <table:table-cell table:style-name="ce19"/>
          <table:table-cell table:style-name="ce35" table:formula="of:=COM.MICROSOFT.IFS([.A17]=&quot;&quot;;&quot;&quot;;[.B17]=&quot;&quot;;&quot;&quot;;[.B17]&lt;[.A17]-TRUNC([.A17]) ;&quot;&quot;;[.B17]&gt;=[.A17]-TRUNC([.A17]);[.B17]-[.A17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E17]=&quot;&quot;;&quot;&quot;;[.F17]=&quot;&quot;;&quot;&quot;;[.F17]&lt;[.E17]-TRUNC([.E17]) ;&quot;&quot;;[.F17]&gt;=[.E17]-TRUNC([.E17]);[.F17]-[.E17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I17]=&quot;&quot;;&quot;&quot;;[.J17]=&quot;&quot;;&quot;&quot;;[.J17]&lt;[.I17]-TRUNC([.I17]) ;&quot;&quot;;[.J17]&gt;=[.I17]-TRUNC([.I17]);[.J17]-[.I17])">
            <text:p/>
          </table:table-cell>
          <table:table-cell/>
          <table:table-cell table:style-name="ce8"/>
          <table:table-cell table:style-name="ce19"/>
          <table:table-cell table:style-name="ce35" table:formula="of:=COM.MICROSOFT.IFS([.M17]=&quot;&quot;;&quot;&quot;;[.N17]=&quot;&quot;;&quot;&quot;;[.N17]&lt;[.M17]-TRUNC([.M17]) ;&quot;&quot;;[.N17]&gt;=[.M17]-TRUNC([.M17]);[.N17]-[.M17])">
            <text:p/>
          </table:table-cell>
          <table:table-cell table:number-columns-repeated="1009"/>
        </table:table-row>
        <table:table-row table:style-name="ro1">
          <table:table-cell table:style-name="ce8"/>
          <table:table-cell table:style-name="ce19"/>
          <table:table-cell table:style-name="ce35" table:formula="of:=COM.MICROSOFT.IFS([.A18]=&quot;&quot;;&quot;&quot;;[.B18]=&quot;&quot;;&quot;&quot;;[.B18]&lt;[.A18]-TRUNC([.A18]) ;&quot;&quot;;[.B18]&gt;=[.A18]-TRUNC([.A18]);[.B18]-[.A18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E18]=&quot;&quot;;&quot;&quot;;[.F18]=&quot;&quot;;&quot;&quot;;[.F18]&lt;[.E18]-TRUNC([.E18]) ;&quot;&quot;;[.F18]&gt;=[.E18]-TRUNC([.E18]);[.F18]-[.E18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I18]=&quot;&quot;;&quot;&quot;;[.J18]=&quot;&quot;;&quot;&quot;;[.J18]&lt;[.I18]-TRUNC([.I18]) ;&quot;&quot;;[.J18]&gt;=[.I18]-TRUNC([.I18]);[.J18]-[.I18])">
            <text:p/>
          </table:table-cell>
          <table:table-cell/>
          <table:table-cell table:style-name="ce8"/>
          <table:table-cell table:style-name="ce19"/>
          <table:table-cell table:style-name="ce35" table:formula="of:=COM.MICROSOFT.IFS([.M18]=&quot;&quot;;&quot;&quot;;[.N18]=&quot;&quot;;&quot;&quot;;[.N18]&lt;[.M18]-TRUNC([.M18]) ;&quot;&quot;;[.N18]&gt;=[.M18]-TRUNC([.M18]);[.N18]-[.M18])">
            <text:p/>
          </table:table-cell>
          <table:table-cell table:number-columns-repeated="1009"/>
        </table:table-row>
        <table:table-row table:style-name="ro1">
          <table:table-cell table:style-name="ce8"/>
          <table:table-cell table:style-name="ce19"/>
          <table:table-cell table:style-name="ce35" table:formula="of:=COM.MICROSOFT.IFS([.A19]=&quot;&quot;;&quot;&quot;;[.B19]=&quot;&quot;;&quot;&quot;;[.B19]&lt;[.A19]-TRUNC([.A19]) ;&quot;&quot;;[.B19]&gt;=[.A19]-TRUNC([.A19]);[.B19]-[.A19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E19]=&quot;&quot;;&quot;&quot;;[.F19]=&quot;&quot;;&quot;&quot;;[.F19]&lt;[.E19]-TRUNC([.E19]) ;&quot;&quot;;[.F19]&gt;=[.E19]-TRUNC([.E19]);[.F19]-[.E19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I19]=&quot;&quot;;&quot;&quot;;[.J19]=&quot;&quot;;&quot;&quot;;[.J19]&lt;[.I19]-TRUNC([.I19]) ;&quot;&quot;;[.J19]&gt;=[.I19]-TRUNC([.I19]);[.J19]-[.I19])">
            <text:p/>
          </table:table-cell>
          <table:table-cell/>
          <table:table-cell table:style-name="ce8"/>
          <table:table-cell table:style-name="ce19"/>
          <table:table-cell table:style-name="ce35" table:formula="of:=COM.MICROSOFT.IFS([.M19]=&quot;&quot;;&quot;&quot;;[.N19]=&quot;&quot;;&quot;&quot;;[.N19]&lt;[.M19]-TRUNC([.M19]) ;&quot;&quot;;[.N19]&gt;=[.M19]-TRUNC([.M19]);[.N19]-[.M19])">
            <text:p/>
          </table:table-cell>
          <table:table-cell table:number-columns-repeated="1009"/>
        </table:table-row>
        <table:table-row table:style-name="ro1">
          <table:table-cell table:style-name="ce8"/>
          <table:table-cell table:style-name="ce19"/>
          <table:table-cell table:style-name="ce35" table:formula="of:=COM.MICROSOFT.IFS([.A20]=&quot;&quot;;&quot;&quot;;[.B20]=&quot;&quot;;&quot;&quot;;[.B20]&lt;[.A20]-TRUNC([.A20]) ;&quot;&quot;;[.B20]&gt;=[.A20]-TRUNC([.A20]);[.B20]-[.A20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E20]=&quot;&quot;;&quot;&quot;;[.F20]=&quot;&quot;;&quot;&quot;;[.F20]&lt;[.E20]-TRUNC([.E20]) ;&quot;&quot;;[.F20]&gt;=[.E20]-TRUNC([.E20]);[.F20]-[.E20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I20]=&quot;&quot;;&quot;&quot;;[.J20]=&quot;&quot;;&quot;&quot;;[.J20]&lt;[.I20]-TRUNC([.I20]) ;&quot;&quot;;[.J20]&gt;=[.I20]-TRUNC([.I20]);[.J20]-[.I20])">
            <text:p/>
          </table:table-cell>
          <table:table-cell/>
          <table:table-cell table:style-name="ce8"/>
          <table:table-cell table:style-name="ce19"/>
          <table:table-cell table:style-name="ce35" table:formula="of:=COM.MICROSOFT.IFS([.M20]=&quot;&quot;;&quot;&quot;;[.N20]=&quot;&quot;;&quot;&quot;;[.N20]&lt;[.M20]-TRUNC([.M20]) ;&quot;&quot;;[.N20]&gt;=[.M20]-TRUNC([.M20]);[.N20]-[.M20])">
            <text:p/>
          </table:table-cell>
          <table:table-cell table:number-columns-repeated="1009"/>
        </table:table-row>
        <table:table-row table:style-name="ro1">
          <table:table-cell table:style-name="ce8"/>
          <table:table-cell table:style-name="ce19"/>
          <table:table-cell table:style-name="ce35" table:formula="of:=COM.MICROSOFT.IFS([.A21]=&quot;&quot;;&quot;&quot;;[.B21]=&quot;&quot;;&quot;&quot;;[.B21]&lt;[.A21]-TRUNC([.A21]) ;&quot;&quot;;[.B21]&gt;=[.A21]-TRUNC([.A21]);[.B21]-[.A21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E21]=&quot;&quot;;&quot;&quot;;[.F21]=&quot;&quot;;&quot;&quot;;[.F21]&lt;[.E21]-TRUNC([.E21]) ;&quot;&quot;;[.F21]&gt;=[.E21]-TRUNC([.E21]);[.F21]-[.E21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I21]=&quot;&quot;;&quot;&quot;;[.J21]=&quot;&quot;;&quot;&quot;;[.J21]&lt;[.I21]-TRUNC([.I21]) ;&quot;&quot;;[.J21]&gt;=[.I21]-TRUNC([.I21]);[.J21]-[.I21])">
            <text:p/>
          </table:table-cell>
          <table:table-cell/>
          <table:table-cell table:style-name="ce8"/>
          <table:table-cell table:style-name="ce19"/>
          <table:table-cell table:style-name="ce35" table:formula="of:=COM.MICROSOFT.IFS([.M21]=&quot;&quot;;&quot;&quot;;[.N21]=&quot;&quot;;&quot;&quot;;[.N21]&lt;[.M21]-TRUNC([.M21]) ;&quot;&quot;;[.N21]&gt;=[.M21]-TRUNC([.M21]);[.N21]-[.M21])">
            <text:p/>
          </table:table-cell>
          <table:table-cell table:number-columns-repeated="1009"/>
        </table:table-row>
        <table:table-row table:style-name="ro1">
          <table:table-cell table:style-name="ce8"/>
          <table:table-cell table:style-name="ce19"/>
          <table:table-cell table:style-name="ce35" table:formula="of:=COM.MICROSOFT.IFS([.A22]=&quot;&quot;;&quot;&quot;;[.B22]=&quot;&quot;;&quot;&quot;;[.B22]&lt;[.A22]-TRUNC([.A22]) ;&quot;&quot;;[.B22]&gt;=[.A22]-TRUNC([.A22]);[.B22]-[.A22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E22]=&quot;&quot;;&quot;&quot;;[.F22]=&quot;&quot;;&quot;&quot;;[.F22]&lt;[.E22]-TRUNC([.E22]) ;&quot;&quot;;[.F22]&gt;=[.E22]-TRUNC([.E22]);[.F22]-[.E22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I22]=&quot;&quot;;&quot;&quot;;[.J22]=&quot;&quot;;&quot;&quot;;[.J22]&lt;[.I22]-TRUNC([.I22]) ;&quot;&quot;;[.J22]&gt;=[.I22]-TRUNC([.I22]);[.J22]-[.I22])">
            <text:p/>
          </table:table-cell>
          <table:table-cell/>
          <table:table-cell table:style-name="ce8"/>
          <table:table-cell table:style-name="ce19"/>
          <table:table-cell table:style-name="ce35" table:formula="of:=COM.MICROSOFT.IFS([.M22]=&quot;&quot;;&quot;&quot;;[.N22]=&quot;&quot;;&quot;&quot;;[.N22]&lt;[.M22]-TRUNC([.M22]) ;&quot;&quot;;[.N22]&gt;=[.M22]-TRUNC([.M22]);[.N22]-[.M22])">
            <text:p/>
          </table:table-cell>
          <table:table-cell table:number-columns-repeated="1009"/>
        </table:table-row>
        <table:table-row table:style-name="ro1">
          <table:table-cell table:style-name="ce8"/>
          <table:table-cell table:style-name="ce19"/>
          <table:table-cell table:style-name="ce35" table:formula="of:=COM.MICROSOFT.IFS([.A23]=&quot;&quot;;&quot;&quot;;[.B23]=&quot;&quot;;&quot;&quot;;[.B23]&lt;[.A23]-TRUNC([.A23]) ;&quot;&quot;;[.B23]&gt;=[.A23]-TRUNC([.A23]);[.B23]-[.A23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E23]=&quot;&quot;;&quot;&quot;;[.F23]=&quot;&quot;;&quot;&quot;;[.F23]&lt;[.E23]-TRUNC([.E23]) ;&quot;&quot;;[.F23]&gt;=[.E23]-TRUNC([.E23]);[.F23]-[.E23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I23]=&quot;&quot;;&quot;&quot;;[.J23]=&quot;&quot;;&quot;&quot;;[.J23]&lt;[.I23]-TRUNC([.I23]) ;&quot;&quot;;[.J23]&gt;=[.I23]-TRUNC([.I23]);[.J23]-[.I23])">
            <text:p/>
          </table:table-cell>
          <table:table-cell/>
          <table:table-cell table:style-name="ce8"/>
          <table:table-cell table:style-name="ce19"/>
          <table:table-cell table:style-name="ce35" table:formula="of:=COM.MICROSOFT.IFS([.M23]=&quot;&quot;;&quot;&quot;;[.N23]=&quot;&quot;;&quot;&quot;;[.N23]&lt;[.M23]-TRUNC([.M23]) ;&quot;&quot;;[.N23]&gt;=[.M23]-TRUNC([.M23]);[.N23]-[.M23])">
            <text:p/>
          </table:table-cell>
          <table:table-cell table:number-columns-repeated="1009"/>
        </table:table-row>
        <table:table-row table:style-name="ro1">
          <table:table-cell table:style-name="ce8"/>
          <table:table-cell table:style-name="ce19"/>
          <table:table-cell table:style-name="ce35" table:formula="of:=COM.MICROSOFT.IFS([.A24]=&quot;&quot;;&quot;&quot;;[.B24]=&quot;&quot;;&quot;&quot;;[.B24]&lt;[.A24]-TRUNC([.A24]) ;&quot;&quot;;[.B24]&gt;=[.A24]-TRUNC([.A24]);[.B24]-[.A24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E24]=&quot;&quot;;&quot;&quot;;[.F24]=&quot;&quot;;&quot;&quot;;[.F24]&lt;[.E24]-TRUNC([.E24]) ;&quot;&quot;;[.F24]&gt;=[.E24]-TRUNC([.E24]);[.F24]-[.E24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I24]=&quot;&quot;;&quot;&quot;;[.J24]=&quot;&quot;;&quot;&quot;;[.J24]&lt;[.I24]-TRUNC([.I24]) ;&quot;&quot;;[.J24]&gt;=[.I24]-TRUNC([.I24]);[.J24]-[.I24])">
            <text:p/>
          </table:table-cell>
          <table:table-cell/>
          <table:table-cell table:style-name="ce8"/>
          <table:table-cell table:style-name="ce19"/>
          <table:table-cell table:style-name="ce35" table:formula="of:=COM.MICROSOFT.IFS([.M24]=&quot;&quot;;&quot;&quot;;[.N24]=&quot;&quot;;&quot;&quot;;[.N24]&lt;[.M24]-TRUNC([.M24]) ;&quot;&quot;;[.N24]&gt;=[.M24]-TRUNC([.M24]);[.N24]-[.M24])">
            <text:p/>
          </table:table-cell>
          <table:table-cell table:number-columns-repeated="1009"/>
        </table:table-row>
        <table:table-row table:style-name="ro1">
          <table:table-cell table:style-name="ce8"/>
          <table:table-cell table:style-name="ce19"/>
          <table:table-cell table:style-name="ce35" table:formula="of:=COM.MICROSOFT.IFS([.A25]=&quot;&quot;;&quot;&quot;;[.B25]=&quot;&quot;;&quot;&quot;;[.B25]&lt;[.A25]-TRUNC([.A25]) ;&quot;&quot;;[.B25]&gt;=[.A25]-TRUNC([.A25]);[.B25]-[.A25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E25]=&quot;&quot;;&quot;&quot;;[.F25]=&quot;&quot;;&quot;&quot;;[.F25]&lt;[.E25]-TRUNC([.E25]) ;&quot;&quot;;[.F25]&gt;=[.E25]-TRUNC([.E25]);[.F25]-[.E25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I25]=&quot;&quot;;&quot;&quot;;[.J25]=&quot;&quot;;&quot;&quot;;[.J25]&lt;[.I25]-TRUNC([.I25]) ;&quot;&quot;;[.J25]&gt;=[.I25]-TRUNC([.I25]);[.J25]-[.I25])">
            <text:p/>
          </table:table-cell>
          <table:table-cell/>
          <table:table-cell table:style-name="ce8"/>
          <table:table-cell table:style-name="ce19"/>
          <table:table-cell table:style-name="ce35" table:formula="of:=COM.MICROSOFT.IFS([.M25]=&quot;&quot;;&quot;&quot;;[.N25]=&quot;&quot;;&quot;&quot;;[.N25]&lt;[.M25]-TRUNC([.M25]) ;&quot;&quot;;[.N25]&gt;=[.M25]-TRUNC([.M25]);[.N25]-[.M25])">
            <text:p/>
          </table:table-cell>
          <table:table-cell table:number-columns-repeated="1009"/>
        </table:table-row>
        <table:table-row table:style-name="ro1">
          <table:table-cell table:style-name="ce8"/>
          <table:table-cell table:style-name="ce19"/>
          <table:table-cell table:style-name="ce35" table:formula="of:=COM.MICROSOFT.IFS([.A26]=&quot;&quot;;&quot;&quot;;[.B26]=&quot;&quot;;&quot;&quot;;[.B26]&lt;[.A26]-TRUNC([.A26]) ;&quot;&quot;;[.B26]&gt;=[.A26]-TRUNC([.A26]);[.B26]-[.A26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E26]=&quot;&quot;;&quot;&quot;;[.F26]=&quot;&quot;;&quot;&quot;;[.F26]&lt;[.E26]-TRUNC([.E26]) ;&quot;&quot;;[.F26]&gt;=[.E26]-TRUNC([.E26]);[.F26]-[.E26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I26]=&quot;&quot;;&quot;&quot;;[.J26]=&quot;&quot;;&quot;&quot;;[.J26]&lt;[.I26]-TRUNC([.I26]) ;&quot;&quot;;[.J26]&gt;=[.I26]-TRUNC([.I26]);[.J26]-[.I26])">
            <text:p/>
          </table:table-cell>
          <table:table-cell/>
          <table:table-cell table:style-name="ce8"/>
          <table:table-cell table:style-name="ce19"/>
          <table:table-cell table:style-name="ce35" table:formula="of:=COM.MICROSOFT.IFS([.M26]=&quot;&quot;;&quot;&quot;;[.N26]=&quot;&quot;;&quot;&quot;;[.N26]&lt;[.M26]-TRUNC([.M26]) ;&quot;&quot;;[.N26]&gt;=[.M26]-TRUNC([.M26]);[.N26]-[.M26])">
            <text:p/>
          </table:table-cell>
          <table:table-cell table:number-columns-repeated="1009"/>
        </table:table-row>
        <table:table-row table:style-name="ro1">
          <table:table-cell table:style-name="ce8"/>
          <table:table-cell table:style-name="ce19"/>
          <table:table-cell table:style-name="ce35" table:formula="of:=COM.MICROSOFT.IFS([.A27]=&quot;&quot;;&quot;&quot;;[.B27]=&quot;&quot;;&quot;&quot;;[.B27]&lt;[.A27]-TRUNC([.A27]) ;&quot;&quot;;[.B27]&gt;=[.A27]-TRUNC([.A27]);[.B27]-[.A27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E27]=&quot;&quot;;&quot;&quot;;[.F27]=&quot;&quot;;&quot;&quot;;[.F27]&lt;[.E27]-TRUNC([.E27]) ;&quot;&quot;;[.F27]&gt;=[.E27]-TRUNC([.E27]);[.F27]-[.E27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I27]=&quot;&quot;;&quot;&quot;;[.J27]=&quot;&quot;;&quot;&quot;;[.J27]&lt;[.I27]-TRUNC([.I27]) ;&quot;&quot;;[.J27]&gt;=[.I27]-TRUNC([.I27]);[.J27]-[.I27])">
            <text:p/>
          </table:table-cell>
          <table:table-cell/>
          <table:table-cell table:style-name="ce8"/>
          <table:table-cell table:style-name="ce19"/>
          <table:table-cell table:style-name="ce35" table:formula="of:=COM.MICROSOFT.IFS([.M27]=&quot;&quot;;&quot;&quot;;[.N27]=&quot;&quot;;&quot;&quot;;[.N27]&lt;[.M27]-TRUNC([.M27]) ;&quot;&quot;;[.N27]&gt;=[.M27]-TRUNC([.M27]);[.N27]-[.M27])">
            <text:p/>
          </table:table-cell>
          <table:table-cell table:number-columns-repeated="1009"/>
        </table:table-row>
        <table:table-row table:style-name="ro1">
          <table:table-cell table:style-name="ce8"/>
          <table:table-cell table:style-name="ce19"/>
          <table:table-cell table:style-name="ce35" table:formula="of:=COM.MICROSOFT.IFS([.A28]=&quot;&quot;;&quot;&quot;;[.B28]=&quot;&quot;;&quot;&quot;;[.B28]&lt;[.A28]-TRUNC([.A28]) ;&quot;&quot;;[.B28]&gt;=[.A28]-TRUNC([.A28]);[.B28]-[.A28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E28]=&quot;&quot;;&quot;&quot;;[.F28]=&quot;&quot;;&quot;&quot;;[.F28]&lt;[.E28]-TRUNC([.E28]) ;&quot;&quot;;[.F28]&gt;=[.E28]-TRUNC([.E28]);[.F28]-[.E28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I28]=&quot;&quot;;&quot;&quot;;[.J28]=&quot;&quot;;&quot;&quot;;[.J28]&lt;[.I28]-TRUNC([.I28]) ;&quot;&quot;;[.J28]&gt;=[.I28]-TRUNC([.I28]);[.J28]-[.I28])">
            <text:p/>
          </table:table-cell>
          <table:table-cell/>
          <table:table-cell table:style-name="ce8"/>
          <table:table-cell table:style-name="ce19"/>
          <table:table-cell table:style-name="ce35" table:formula="of:=COM.MICROSOFT.IFS([.M28]=&quot;&quot;;&quot;&quot;;[.N28]=&quot;&quot;;&quot;&quot;;[.N28]&lt;[.M28]-TRUNC([.M28]) ;&quot;&quot;;[.N28]&gt;=[.M28]-TRUNC([.M28]);[.N28]-[.M28])">
            <text:p/>
          </table:table-cell>
          <table:table-cell table:number-columns-repeated="1009"/>
        </table:table-row>
        <table:table-row table:style-name="ro1">
          <table:table-cell table:style-name="ce8"/>
          <table:table-cell table:style-name="ce19"/>
          <table:table-cell table:style-name="ce35" table:formula="of:=COM.MICROSOFT.IFS([.A29]=&quot;&quot;;&quot;&quot;;[.B29]=&quot;&quot;;&quot;&quot;;[.B29]&lt;[.A29]-TRUNC([.A29]) ;&quot;&quot;;[.B29]&gt;=[.A29]-TRUNC([.A29]);[.B29]-[.A29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E29]=&quot;&quot;;&quot;&quot;;[.F29]=&quot;&quot;;&quot;&quot;;[.F29]&lt;[.E29]-TRUNC([.E29]) ;&quot;&quot;;[.F29]&gt;=[.E29]-TRUNC([.E29]);[.F29]-[.E29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I29]=&quot;&quot;;&quot;&quot;;[.J29]=&quot;&quot;;&quot;&quot;;[.J29]&lt;[.I29]-TRUNC([.I29]) ;&quot;&quot;;[.J29]&gt;=[.I29]-TRUNC([.I29]);[.J29]-[.I29])">
            <text:p/>
          </table:table-cell>
          <table:table-cell/>
          <table:table-cell table:style-name="ce8"/>
          <table:table-cell table:style-name="ce19"/>
          <table:table-cell table:style-name="ce35" table:formula="of:=COM.MICROSOFT.IFS([.M29]=&quot;&quot;;&quot;&quot;;[.N29]=&quot;&quot;;&quot;&quot;;[.N29]&lt;[.M29]-TRUNC([.M29]) ;&quot;&quot;;[.N29]&gt;=[.M29]-TRUNC([.M29]);[.N29]-[.M29])">
            <text:p/>
          </table:table-cell>
          <table:table-cell table:style-name="ce66"/>
          <table:table-cell table:number-columns-repeated="1008"/>
        </table:table-row>
        <table:table-row table:style-name="ro1">
          <table:table-cell table:style-name="ce8"/>
          <table:table-cell table:style-name="ce19"/>
          <table:table-cell table:style-name="ce35" table:formula="of:=COM.MICROSOFT.IFS([.A30]=&quot;&quot;;&quot;&quot;;[.B30]=&quot;&quot;;&quot;&quot;;[.B30]&lt;[.A30]-TRUNC([.A30]) ;&quot;&quot;;[.B30]&gt;=[.A30]-TRUNC([.A30]);[.B30]-[.A30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E30]=&quot;&quot;;&quot;&quot;;[.F30]=&quot;&quot;;&quot;&quot;;[.F30]&lt;[.E30]-TRUNC([.E30]) ;&quot;&quot;;[.F30]&gt;=[.E30]-TRUNC([.E30]);[.F30]-[.E30])">
            <text:p/>
          </table:table-cell>
          <table:table-cell table:style-name="ce155"/>
          <table:table-cell table:style-name="ce8"/>
          <table:table-cell table:style-name="ce19"/>
          <table:table-cell table:style-name="ce35" table:formula="of:=COM.MICROSOFT.IFS([.I30]=&quot;&quot;;&quot;&quot;;[.J30]=&quot;&quot;;&quot;&quot;;[.J30]&lt;[.I30]-TRUNC([.I30]) ;&quot;&quot;;[.J30]&gt;=[.I30]-TRUNC([.I30]);[.J30]-[.I30])">
            <text:p/>
          </table:table-cell>
          <table:table-cell/>
          <table:table-cell table:style-name="ce8"/>
          <table:table-cell table:style-name="ce19"/>
          <table:table-cell table:style-name="ce35" table:formula="of:=COM.MICROSOFT.IFS([.M30]=&quot;&quot;;&quot;&quot;;[.N30]=&quot;&quot;;&quot;&quot;;[.N30]&lt;[.M30]-TRUNC([.M30]) ;&quot;&quot;;[.N30]&gt;=[.M30]-TRUNC([.M30]);[.N30]-[.M30])">
            <text:p/>
          </table:table-cell>
          <table:table-cell table:number-columns-repeated="1009"/>
        </table:table-row>
        <table:table-row table:style-name="ro1">
          <table:table-cell table:style-name="ce10"/>
          <table:table-cell table:style-name="ce28"/>
          <table:table-cell table:style-name="ce36" table:formula="of:=COM.MICROSOFT.IFS([.A31]=&quot;&quot;;&quot;&quot;;[.B31]=&quot;&quot;;&quot;&quot;;[.B31]&lt;[.A31]-TRUNC([.A31]) ;&quot;&quot;;[.B31]&gt;=[.A31]-TRUNC([.A31]);[.B31]-[.A31])">
            <text:p/>
          </table:table-cell>
          <table:table-cell table:style-name="ce155"/>
          <table:table-cell table:style-name="ce10"/>
          <table:table-cell table:style-name="ce28"/>
          <table:table-cell table:style-name="ce36" table:formula="of:=COM.MICROSOFT.IFS([.E31]=&quot;&quot;;&quot;&quot;;[.F31]=&quot;&quot;;&quot;&quot;;[.F31]&lt;[.E31]-TRUNC([.E31]) ;&quot;&quot;;[.F31]&gt;=[.E31]-TRUNC([.E31]);[.F31]-[.E31])">
            <text:p/>
          </table:table-cell>
          <table:table-cell table:style-name="ce155"/>
          <table:table-cell table:style-name="ce10"/>
          <table:table-cell table:style-name="ce28"/>
          <table:table-cell table:style-name="ce36" table:formula="of:=COM.MICROSOFT.IFS([.I31]=&quot;&quot;;&quot;&quot;;[.J31]=&quot;&quot;;&quot;&quot;;[.J31]&lt;[.I31]-TRUNC([.I31]) ;&quot;&quot;;[.J31]&gt;=[.I31]-TRUNC([.I31]);[.J31]-[.I31])">
            <text:p/>
          </table:table-cell>
          <table:table-cell/>
          <table:table-cell table:style-name="ce10"/>
          <table:table-cell table:style-name="ce28"/>
          <table:table-cell table:style-name="ce36" table:formula="of:=COM.MICROSOFT.IFS([.M31]=&quot;&quot;;&quot;&quot;;[.N31]=&quot;&quot;;&quot;&quot;;[.N31]&lt;[.M31]-TRUNC([.M31]) ;&quot;&quot;;[.N31]&gt;=[.M31]-TRUNC([.M31]);[.N31]-[.M31])">
            <text:p/>
          </table:table-cell>
          <table:table-cell table:number-columns-repeated="1009"/>
        </table:table-row>
        <table:table-row table:style-name="ro1">
          <table:table-cell table:style-name="ce17"/>
          <table:table-cell table:style-name="ce38"/>
          <table:table-cell table:style-name="ce50"/>
          <table:table-cell table:style-name="ce155"/>
          <table:table-cell table:style-name="ce17"/>
          <table:table-cell table:style-name="ce38"/>
          <table:table-cell table:style-name="ce50"/>
          <table:table-cell table:style-name="ce155"/>
          <table:table-cell table:style-name="ce17"/>
          <table:table-cell table:style-name="ce38"/>
          <table:table-cell table:style-name="ce50"/>
          <table:table-cell/>
          <table:table-cell table:style-name="ce17"/>
          <table:table-cell table:style-name="ce38"/>
          <table:table-cell table:style-name="ce50"/>
          <table:table-cell table:number-columns-repeated="1009"/>
        </table:table-row>
        <table:table-row table:style-name="ro1">
          <table:table-cell table:style-name="ce13" table:formula="of:=IFERROR(INDEX([.A5:.A31];MATCH(1;INDEX(([.A5:.A31]&lt;&gt;&quot;&quot;);0);0));&quot;&quot;)">
            <text:p/>
          </table:table-cell>
          <table:table-cell table:style-name="ce30" office:value-type="string" calcext:value-type="string">
            <text:p>Sum Total</text:p>
          </table:table-cell>
          <table:table-cell table:style-name="ce40" table:formula="of:=IF(SUMIF([.C5:.C31];&quot;&lt;&gt;&quot;;[.C5:.C31]);SUM([.C5:.C31]);&quot;&quot;)">
            <text:p/>
          </table:table-cell>
          <table:table-cell table:style-name="ce155"/>
          <table:table-cell table:style-name="ce13" table:formula="of:=IFERROR(INDEX([.E5:.E31];MATCH(1;INDEX(([.E5:.E31]&lt;&gt;&quot;&quot;);0);0));&quot;&quot;)">
            <text:p/>
          </table:table-cell>
          <table:table-cell table:style-name="ce30" office:value-type="string" calcext:value-type="string">
            <text:p>Sum Total</text:p>
          </table:table-cell>
          <table:table-cell table:style-name="ce40" table:formula="of:=IF(SUMIF([.G5:.G31];&quot;&lt;&gt;&quot;;[.G5:.G31]);SUM([.G5:.G31]);&quot;&quot;)">
            <text:p/>
          </table:table-cell>
          <table:table-cell table:style-name="ce155"/>
          <table:table-cell table:style-name="ce13" table:formula="of:=IFERROR(INDEX([.I5:.I31];MATCH(1;INDEX(([.I5:.I31]&lt;&gt;&quot;&quot;);0);0));&quot;&quot;)">
            <text:p/>
          </table:table-cell>
          <table:table-cell table:style-name="ce30" office:value-type="string" calcext:value-type="string">
            <text:p>Sum Total</text:p>
          </table:table-cell>
          <table:table-cell table:style-name="ce40" table:formula="of:=IF(SUMIF([.K5:.K31];&quot;&lt;&gt;&quot;;[.K5:.K31]);SUM([.K5:.K31]);&quot;&quot;)">
            <text:p/>
          </table:table-cell>
          <table:table-cell/>
          <table:table-cell table:style-name="ce13" table:formula="of:=IFERROR(INDEX([.M5:.M31];MATCH(1;INDEX(([.M5:.M31]&lt;&gt;&quot;&quot;);0);0));&quot;&quot;)">
            <text:p/>
          </table:table-cell>
          <table:table-cell table:style-name="ce30" office:value-type="string" calcext:value-type="string">
            <text:p>Sum Total</text:p>
          </table:table-cell>
          <table:table-cell table:style-name="ce40" table:formula="of:=IF(SUMIF([.O5:.O31];&quot;&lt;&gt;&quot;;[.O5:.O31]);SUM([.O5:.O31]);&quot;&quot;)">
            <text:p/>
          </table:table-cell>
          <table:table-cell/>
          <table:table-cell table:style-name="ce69" office:value-type="string" calcext:value-type="string" table:number-columns-spanned="2" table:number-rows-spanned="1">
            <text:p>© Daniel Baran 2014-2020</text:p>
          </table:table-cell>
          <table:covered-table-cell/>
          <table:table-cell table:number-columns-repeated="1006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otected="true" table:protection-key="ZE/b5Wttq2qBCXJP/cu793TBe1g=" table:protection-key-digest-algorithm="http://www.w3.org/2000/09/xmldsig#sha1">
        <loext:table-protection loext:select-protected-cells="true" loext:select-unprotected-cells="true" loext:insert-rows="true" loext:delete-rows="true"/>
        <table:shapes>
          <draw:custom-shape draw:z-index="0" draw:style-name="gr11" draw:text-style-name="P13" svg:width="0.7748in" svg:height="0.3874in" svg:x="11.4205in" svg:y="0.598in">
            <office:event-listeners>
              <script:event-listener script:language="ooo:script" script:event-name="dom:click" xlink:href="vnd.sun.star.script:LibraryTT.Module1.GoHome?language=Basic&amp;location=document" xlink:type="simple"/>
            </office:event-listeners>
            <text:p text:style-name="P2"><text:span text:style-name="T6">Go to</text:span></text:p>
            <text:p text:style-name="P2"><text:span text:style-name="T6">Sheet 1</text:span></text:p>
            <draw:enhanced-geometry svg:viewBox="0 0 21600 21600" draw:path-stretchpoint-x="10800" draw:path-stretchpoint-y="10800" draw:text-areas="?f3 ?f4 ?f5 ?f6" draw:type="round-rectangle" draw:modifiers="1542.8571428571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6" table:default-cell-style-name="Default"/>
        <table:table-column table:style-name="co7" table:default-cell-style-name="ce51"/>
        <table:table-column table:style-name="co8" table:number-columns-repeated="4" table:default-cell-style-name="ce51"/>
        <table:table-column table:style-name="co9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number-columns-repeated="5" table:default-cell-style-name="ce51"/>
        <table:table-column table:style-name="co5" table:number-columns-repeated="1010" table:default-cell-style-name="ce51"/>
        <table:table-row table:style-name="ro2">
          <table:table-cell table:style-name="ce63" office:value-type="string" calcext:value-type="string">
            <text:p><text:span text:style-name="T25">Today </text:span><text:span text:style-name="T26">&gt;</text:span></text:p>
          </table:table-cell>
          <table:table-cell table:style-name="ce67" table:formula="of:=IF([Sheet1.A33]&lt;&gt;&quot;&quot;;[Sheet1.A33];IF([Sheet1.E33]&lt;&gt;&quot;&quot;;[Sheet1.E33];IF([Sheet1.M33]&lt;&gt;&quot;&quot;;[Sheet1.M33];&quot;&quot;)))">
            <text:p/>
          </table:table-cell>
          <table:table-cell table:style-name="ce84" table:formula="of:=IF([Sheet1.C33]=&quot;&quot;;0;([Sheet1.C33]-INT([Sheet1.C33])))" office:value-type="time" office:time-value="PT00H00M00S" calcext:value-type="time">
            <text:p>00:00</text:p>
          </table:table-cell>
          <table:table-cell table:style-name="ce84" table:formula="of:=IF([Sheet1.G33]=&quot;&quot;;0;([Sheet1.G33]-INT([Sheet1.G33])))" office:value-type="time" office:time-value="PT00H00M00S" calcext:value-type="time">
            <text:p>00:00</text:p>
          </table:table-cell>
          <table:table-cell table:style-name="ce84" table:formula="of:=IF([Sheet1.K33]=&quot;&quot;;0;([Sheet1.K33]-INT([Sheet1.K33])))" office:value-type="time" office:time-value="PT00H00M00S" calcext:value-type="time">
            <text:p>00:00</text:p>
          </table:table-cell>
          <table:table-cell table:style-name="ce84" table:formula="of:=IF([Sheet1.O33]=&quot;&quot;;0;([Sheet1.O33]-INT([Sheet1.O33])))" office:value-type="time" office:time-value="PT00H00M00S" calcext:value-type="time">
            <text:p>00:00</text:p>
          </table:table-cell>
          <table:table-cell table:style-name="ce155"/>
          <table:table-cell table:style-name="ce84" table:formula="of:=IF(SUM([.C1:.F1])=0;&quot;&quot;;SUM([.C1:.F1]))">
            <text:p/>
          </table:table-cell>
          <table:table-cell table:style-name="ce155"/>
          <table:table-cell table:style-name="ce22" table:number-columns-repeated="1015"/>
        </table:table-row>
        <table:table-row table:style-name="ro2" table:number-rows-repeated="2">
          <table:table-cell table:style-name="ce22"/>
          <table:table-cell table:style-name="ce74"/>
          <table:table-cell table:style-name="ce83" table:number-columns-repeated="4"/>
          <table:table-cell table:style-name="ce155"/>
          <table:table-cell table:style-name="ce83"/>
          <table:table-cell table:style-name="ce155"/>
          <table:table-cell table:style-name="ce22" table:number-columns-repeated="1015"/>
        </table:table-row>
        <table:table-row table:style-name="ro2">
          <table:table-cell table:style-name="ce22"/>
          <table:table-cell table:style-name="ce65" office:value-type="string" calcext:value-type="string" table:number-columns-spanned="5" table:number-rows-spanned="2">
            <text:p>End of Day Totals</text:p>
          </table:table-cell>
          <table:covered-table-cell table:number-columns-repeated="4" table:style-name="ce22"/>
          <table:table-cell table:style-name="ce22" table:number-columns-repeated="2"/>
          <table:table-cell table:style-name="ce155"/>
          <table:table-cell table:style-name="ce82" office:value-type="string" calcext:value-type="string" table:number-columns-spanned="4" table:number-rows-spanned="1">
            <text:p>Averages Over Last 25 Days</text:p>
          </table:table-cell>
          <table:covered-table-cell table:number-columns-repeated="3" table:style-name="ce99"/>
          <table:table-cell table:style-name="ce82" office:value-type="string" calcext:value-type="string">
            <text:p>Avg All</text:p>
          </table:table-cell>
          <table:table-cell table:style-name="ce22" table:number-columns-repeated="1010"/>
        </table:table-row>
        <table:table-row table:style-name="ro2">
          <table:table-cell table:style-name="ce22"/>
          <table:covered-table-cell table:style-name="ce68"/>
          <table:covered-table-cell table:style-name="ce85"/>
          <table:covered-table-cell table:number-columns-repeated="3" table:style-name="ce90"/>
          <table:table-cell table:style-name="Default" table:number-columns-repeated="2"/>
          <table:table-cell table:style-name="ce155" table:number-columns-repeated="6"/>
          <table:table-cell table:style-name="ce22" table:number-columns-repeated="1010"/>
        </table:table-row>
        <table:table-row table:style-name="ro2">
          <table:table-cell table:style-name="ce51"/>
          <table:table-cell table:style-name="ce22" table:number-columns-repeated="7"/>
          <table:table-cell table:style-name="ce155"/>
          <table:table-cell table:style-name="ce84" table:formula="of:=IF(INDIRECT(&quot;Sheet2.C10&quot;)=&quot;&quot;;&quot;&quot;;AVERAGE(INDIRECT(&quot;Sheet2.C10:Sheet2.C34&quot;)))">
            <text:p/>
          </table:table-cell>
          <table:table-cell table:style-name="ce84" table:formula="of:=IF(INDIRECT(&quot;Sheet2.D10&quot;)=&quot;&quot;;&quot;&quot;;AVERAGE(INDIRECT(&quot;Sheet2.D10:Sheet2.D34&quot;)))">
            <text:p/>
          </table:table-cell>
          <table:table-cell table:style-name="ce84" table:formula="of:=IF(INDIRECT(&quot;Sheet2.E10&quot;)=&quot;&quot;;&quot;&quot;;AVERAGE(INDIRECT(&quot;Sheet2.E10:Sheet2.E34&quot;)))">
            <text:p/>
          </table:table-cell>
          <table:table-cell table:style-name="ce84" table:formula="of:=IF(INDIRECT(&quot;Sheet2.F10&quot;)=&quot;&quot;;&quot;&quot;;AVERAGE(INDIRECT(&quot;Sheet2.F10:Sheet2.F34&quot;)))">
            <text:p/>
          </table:table-cell>
          <table:table-cell table:style-name="ce84" table:formula="of:=IF(SUM([.J6:.M6])=0;&quot;&quot;;SUM([.J6:.M6]))">
            <text:p/>
          </table:table-cell>
          <table:table-cell table:style-name="ce22"/>
          <table:table-cell table:style-name="Default"/>
          <table:table-cell table:style-name="ce22" table:number-columns-repeated="1008"/>
        </table:table-row>
        <table:table-row table:style-name="ro2">
          <table:table-cell table:style-name="ce51"/>
          <table:table-cell table:style-name="ce76" office:value-type="string" calcext:value-type="string">
            <text:p>Day</text:p>
          </table:table-cell>
          <table:table-cell table:style-name="ce82" table:formula="of:=INDIRECT(&quot;Sheet1.A1&quot;)" office:value-type="string" office:string-value="User Label 1" calcext:value-type="string">
            <text:p>User Label 1</text:p>
          </table:table-cell>
          <table:table-cell table:style-name="ce82" table:formula="of:=INDIRECT(&quot;Sheet1.E1&quot;)" office:value-type="string" office:string-value="User Label 2" calcext:value-type="string">
            <text:p>User Label 2</text:p>
          </table:table-cell>
          <table:table-cell table:style-name="ce82" table:formula="of:=INDIRECT(&quot;Sheet1.I1&quot;)" office:value-type="string" office:string-value="User Label 3" calcext:value-type="string">
            <text:p>User Label 3</text:p>
          </table:table-cell>
          <table:table-cell table:style-name="ce82" table:formula="of:=INDIRECT(&quot;Sheet1.M1&quot;)" office:value-type="string" office:string-value="User Label 4" calcext:value-type="string">
            <text:p>User Label 4</text:p>
          </table:table-cell>
          <table:table-cell table:style-name="ce22"/>
          <table:table-cell table:style-name="ce82" office:value-type="string" calcext:value-type="string">
            <text:p>All</text:p>
          </table:table-cell>
          <table:table-cell table:style-name="ce22" table:number-columns-repeated="6"/>
          <table:table-cell table:number-columns-repeated="2"/>
          <table:table-cell table:style-name="ce22" table:number-columns-repeated="1008"/>
        </table:table-row>
        <table:table-row table:style-name="ro2" table:number-rows-repeated="5">
          <table:table-cell table:style-name="ce51"/>
          <table:table-cell table:number-columns-repeated="1023"/>
        </table:table-row>
        <table:table-row table:style-name="ro2" table:number-rows-repeated="9">
          <table:table-cell table:style-name="ce51"/>
          <table:table-cell table:style-name="ce53"/>
          <table:table-cell table:style-name="ce62" table:number-columns-repeated="4"/>
          <table:table-cell/>
          <table:table-cell table:style-name="ce70"/>
          <table:table-cell table:number-columns-repeated="1016"/>
        </table:table-row>
        <table:table-row table:style-name="ro2" table:number-rows-repeated="16">
          <table:table-cell table:style-name="ce51"/>
          <table:table-cell table:style-name="ce53"/>
          <table:table-cell table:style-name="ce62" table:number-columns-repeated="4"/>
          <table:table-cell table:style-name="ce80"/>
          <table:table-cell table:style-name="ce70"/>
          <table:table-cell table:number-columns-repeated="1016"/>
        </table:table-row>
        <table:table-row table:style-name="ro2" table:number-rows-repeated="58">
          <table:table-cell table:style-name="ce51"/>
          <table:table-cell table:style-name="ce53"/>
          <table:table-cell table:style-name="ce70" table:number-columns-repeated="4"/>
          <table:table-cell table:style-name="ce80"/>
          <table:table-cell table:style-name="ce70"/>
          <table:table-cell table:number-columns-repeated="1016"/>
        </table:table-row>
        <table:table-row table:style-name="ro2">
          <table:table-cell table:style-name="ce51"/>
          <table:table-cell table:style-name="ce55"/>
          <table:table-cell table:style-name="ce70" table:number-columns-repeated="4"/>
          <table:table-cell table:style-name="ce80"/>
          <table:table-cell table:style-name="ce70"/>
          <table:table-cell table:number-columns-repeated="1016"/>
        </table:table-row>
        <table:table-row table:style-name="ro2" table:number-rows-repeated="118">
          <table:table-cell table:style-name="ce51"/>
          <table:table-cell table:style-name="ce57"/>
          <table:table-cell table:style-name="ce71" table:number-columns-repeated="4"/>
          <table:table-cell table:style-name="ce80"/>
          <table:table-cell table:style-name="ce71"/>
          <table:table-cell table:number-columns-repeated="1016"/>
        </table:table-row>
        <table:table-row table:style-name="ro2" table:number-rows-repeated="283">
          <table:table-cell table:style-name="ce51"/>
          <table:table-cell table:number-columns-repeated="1023"/>
        </table:table-row>
        <table:table-row table:style-name="ro2" table:number-rows-repeated="10480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 table:protected="true" table:protection-key="ZE/b5Wttq2qBCXJP/cu793TBe1g=" table:protection-key-digest-algorithm="http://www.w3.org/2000/09/xmldsig#sha1">
        <loext:table-protection loext:select-protected-cells="true" loext:select-unprotected-cells="true"/>
        <table:shapes>
          <draw:custom-shape draw:z-index="0" draw:style-name="gr12" draw:text-style-name="P13" svg:width="0.6953in" svg:height="0.3535in" svg:x="9.3815in" svg:y="0.224in">
            <office:event-listeners>
              <script:event-listener script:language="ooo:script" script:event-name="dom:click" xlink:href="vnd.sun.star.script:LibraryTT.Module1.GoHome?language=Basic&amp;location=document" xlink:type="simple"/>
            </office:event-listeners>
            <text:p text:style-name="P2"><text:span text:style-name="T3">Go to</text:span></text:p>
            <text:p text:style-name="P2"><text:span text:style-name="T3">Sheet 1</text:span></text:p>
            <draw:enhanced-geometry svg:viewBox="0 0 21600 21600" draw:path-stretchpoint-x="10800" draw:path-stretchpoint-y="10800" draw:text-areas="?f3 ?f4 ?f5 ?f6" draw:type="round-rectangle" draw:modifiers="1542.8571428571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4" table:default-cell-style-name="ce22"/>
        <table:table-column table:style-name="co15" table:default-cell-style-name="ce22"/>
        <table:table-column table:style-name="co3" table:default-cell-style-name="ce22"/>
        <table:table-column table:style-name="co17" table:default-cell-style-name="ce22"/>
        <table:table-column table:style-name="co13" table:default-cell-style-name="ce22"/>
        <table:table-column table:style-name="co5" table:default-cell-style-name="ce22"/>
        <table:table-column table:style-name="co18" table:default-cell-style-name="ce22"/>
        <table:table-column table:style-name="co5" table:number-columns-repeated="1005" table:default-cell-style-name="ce22"/>
        <table:table-row table:style-name="ro2">
          <table:table-cell table:number-columns-repeated="1022"/>
        </table:table-row>
        <table:table-row table:style-name="ro2">
          <table:table-cell/>
          <table:table-cell table:style-name="ce65" table:formula="of:=IF(INDIRECT(&quot;Sheet2.$B$10&quot;)=&quot;&quot;;&quot;Monthly Totals&quot;;&quot;Monthly Totals  &quot;&amp;YEAR(INDIRECT(&quot;Sheet2.$B$10&quot;)))" office:value-type="string" office:string-value="Monthly Totals" calcext:value-type="string" table:number-columns-spanned="11" table:number-rows-spanned="2">
            <text:p>Monthly Totals</text:p>
          </table:table-cell>
          <table:covered-table-cell table:number-columns-repeated="2" table:style-name="ce65"/>
          <table:covered-table-cell table:number-columns-repeated="8"/>
          <table:table-cell table:number-columns-repeated="1010"/>
        </table:table-row>
        <table:table-row table:style-name="ro2">
          <table:table-cell table:style-name="ce155"/>
          <table:covered-table-cell table:number-columns-repeated="3" table:style-name="ce96"/>
          <table:covered-table-cell table:number-columns-repeated="8" table:style-name="ce155"/>
          <table:table-cell table:style-name="ce155" table:number-columns-repeated="2"/>
          <table:table-cell table:number-columns-repeated="1008"/>
        </table:table-row>
        <table:table-row table:style-name="ro2">
          <table:table-cell table:style-name="ce155" table:number-columns-repeated="14"/>
          <table:table-cell table:number-columns-repeated="1008"/>
        </table:table-row>
        <table:table-row table:style-name="ro2">
          <table:table-cell table:style-name="ce155"/>
          <table:table-cell table:style-name="ce103" table:formula="of:=INDIRECT(&quot;Sheet1.A1&quot;)" office:value-type="string" office:string-value="User Label 1" calcext:value-type="string" table:number-columns-spanned="2" table:number-rows-spanned="1">
            <text:p>User Label 1</text:p>
          </table:table-cell>
          <table:covered-table-cell table:style-name="ce106"/>
          <table:table-cell table:style-name="Default"/>
          <table:table-cell table:style-name="ce103" table:formula="of:=INDIRECT(&quot;Sheet1.E1&quot;)" office:value-type="string" office:string-value="User Label 2" calcext:value-type="string" table:number-columns-spanned="2" table:number-rows-spanned="1">
            <text:p>User Label 2</text:p>
          </table:table-cell>
          <table:covered-table-cell table:style-name="ce106"/>
          <table:table-cell table:style-name="Default"/>
          <table:table-cell table:style-name="ce103" table:formula="of:=INDIRECT(&quot;Sheet1.I1&quot;)" office:value-type="string" office:string-value="User Label 3" calcext:value-type="string" table:number-columns-spanned="2" table:number-rows-spanned="1">
            <text:p>User Label 3</text:p>
          </table:table-cell>
          <table:covered-table-cell table:style-name="ce106"/>
          <table:table-cell table:style-name="Default"/>
          <table:table-cell table:style-name="ce103" table:formula="of:=INDIRECT(&quot;Sheet1.M1&quot;)" office:value-type="string" office:string-value="User Label 4" calcext:value-type="string" table:number-columns-spanned="2" table:number-rows-spanned="1">
            <text:p>User Label 4</text:p>
          </table:table-cell>
          <table:covered-table-cell table:style-name="ce106"/>
          <table:table-cell table:style-name="ce112"/>
          <table:table-cell table:style-name="Default"/>
          <table:table-cell table:number-columns-repeated="1008"/>
        </table:table-row>
        <table:table-row table:style-name="ro3">
          <table:table-cell table:style-name="ce155" table:number-columns-repeated="13"/>
          <table:table-cell table:style-name="ce112" office:value-type="string" calcext:value-type="string">
            <text:p>Sums<text:span text:style-name="T29">→</text:span></text:p>
          </table:table-cell>
          <table:table-cell table:number-columns-repeated="1008"/>
        </table:table-row>
        <table:table-row table:style-name="ro2">
          <table:table-cell table:style-name="ce100" office:value-type="string" calcext:value-type="string">
            <text:p>Jan</text:p>
          </table:table-cell>
          <table:table-cell table:style-name="ce105" table:formula="of:=IF((SUMPRODUCT((MONTH(INDIRECT(&quot;Sheet2.$B$10:Sheet2.$B$500&quot;))=1)*(INDIRECT(&quot;Sheet2.$C$10:Sheet2.$C$500&quot;))))&gt;0;SUMPRODUCT((MONTH(INDIRECT(&quot;Sheet2.$B$10:Sheet2.$B$500&quot;))=1)*(INDIRECT(&quot;Sheet2.$C$10:Sheet2.$C$500&quot;)));&quot;&quot;)">
            <text:p/>
          </table:table-cell>
          <table:table-cell table:style-name="ce107" table:formula="of:=IF([.B7]&lt;&gt;&quot;&quot;;([.B7]/[.N7]);&quot;&quot;)">
            <text:p/>
          </table:table-cell>
          <table:table-cell table:style-name="ce108"/>
          <table:table-cell table:style-name="ce105" table:formula="of:=IF((SUMPRODUCT((MONTH(INDIRECT(&quot;Sheet2.$B$10:Sheet2.$B$500&quot;))=1)*(INDIRECT(&quot;Sheet2.$D$10:Sheet2.$D$500&quot;))))&gt;0;SUMPRODUCT((MONTH(INDIRECT(&quot;Sheet2.$B$10:Sheet2.$B$500&quot;))=1)*(INDIRECT(&quot;Sheet2.$D$10:Sheet2.$D$500&quot;)));&quot;&quot;)">
            <text:p/>
          </table:table-cell>
          <table:table-cell table:style-name="ce107" table:formula="of:=IF([.E7]&lt;&gt;&quot;&quot;;([.E7]/[.N7]);&quot;&quot;)">
            <text:p/>
          </table:table-cell>
          <table:table-cell table:style-name="Default"/>
          <table:table-cell table:style-name="ce105" table:formula="of:=IF((SUMPRODUCT((MONTH(INDIRECT(&quot;Sheet2.$B$10:Sheet2.$B$500&quot;))=1)*(INDIRECT(&quot;Sheet2.$E$10:Sheet2.$E$500&quot;))))&gt;0;SUMPRODUCT((MONTH(INDIRECT(&quot;Sheet2.$B$10:Sheet2.$B$500&quot;))=1)*(INDIRECT(&quot;Sheet2.$E$10:Sheet2.$E$500&quot;)));&quot;&quot;)">
            <text:p/>
          </table:table-cell>
          <table:table-cell table:style-name="ce107" table:formula="of:=IF([.H7]&lt;&gt;&quot;&quot;;([.H7]/[.N7]);&quot;&quot;)">
            <text:p/>
          </table:table-cell>
          <table:table-cell table:style-name="Default"/>
          <table:table-cell table:style-name="ce105" table:formula="of:=IF((SUMPRODUCT((MONTH(INDIRECT(&quot;Sheet2.$B$10:Sheet2.$B$500&quot;))=1)*(INDIRECT(&quot;Sheet2.$F$10:Sheet2.$F$500&quot;))))&gt;0;SUMPRODUCT((MONTH(INDIRECT(&quot;Sheet2.$B$10:Sheet2.$B$500&quot;))=1)*(INDIRECT(&quot;Sheet2.$F$10:Sheet2.$F$500&quot;)));&quot;&quot;)">
            <text:p/>
          </table:table-cell>
          <table:table-cell table:style-name="ce107" table:formula="of:=IF([.K7]&lt;&gt;&quot;&quot;;([.K7]/[.N7]);&quot;&quot;)">
            <text:p/>
          </table:table-cell>
          <table:table-cell table:style-name="ce155"/>
          <table:table-cell table:style-name="ce114" table:formula="of:=IF((AND([.B7]=&quot;&quot;; [.E7]=&quot;&quot;; [.H7]=&quot;&quot;; [.K7]=&quot;&quot;)); &quot;&quot;; SUM([.B7]; [.E7]; [.H7]; [.K7]))">
            <text:p/>
          </table:table-cell>
          <table:table-cell table:style-name="ce115" office:value-type="string" calcext:value-type="string">
            <text:p>Jan</text:p>
          </table:table-cell>
          <table:table-cell table:number-columns-repeated="1007"/>
        </table:table-row>
        <table:table-row table:style-name="ro2">
          <table:table-cell table:style-name="ce100" office:value-type="string" calcext:value-type="string">
            <text:p>Feb</text:p>
          </table:table-cell>
          <table:table-cell table:style-name="ce105" table:formula="of:=IF((SUMPRODUCT((MONTH(INDIRECT(&quot;Sheet2.$B$10:Sheet2.$B$500&quot;))=2)*(INDIRECT(&quot;Sheet2.$C$10:Sheet2.$C$500&quot;))))&gt;0;SUMPRODUCT((MONTH(INDIRECT(&quot;Sheet2.$B$10:Sheet2.$B$500&quot;))=2)*(INDIRECT(&quot;Sheet2.$C$10:Sheet2.$C$500&quot;)));&quot;&quot;)">
            <text:p/>
          </table:table-cell>
          <table:table-cell table:style-name="ce107" table:formula="of:=IF([.B8]&lt;&gt;&quot;&quot;;([.B8]/[.N8]);&quot;&quot;)">
            <text:p/>
          </table:table-cell>
          <table:table-cell table:style-name="ce108"/>
          <table:table-cell table:style-name="ce105" table:formula="of:=IF((SUMPRODUCT((MONTH(INDIRECT(&quot;Sheet2.$B$10:Sheet2.$B$500&quot;))=2)*(INDIRECT(&quot;Sheet2.$D$10:Sheet2.$D$500&quot;))))&gt;0;SUMPRODUCT((MONTH(INDIRECT(&quot;Sheet2.$B$10:Sheet2.$B$500&quot;))=2)*(INDIRECT(&quot;Sheet2.$D$10:Sheet2.$D$500&quot;)));&quot;&quot;)">
            <text:p/>
          </table:table-cell>
          <table:table-cell table:style-name="ce107" table:formula="of:=IF([.E8]&lt;&gt;&quot;&quot;;([.E8]/[.N8]);&quot;&quot;)">
            <text:p/>
          </table:table-cell>
          <table:table-cell table:style-name="Default"/>
          <table:table-cell table:style-name="ce105" table:formula="of:=IF((SUMPRODUCT((MONTH(INDIRECT(&quot;Sheet2.$B$10:Sheet2.$B$500&quot;))=2)*(INDIRECT(&quot;Sheet2.$E$10:Sheet2.$E$500&quot;))))&gt;0;SUMPRODUCT((MONTH(INDIRECT(&quot;Sheet2.$B$10:Sheet2.$B$500&quot;))=2)*(INDIRECT(&quot;Sheet2.$E$10:Sheet2.$E$500&quot;)));&quot;&quot;)">
            <text:p/>
          </table:table-cell>
          <table:table-cell table:style-name="ce107" table:formula="of:=IF([.H8]&lt;&gt;&quot;&quot;;([.H8]/[.N8]);&quot;&quot;)">
            <text:p/>
          </table:table-cell>
          <table:table-cell table:style-name="Default"/>
          <table:table-cell table:style-name="ce105" table:formula="of:=IF((SUMPRODUCT((MONTH(INDIRECT(&quot;Sheet2.$B$10:Sheet2.$B$500&quot;))=2)*(INDIRECT(&quot;Sheet2.$F$10:Sheet2.$F$500&quot;))))&gt;0;SUMPRODUCT((MONTH(INDIRECT(&quot;Sheet2.$B$10:Sheet2.$B$500&quot;))=2)*(INDIRECT(&quot;Sheet2.$F$10:Sheet2.$F$500&quot;)));&quot;&quot;)">
            <text:p/>
          </table:table-cell>
          <table:table-cell table:style-name="ce107" table:formula="of:=IF([.K8]&lt;&gt;&quot;&quot;;([.K8]/[.N8]);&quot;&quot;)">
            <text:p/>
          </table:table-cell>
          <table:table-cell table:style-name="ce155"/>
          <table:table-cell table:style-name="ce114" table:formula="of:=IF((AND([.B8]=&quot;&quot;; [.E8]=&quot;&quot;; [.H8]=&quot;&quot;; [.K8]=&quot;&quot;)); &quot;&quot;; SUM([.B8]; [.E8]; [.H8]; [.K8]))">
            <text:p/>
          </table:table-cell>
          <table:table-cell table:style-name="ce115" office:value-type="string" calcext:value-type="string">
            <text:p>Feb</text:p>
          </table:table-cell>
          <table:table-cell table:number-columns-repeated="1007"/>
        </table:table-row>
        <table:table-row table:style-name="ro2">
          <table:table-cell table:style-name="ce100" office:value-type="string" calcext:value-type="string">
            <text:p>Mar</text:p>
          </table:table-cell>
          <table:table-cell table:style-name="ce105" table:formula="of:=IF((SUMPRODUCT((MONTH(INDIRECT(&quot;Sheet2.$B$10:Sheet2.$B$500&quot;))=3)*(INDIRECT(&quot;Sheet2.$C$10:Sheet2.$C$500&quot;))))&gt;0;SUMPRODUCT((MONTH(INDIRECT(&quot;Sheet2.$B$10:Sheet2.$B$500&quot;))=3)*(INDIRECT(&quot;Sheet2.$C$10:Sheet2.$C$500&quot;)));&quot;&quot;)">
            <text:p/>
          </table:table-cell>
          <table:table-cell table:style-name="ce107" table:formula="of:=IF([.B9]&lt;&gt;&quot;&quot;;([.B9]/[.N9]);&quot;&quot;)">
            <text:p/>
          </table:table-cell>
          <table:table-cell table:style-name="ce108"/>
          <table:table-cell table:style-name="ce105" table:formula="of:=IF((SUMPRODUCT((MONTH(INDIRECT(&quot;Sheet2.$B$10:Sheet2.$B$500&quot;))=3)*(INDIRECT(&quot;Sheet2.$D$10:Sheet2.$D$500&quot;))))&gt;0;SUMPRODUCT((MONTH(INDIRECT(&quot;Sheet2.$B$10:Sheet2.$B$500&quot;))=3)*(INDIRECT(&quot;Sheet2.$D$10:Sheet2.$D$500&quot;)));&quot;&quot;)">
            <text:p/>
          </table:table-cell>
          <table:table-cell table:style-name="ce107" table:formula="of:=IF([.E9]&lt;&gt;&quot;&quot;;([.E9]/[.N9]);&quot;&quot;)">
            <text:p/>
          </table:table-cell>
          <table:table-cell table:style-name="Default"/>
          <table:table-cell table:style-name="ce105" table:formula="of:=IF((SUMPRODUCT((MONTH(INDIRECT(&quot;Sheet2.$B$10:Sheet2.$B$500&quot;))=3)*(INDIRECT(&quot;Sheet2.$E$10:Sheet2.$E$500&quot;))))&gt;0;SUMPRODUCT((MONTH(INDIRECT(&quot;Sheet2.$B$10:Sheet2.$B$500&quot;))=3)*(INDIRECT(&quot;Sheet2.$E$10:Sheet2.$E$500&quot;)));&quot;&quot;)">
            <text:p/>
          </table:table-cell>
          <table:table-cell table:style-name="ce107" table:formula="of:=IF([.H9]&lt;&gt;&quot;&quot;;([.H9]/[.N9]);&quot;&quot;)">
            <text:p/>
          </table:table-cell>
          <table:table-cell table:style-name="Default"/>
          <table:table-cell table:style-name="ce105" table:formula="of:=IF((SUMPRODUCT((MONTH(INDIRECT(&quot;Sheet2.$B$10:Sheet2.$B$500&quot;))=3)*(INDIRECT(&quot;Sheet2.$F$10:Sheet2.$F$500&quot;))))&gt;0;SUMPRODUCT((MONTH(INDIRECT(&quot;Sheet2.$B$10:Sheet2.$B$500&quot;))=3)*(INDIRECT(&quot;Sheet2.$F$10:Sheet2.$F$500&quot;)));&quot;&quot;)">
            <text:p/>
          </table:table-cell>
          <table:table-cell table:style-name="ce107" table:formula="of:=IF([.K9]&lt;&gt;&quot;&quot;;([.K9]/[.N9]);&quot;&quot;)">
            <text:p/>
          </table:table-cell>
          <table:table-cell table:style-name="ce155"/>
          <table:table-cell table:style-name="ce114" table:formula="of:=IF((AND([.B9]=&quot;&quot;; [.E9]=&quot;&quot;; [.H9]=&quot;&quot;; [.K9]=&quot;&quot;)); &quot;&quot;; SUM([.B9]; [.E9]; [.H9]; [.K9]))">
            <text:p/>
          </table:table-cell>
          <table:table-cell table:style-name="ce115" office:value-type="string" calcext:value-type="string">
            <text:p>Mar</text:p>
          </table:table-cell>
          <table:table-cell table:number-columns-repeated="1007"/>
        </table:table-row>
        <table:table-row table:style-name="ro2">
          <table:table-cell table:style-name="ce100" office:value-type="string" calcext:value-type="string">
            <text:p>Apr</text:p>
          </table:table-cell>
          <table:table-cell table:style-name="ce105" table:formula="of:=IF((SUMPRODUCT((MONTH(INDIRECT(&quot;Sheet2.$B$10:Sheet2.$B$500&quot;))=4)*(INDIRECT(&quot;Sheet2.$C$10:Sheet2.$C$500&quot;))))&gt;0;SUMPRODUCT((MONTH(INDIRECT(&quot;Sheet2.$B$10:Sheet2.$B$500&quot;))=4)*(INDIRECT(&quot;Sheet2.$C$10:Sheet2.$C$500&quot;)));&quot;&quot;)">
            <text:p/>
          </table:table-cell>
          <table:table-cell table:style-name="ce107" table:formula="of:=IF([.B10]&lt;&gt;&quot;&quot;;([.B10]/[.N10]);&quot;&quot;)">
            <text:p/>
          </table:table-cell>
          <table:table-cell table:style-name="ce108"/>
          <table:table-cell table:style-name="ce105" table:formula="of:=IF((SUMPRODUCT((MONTH(INDIRECT(&quot;Sheet2.$B$10:Sheet2.$B$500&quot;))=4)*(INDIRECT(&quot;Sheet2.$D$10:Sheet2.$D$500&quot;))))&gt;0;SUMPRODUCT((MONTH(INDIRECT(&quot;Sheet2.$B$10:Sheet2.$B$500&quot;))=4)*(INDIRECT(&quot;Sheet2.$D$10:Sheet2.$D$500&quot;)));&quot;&quot;)">
            <text:p/>
          </table:table-cell>
          <table:table-cell table:style-name="ce107" table:formula="of:=IF([.E10]&lt;&gt;&quot;&quot;;([.E10]/[.N10]);&quot;&quot;)">
            <text:p/>
          </table:table-cell>
          <table:table-cell table:style-name="Default"/>
          <table:table-cell table:style-name="ce105" table:formula="of:=IF((SUMPRODUCT((MONTH(INDIRECT(&quot;Sheet2.$B$10:Sheet2.$B$500&quot;))=4)*(INDIRECT(&quot;Sheet2.$E$10:Sheet2.$E$500&quot;))))&gt;0;SUMPRODUCT((MONTH(INDIRECT(&quot;Sheet2.$B$10:Sheet2.$B$500&quot;))=4)*(INDIRECT(&quot;Sheet2.$E$10:Sheet2.$E$500&quot;)));&quot;&quot;)">
            <text:p/>
          </table:table-cell>
          <table:table-cell table:style-name="ce107" table:formula="of:=IF([.H10]&lt;&gt;&quot;&quot;;([.H10]/[.N10]);&quot;&quot;)">
            <text:p/>
          </table:table-cell>
          <table:table-cell table:style-name="Default"/>
          <table:table-cell table:style-name="ce105" table:formula="of:=IF((SUMPRODUCT((MONTH(INDIRECT(&quot;Sheet2.$B$10:Sheet2.$B$500&quot;))=4)*(INDIRECT(&quot;Sheet2.$F$10:Sheet2.$F$500&quot;))))&gt;0;SUMPRODUCT((MONTH(INDIRECT(&quot;Sheet2.$B$10:Sheet2.$B$500&quot;))=4)*(INDIRECT(&quot;Sheet2.$F$10:Sheet2.$F$500&quot;)));&quot;&quot;)">
            <text:p/>
          </table:table-cell>
          <table:table-cell table:style-name="ce107" table:formula="of:=IF([.K10]&lt;&gt;&quot;&quot;;([.K10]/[.N10]);&quot;&quot;)">
            <text:p/>
          </table:table-cell>
          <table:table-cell table:style-name="ce155"/>
          <table:table-cell table:style-name="ce114" table:formula="of:=IF((AND([.B10]=&quot;&quot;; [.E10]=&quot;&quot;; [.H10]=&quot;&quot;; [.K10]=&quot;&quot;)); &quot;&quot;; SUM([.B10]; [.E10]; [.H10]; [.K10]))">
            <text:p/>
          </table:table-cell>
          <table:table-cell table:style-name="ce115" office:value-type="string" calcext:value-type="string">
            <text:p>Apr</text:p>
          </table:table-cell>
          <table:table-cell table:number-columns-repeated="1007"/>
        </table:table-row>
        <table:table-row table:style-name="ro2">
          <table:table-cell table:style-name="ce100" office:value-type="string" calcext:value-type="string">
            <text:p>May</text:p>
          </table:table-cell>
          <table:table-cell table:style-name="ce105" table:formula="of:=IF((SUMPRODUCT((MONTH(INDIRECT(&quot;Sheet2.$B$10:Sheet2.$B$500&quot;))=5)*(INDIRECT(&quot;Sheet2.$C$10:Sheet2.$C$500&quot;))))&gt;0;SUMPRODUCT((MONTH(INDIRECT(&quot;Sheet2.$B$10:Sheet2.$B$500&quot;))=5)*(INDIRECT(&quot;Sheet2.$C$10:Sheet2.$C$500&quot;)));&quot;&quot;)">
            <text:p/>
          </table:table-cell>
          <table:table-cell table:style-name="ce107" table:formula="of:=IF([.B11]&lt;&gt;&quot;&quot;;([.B11]/[.N11]);&quot;&quot;)">
            <text:p/>
          </table:table-cell>
          <table:table-cell table:style-name="ce108"/>
          <table:table-cell table:style-name="ce105" table:formula="of:=IF((SUMPRODUCT((MONTH(INDIRECT(&quot;Sheet2.$B$10:Sheet2.$B$500&quot;))=5)*(INDIRECT(&quot;Sheet2.$D$10:Sheet2.$D$500&quot;))))&gt;0;SUMPRODUCT((MONTH(INDIRECT(&quot;Sheet2.$B$10:Sheet2.$B$500&quot;))=5)*(INDIRECT(&quot;Sheet2.$D$10:Sheet2.$D$500&quot;)));&quot;&quot;)">
            <text:p/>
          </table:table-cell>
          <table:table-cell table:style-name="ce107" table:formula="of:=IF([.E11]&lt;&gt;&quot;&quot;;([.E11]/[.N11]);&quot;&quot;)">
            <text:p/>
          </table:table-cell>
          <table:table-cell table:style-name="Default"/>
          <table:table-cell table:style-name="ce105" table:formula="of:=IF((SUMPRODUCT((MONTH(INDIRECT(&quot;Sheet2.$B$10:Sheet2.$B$500&quot;))=5)*(INDIRECT(&quot;Sheet2.$E$10:Sheet2.$E$500&quot;))))&gt;0;SUMPRODUCT((MONTH(INDIRECT(&quot;Sheet2.$B$10:Sheet2.$B$500&quot;))=5)*(INDIRECT(&quot;Sheet2.$E$10:Sheet2.$E$500&quot;)));&quot;&quot;)">
            <text:p/>
          </table:table-cell>
          <table:table-cell table:style-name="ce107" table:formula="of:=IF([.H11]&lt;&gt;&quot;&quot;;([.H11]/[.N11]);&quot;&quot;)">
            <text:p/>
          </table:table-cell>
          <table:table-cell table:style-name="Default"/>
          <table:table-cell table:style-name="ce105" table:formula="of:=IF((SUMPRODUCT((MONTH(INDIRECT(&quot;Sheet2.$B$10:Sheet2.$B$500&quot;))=5)*(INDIRECT(&quot;Sheet2.$F$10:Sheet2.$F$500&quot;))))&gt;0;SUMPRODUCT((MONTH(INDIRECT(&quot;Sheet2.$B$10:Sheet2.$B$500&quot;))=5)*(INDIRECT(&quot;Sheet2.$F$10:Sheet2.$F$500&quot;)));&quot;&quot;)">
            <text:p/>
          </table:table-cell>
          <table:table-cell table:style-name="ce107" table:formula="of:=IF([.K11]&lt;&gt;&quot;&quot;;([.K11]/[.N11]);&quot;&quot;)">
            <text:p/>
          </table:table-cell>
          <table:table-cell table:style-name="ce155"/>
          <table:table-cell table:style-name="ce114" table:formula="of:=IF((AND([.B11]=&quot;&quot;; [.E11]=&quot;&quot;; [.H11]=&quot;&quot;; [.K11]=&quot;&quot;)); &quot;&quot;; SUM([.B11]; [.E11]; [.H11]; [.K11]))">
            <text:p/>
          </table:table-cell>
          <table:table-cell table:style-name="ce115" office:value-type="string" calcext:value-type="string">
            <text:p>May</text:p>
          </table:table-cell>
          <table:table-cell table:number-columns-repeated="1007"/>
        </table:table-row>
        <table:table-row table:style-name="ro2">
          <table:table-cell table:style-name="ce100" office:value-type="string" calcext:value-type="string">
            <text:p>Jun</text:p>
          </table:table-cell>
          <table:table-cell table:style-name="ce105" table:formula="of:=IF((SUMPRODUCT((MONTH(INDIRECT(&quot;Sheet2.$B$10:Sheet2.$B$500&quot;))=6)*(INDIRECT(&quot;Sheet2.$C$10:Sheet2.$C$500&quot;))))&gt;0;SUMPRODUCT((MONTH(INDIRECT(&quot;Sheet2.$B$10:Sheet2.$B$500&quot;))=6)*(INDIRECT(&quot;Sheet2.$C$10:Sheet2.$C$500&quot;)));&quot;&quot;)">
            <text:p/>
          </table:table-cell>
          <table:table-cell table:style-name="ce107" table:formula="of:=IF([.B12]&lt;&gt;&quot;&quot;;([.B12]/[.N12]);&quot;&quot;)">
            <text:p/>
          </table:table-cell>
          <table:table-cell table:style-name="ce108"/>
          <table:table-cell table:style-name="ce105" table:formula="of:=IF((SUMPRODUCT((MONTH(INDIRECT(&quot;Sheet2.$B$10:Sheet2.$B$500&quot;))=6)*(INDIRECT(&quot;Sheet2.$D$10:Sheet2.$D$500&quot;))))&gt;0;SUMPRODUCT((MONTH(INDIRECT(&quot;Sheet2.$B$10:Sheet2.$B$500&quot;))=6)*(INDIRECT(&quot;Sheet2.$D$10:Sheet2.$D$500&quot;)));&quot;&quot;)">
            <text:p/>
          </table:table-cell>
          <table:table-cell table:style-name="ce107" table:formula="of:=IF([.E12]&lt;&gt;&quot;&quot;;([.E12]/[.N12]);&quot;&quot;)">
            <text:p/>
          </table:table-cell>
          <table:table-cell table:style-name="Default"/>
          <table:table-cell table:style-name="ce105" table:formula="of:=IF((SUMPRODUCT((MONTH(INDIRECT(&quot;Sheet2.$B$10:Sheet2.$B$500&quot;))=6)*(INDIRECT(&quot;Sheet2.$E$10:Sheet2.$E$500&quot;))))&gt;0;SUMPRODUCT((MONTH(INDIRECT(&quot;Sheet2.$B$10:Sheet2.$B$500&quot;))=6)*(INDIRECT(&quot;Sheet2.$E$10:Sheet2.$E$500&quot;)));&quot;&quot;)">
            <text:p/>
          </table:table-cell>
          <table:table-cell table:style-name="ce107" table:formula="of:=IF([.H12]&lt;&gt;&quot;&quot;;([.H12]/[.N12]);&quot;&quot;)">
            <text:p/>
          </table:table-cell>
          <table:table-cell table:style-name="Default"/>
          <table:table-cell table:style-name="ce105" table:formula="of:=IF((SUMPRODUCT((MONTH(INDIRECT(&quot;Sheet2.$B$10:Sheet2.$B$500&quot;))=6)*(INDIRECT(&quot;Sheet2.$F$10:Sheet2.$F$500&quot;))))&gt;0;SUMPRODUCT((MONTH(INDIRECT(&quot;Sheet2.$B$10:Sheet2.$B$500&quot;))=6)*(INDIRECT(&quot;Sheet2.$F$10:Sheet2.$F$500&quot;)));&quot;&quot;)">
            <text:p/>
          </table:table-cell>
          <table:table-cell table:style-name="ce107" table:formula="of:=IF([.K12]&lt;&gt;&quot;&quot;;([.K12]/[.N12]);&quot;&quot;)">
            <text:p/>
          </table:table-cell>
          <table:table-cell table:style-name="ce155"/>
          <table:table-cell table:style-name="ce114" table:formula="of:=IF((AND([.B12]=&quot;&quot;; [.E12]=&quot;&quot;; [.H12]=&quot;&quot;; [.K12]=&quot;&quot;)); &quot;&quot;; SUM([.B12]; [.E12]; [.H12]; [.K12]))">
            <text:p/>
          </table:table-cell>
          <table:table-cell table:style-name="ce115" office:value-type="string" calcext:value-type="string">
            <text:p>Jun</text:p>
          </table:table-cell>
          <table:table-cell table:number-columns-repeated="2"/>
          <table:table-cell table:style-name="Default"/>
          <table:table-cell table:number-columns-repeated="1004"/>
        </table:table-row>
        <table:table-row table:style-name="ro2">
          <table:table-cell table:style-name="ce100" office:value-type="string" calcext:value-type="string">
            <text:p>Jul</text:p>
          </table:table-cell>
          <table:table-cell table:style-name="ce105" table:formula="of:=IF((SUMPRODUCT((MONTH(INDIRECT(&quot;Sheet2.$B$10:Sheet2.$B$500&quot;))=7)*(INDIRECT(&quot;Sheet2.$C$10:Sheet2.$C$500&quot;))))&gt;0;SUMPRODUCT((MONTH(INDIRECT(&quot;Sheet2.$B$10:Sheet2.$B$500&quot;))=7)*(INDIRECT(&quot;Sheet2.$C$10:Sheet2.$C$500&quot;)));&quot;&quot;)">
            <text:p/>
          </table:table-cell>
          <table:table-cell table:style-name="ce107" table:formula="of:=IF([.B13]&lt;&gt;&quot;&quot;;([.B13]/[.N13]);&quot;&quot;)">
            <text:p/>
          </table:table-cell>
          <table:table-cell table:style-name="ce108"/>
          <table:table-cell table:style-name="ce105" table:formula="of:=IF((SUMPRODUCT((MONTH(INDIRECT(&quot;Sheet2.$B$10:Sheet2.$B$500&quot;))=7)*(INDIRECT(&quot;Sheet2.$D$10:Sheet2.$D$500&quot;))))&gt;0;SUMPRODUCT((MONTH(INDIRECT(&quot;Sheet2.$B$10:Sheet2.$B$500&quot;))=7)*(INDIRECT(&quot;Sheet2.$D$10:Sheet2.$D$500&quot;)));&quot;&quot;)">
            <text:p/>
          </table:table-cell>
          <table:table-cell table:style-name="ce107" table:formula="of:=IF([.E13]&lt;&gt;&quot;&quot;;([.E13]/[.N13]);&quot;&quot;)">
            <text:p/>
          </table:table-cell>
          <table:table-cell table:style-name="Default"/>
          <table:table-cell table:style-name="ce105" table:formula="of:=IF((SUMPRODUCT((MONTH(INDIRECT(&quot;Sheet2.$B$10:Sheet2.$B$500&quot;))=7)*(INDIRECT(&quot;Sheet2.$E$10:Sheet2.$E$500&quot;))))&gt;0;SUMPRODUCT((MONTH(INDIRECT(&quot;Sheet2.$B$10:Sheet2.$B$500&quot;))=7)*(INDIRECT(&quot;Sheet2.$E$10:Sheet2.$E$500&quot;)));&quot;&quot;)">
            <text:p/>
          </table:table-cell>
          <table:table-cell table:style-name="ce107" table:formula="of:=IF([.H13]&lt;&gt;&quot;&quot;;([.H13]/[.N13]);&quot;&quot;)">
            <text:p/>
          </table:table-cell>
          <table:table-cell table:style-name="Default"/>
          <table:table-cell table:style-name="ce105" table:formula="of:=IF((SUMPRODUCT((MONTH(INDIRECT(&quot;Sheet2.$B$10:Sheet2.$B$500&quot;))=7)*(INDIRECT(&quot;Sheet2.$F$10:Sheet2.$F$500&quot;))))&gt;0;SUMPRODUCT((MONTH(INDIRECT(&quot;Sheet2.$B$10:Sheet2.$B$500&quot;))=7)*(INDIRECT(&quot;Sheet2.$F$10:Sheet2.$F$500&quot;)));&quot;&quot;)">
            <text:p/>
          </table:table-cell>
          <table:table-cell table:style-name="ce107" table:formula="of:=IF([.K13]&lt;&gt;&quot;&quot;;([.K13]/[.N13]);&quot;&quot;)">
            <text:p/>
          </table:table-cell>
          <table:table-cell table:style-name="ce155"/>
          <table:table-cell table:style-name="ce114" table:formula="of:=IF((AND([.B13]=&quot;&quot;; [.E13]=&quot;&quot;; [.H13]=&quot;&quot;; [.K13]=&quot;&quot;)); &quot;&quot;; SUM([.B13]; [.E13]; [.H13]; [.K13]))">
            <text:p/>
          </table:table-cell>
          <table:table-cell table:style-name="ce115" office:value-type="string" calcext:value-type="string">
            <text:p>Jul</text:p>
          </table:table-cell>
          <table:table-cell table:number-columns-repeated="2"/>
          <table:table-cell table:style-name="Default"/>
          <table:table-cell table:number-columns-repeated="1004"/>
        </table:table-row>
        <table:table-row table:style-name="ro2">
          <table:table-cell table:style-name="ce100" office:value-type="string" calcext:value-type="string">
            <text:p>Aug</text:p>
          </table:table-cell>
          <table:table-cell table:style-name="ce105" table:formula="of:=IF((SUMPRODUCT((MONTH(INDIRECT(&quot;Sheet2.$B$10:Sheet2.$B$500&quot;))=8)*(INDIRECT(&quot;Sheet2.$C$10:Sheet2.$C$500&quot;))))&gt;0;SUMPRODUCT((MONTH(INDIRECT(&quot;Sheet2.$B$10:Sheet2.$B$500&quot;))=8)*(INDIRECT(&quot;Sheet2.$C$10:Sheet2.$C$500&quot;)));&quot;&quot;)">
            <text:p/>
          </table:table-cell>
          <table:table-cell table:style-name="ce107" table:formula="of:=IF([.B14]&lt;&gt;&quot;&quot;;([.B14]/[.N14]);&quot;&quot;)">
            <text:p/>
          </table:table-cell>
          <table:table-cell table:style-name="ce108"/>
          <table:table-cell table:style-name="ce105" table:formula="of:=IF((SUMPRODUCT((MONTH(INDIRECT(&quot;Sheet2.$B$10:Sheet2.$B$500&quot;))=8)*(INDIRECT(&quot;Sheet2.$D$10:Sheet2.$D$500&quot;))))&gt;0;SUMPRODUCT((MONTH(INDIRECT(&quot;Sheet2.$B$10:Sheet2.$B$500&quot;))=8)*(INDIRECT(&quot;Sheet2.$D$10:Sheet2.$D$500&quot;)));&quot;&quot;)">
            <text:p/>
          </table:table-cell>
          <table:table-cell table:style-name="ce107" table:formula="of:=IF([.E14]&lt;&gt;&quot;&quot;;([.E14]/[.N14]);&quot;&quot;)">
            <text:p/>
          </table:table-cell>
          <table:table-cell table:style-name="Default"/>
          <table:table-cell table:style-name="ce105" table:formula="of:=IF((SUMPRODUCT((MONTH(INDIRECT(&quot;Sheet2.$B$10:Sheet2.$B$500&quot;))=8)*(INDIRECT(&quot;Sheet2.$E$10:Sheet2.$E$500&quot;))))&gt;0;SUMPRODUCT((MONTH(INDIRECT(&quot;Sheet2.$B$10:Sheet2.$B$500&quot;))=8)*(INDIRECT(&quot;Sheet2.$E$10:Sheet2.$E$500&quot;)));&quot;&quot;)">
            <text:p/>
          </table:table-cell>
          <table:table-cell table:style-name="ce107" table:formula="of:=IF([.H14]&lt;&gt;&quot;&quot;;([.H14]/[.N14]);&quot;&quot;)">
            <text:p/>
          </table:table-cell>
          <table:table-cell table:style-name="Default"/>
          <table:table-cell table:style-name="ce105" table:formula="of:=IF((SUMPRODUCT((MONTH(INDIRECT(&quot;Sheet2.$B$10:Sheet2.$B$500&quot;))=8)*(INDIRECT(&quot;Sheet2.$F$10:Sheet2.$F$500&quot;))))&gt;0;SUMPRODUCT((MONTH(INDIRECT(&quot;Sheet2.$B$10:Sheet2.$B$500&quot;))=8)*(INDIRECT(&quot;Sheet2.$F$10:Sheet2.$F$500&quot;)));&quot;&quot;)">
            <text:p/>
          </table:table-cell>
          <table:table-cell table:style-name="ce107" table:formula="of:=IF([.K14]&lt;&gt;&quot;&quot;;([.K14]/[.N14]);&quot;&quot;)">
            <text:p/>
          </table:table-cell>
          <table:table-cell table:style-name="ce155"/>
          <table:table-cell table:style-name="ce114" table:formula="of:=IF((AND([.B14]=&quot;&quot;; [.E14]=&quot;&quot;; [.H14]=&quot;&quot;; [.K14]=&quot;&quot;)); &quot;&quot;; SUM([.B14]; [.E14]; [.H14]; [.K14]))">
            <text:p/>
          </table:table-cell>
          <table:table-cell table:style-name="ce115" office:value-type="string" calcext:value-type="string">
            <text:p>Aug</text:p>
          </table:table-cell>
          <table:table-cell table:number-columns-repeated="1007"/>
        </table:table-row>
        <table:table-row table:style-name="ro2">
          <table:table-cell table:style-name="ce100" office:value-type="string" calcext:value-type="string">
            <text:p>Sep</text:p>
          </table:table-cell>
          <table:table-cell table:style-name="ce105" table:formula="of:=IF((SUMPRODUCT((MONTH(INDIRECT(&quot;Sheet2.$B$10:Sheet2.$B$500&quot;))=9)*(INDIRECT(&quot;Sheet2.$C$10:Sheet2.$C$500&quot;))))&gt;0;SUMPRODUCT((MONTH(INDIRECT(&quot;Sheet2.$B$10:Sheet2.$B$500&quot;))=9)*(INDIRECT(&quot;Sheet2.$C$10:Sheet2.$C$500&quot;)));&quot;&quot;)">
            <text:p/>
          </table:table-cell>
          <table:table-cell table:style-name="ce107" table:formula="of:=IF([.B15]&lt;&gt;&quot;&quot;;([.B15]/[.N15]);&quot;&quot;)">
            <text:p/>
          </table:table-cell>
          <table:table-cell table:style-name="ce108"/>
          <table:table-cell table:style-name="ce105" table:formula="of:=IF((SUMPRODUCT((MONTH(INDIRECT(&quot;Sheet2.$B$10:Sheet2.$B$500&quot;))=9)*(INDIRECT(&quot;Sheet2.$D$10:Sheet2.$D$500&quot;))))&gt;0;SUMPRODUCT((MONTH(INDIRECT(&quot;Sheet2.$B$10:Sheet2.$B$500&quot;))=9)*(INDIRECT(&quot;Sheet2.$D$10:Sheet2.$D$500&quot;)));&quot;&quot;)">
            <text:p/>
          </table:table-cell>
          <table:table-cell table:style-name="ce107" table:formula="of:=IF([.E15]&lt;&gt;&quot;&quot;;([.E15]/[.N15]);&quot;&quot;)">
            <text:p/>
          </table:table-cell>
          <table:table-cell table:style-name="Default"/>
          <table:table-cell table:style-name="ce105" table:formula="of:=IF((SUMPRODUCT((MONTH(INDIRECT(&quot;Sheet2.$B$10:Sheet2.$B$500&quot;))=9)*(INDIRECT(&quot;Sheet2.$E$10:Sheet2.$E$500&quot;))))&gt;0;SUMPRODUCT((MONTH(INDIRECT(&quot;Sheet2.$B$10:Sheet2.$B$500&quot;))=9)*(INDIRECT(&quot;Sheet2.$E$10:Sheet2.$E$500&quot;)));&quot;&quot;)">
            <text:p/>
          </table:table-cell>
          <table:table-cell table:style-name="ce107" table:formula="of:=IF([.H15]&lt;&gt;&quot;&quot;;([.H15]/[.N15]);&quot;&quot;)">
            <text:p/>
          </table:table-cell>
          <table:table-cell table:style-name="Default"/>
          <table:table-cell table:style-name="ce105" table:formula="of:=IF((SUMPRODUCT((MONTH(INDIRECT(&quot;Sheet2.$B$10:Sheet2.$B$500&quot;))=9)*(INDIRECT(&quot;Sheet2.$F$10:Sheet2.$F$500&quot;))))&gt;0;SUMPRODUCT((MONTH(INDIRECT(&quot;Sheet2.$B$10:Sheet2.$B$500&quot;))=9)*(INDIRECT(&quot;Sheet2.$F$10:Sheet2.$F$500&quot;)));&quot;&quot;)">
            <text:p/>
          </table:table-cell>
          <table:table-cell table:style-name="ce107" table:formula="of:=IF([.K15]&lt;&gt;&quot;&quot;;([.K15]/[.N15]);&quot;&quot;)">
            <text:p/>
          </table:table-cell>
          <table:table-cell table:style-name="ce155"/>
          <table:table-cell table:style-name="ce114" table:formula="of:=IF((AND([.B15]=&quot;&quot;; [.E15]=&quot;&quot;; [.H15]=&quot;&quot;; [.K15]=&quot;&quot;)); &quot;&quot;; SUM([.B15]; [.E15]; [.H15]; [.K15]))">
            <text:p/>
          </table:table-cell>
          <table:table-cell table:style-name="ce115" office:value-type="string" calcext:value-type="string">
            <text:p>Sep</text:p>
          </table:table-cell>
          <table:table-cell table:number-columns-repeated="1007"/>
        </table:table-row>
        <table:table-row table:style-name="ro2">
          <table:table-cell table:style-name="ce100" office:value-type="string" calcext:value-type="string">
            <text:p>Oct</text:p>
          </table:table-cell>
          <table:table-cell table:style-name="ce105" table:formula="of:=IF((SUMPRODUCT((MONTH(INDIRECT(&quot;Sheet2.$B$10:Sheet2.$B$500&quot;))=10)*(INDIRECT(&quot;Sheet2.$C$10:Sheet2.$C$500&quot;))))&gt;0;SUMPRODUCT((MONTH(INDIRECT(&quot;Sheet2.$B$10:Sheet2.$B$500&quot;))=10)*(INDIRECT(&quot;Sheet2.$C$10:Sheet2.$C$500&quot;)));&quot;&quot;)">
            <text:p/>
          </table:table-cell>
          <table:table-cell table:style-name="ce107" table:formula="of:=IF([.B16]&lt;&gt;&quot;&quot;;([.B16]/[.N16]);&quot;&quot;)">
            <text:p/>
          </table:table-cell>
          <table:table-cell table:style-name="ce108"/>
          <table:table-cell table:style-name="ce105" table:formula="of:=IF((SUMPRODUCT((MONTH(INDIRECT(&quot;Sheet2.$B$10:Sheet2.$B$500&quot;))=10)*(INDIRECT(&quot;Sheet2.$D$10:Sheet2.$D$500&quot;))))&gt;0;SUMPRODUCT((MONTH(INDIRECT(&quot;Sheet2.$B$10:Sheet2.$B$500&quot;))=10)*(INDIRECT(&quot;Sheet2.$D$10:Sheet2.$D$500&quot;)));&quot;&quot;)">
            <text:p/>
          </table:table-cell>
          <table:table-cell table:style-name="ce107" table:formula="of:=IF([.E16]&lt;&gt;&quot;&quot;;([.E16]/[.N16]);&quot;&quot;)">
            <text:p/>
          </table:table-cell>
          <table:table-cell table:style-name="Default"/>
          <table:table-cell table:style-name="ce105" table:formula="of:=IF((SUMPRODUCT((MONTH(INDIRECT(&quot;Sheet2.$B$10:Sheet2.$B$500&quot;))=10)*(INDIRECT(&quot;Sheet2.$E$10:Sheet2.$E$500&quot;))))&gt;0;SUMPRODUCT((MONTH(INDIRECT(&quot;Sheet2.$B$10:Sheet2.$B$500&quot;))=10)*(INDIRECT(&quot;Sheet2.$E$10:Sheet2.$E$500&quot;)));&quot;&quot;)">
            <text:p/>
          </table:table-cell>
          <table:table-cell table:style-name="ce107" table:formula="of:=IF([.H16]&lt;&gt;&quot;&quot;;([.H16]/[.N16]);&quot;&quot;)">
            <text:p/>
          </table:table-cell>
          <table:table-cell table:style-name="Default"/>
          <table:table-cell table:style-name="ce105" table:formula="of:=IF((SUMPRODUCT((MONTH(INDIRECT(&quot;Sheet2.$B$10:Sheet2.$B$500&quot;))=10)*(INDIRECT(&quot;Sheet2.$F$10:Sheet2.$F$500&quot;))))&gt;0;SUMPRODUCT((MONTH(INDIRECT(&quot;Sheet2.$B$10:Sheet2.$B$500&quot;))=10)*(INDIRECT(&quot;Sheet2.$F$10:Sheet2.$F$500&quot;)));&quot;&quot;)">
            <text:p/>
          </table:table-cell>
          <table:table-cell table:style-name="ce107" table:formula="of:=IF([.K16]&lt;&gt;&quot;&quot;;([.K16]/[.N16]);&quot;&quot;)">
            <text:p/>
          </table:table-cell>
          <table:table-cell table:style-name="ce155"/>
          <table:table-cell table:style-name="ce114" table:formula="of:=IF((AND([.B16]=&quot;&quot;; [.E16]=&quot;&quot;; [.H16]=&quot;&quot;; [.K16]=&quot;&quot;)); &quot;&quot;; SUM([.B16]; [.E16]; [.H16]; [.K16]))">
            <text:p/>
          </table:table-cell>
          <table:table-cell table:style-name="ce115" office:value-type="string" calcext:value-type="string">
            <text:p>Oct</text:p>
          </table:table-cell>
          <table:table-cell table:number-columns-repeated="1007"/>
        </table:table-row>
        <table:table-row table:style-name="ro2">
          <table:table-cell table:style-name="ce100" office:value-type="string" calcext:value-type="string">
            <text:p>Nov</text:p>
          </table:table-cell>
          <table:table-cell table:style-name="ce105" table:formula="of:=IF((SUMPRODUCT((MONTH(INDIRECT(&quot;Sheet2.$B$10:Sheet2.$B$500&quot;))=11)*(INDIRECT(&quot;Sheet2.$C$10:Sheet2.$C$500&quot;))))&gt;0;SUMPRODUCT((MONTH(INDIRECT(&quot;Sheet2.$B$10:Sheet2.$B$500&quot;))=11)*(INDIRECT(&quot;Sheet2.$C$10:Sheet2.$C$500&quot;)));&quot;&quot;)">
            <text:p/>
          </table:table-cell>
          <table:table-cell table:style-name="ce107" table:formula="of:=IF([.B17]&lt;&gt;&quot;&quot;;([.B17]/[.N17]);&quot;&quot;)">
            <text:p/>
          </table:table-cell>
          <table:table-cell table:style-name="ce108"/>
          <table:table-cell table:style-name="ce105" table:formula="of:=IF((SUMPRODUCT((MONTH(INDIRECT(&quot;Sheet2.$B$10:Sheet2.$B$500&quot;))=11)*(INDIRECT(&quot;Sheet2.$D$10:Sheet2.$D$500&quot;))))&gt;0;SUMPRODUCT((MONTH(INDIRECT(&quot;Sheet2.$B$10:Sheet2.$B$500&quot;))=11)*(INDIRECT(&quot;Sheet2.$D$10:Sheet2.$D$500&quot;)));&quot;&quot;)">
            <text:p/>
          </table:table-cell>
          <table:table-cell table:style-name="ce107" table:formula="of:=IF([.E17]&lt;&gt;&quot;&quot;;([.E17]/[.N17]);&quot;&quot;)">
            <text:p/>
          </table:table-cell>
          <table:table-cell table:style-name="Default"/>
          <table:table-cell table:style-name="ce105" table:formula="of:=IF((SUMPRODUCT((MONTH(INDIRECT(&quot;Sheet2.$B$10:Sheet2.$B$500&quot;))=11)*(INDIRECT(&quot;Sheet2.$E$10:Sheet2.$E$500&quot;))))&gt;0;SUMPRODUCT((MONTH(INDIRECT(&quot;Sheet2.$B$10:Sheet2.$B$500&quot;))=11)*(INDIRECT(&quot;Sheet2.$E$10:Sheet2.$E$500&quot;)));&quot;&quot;)">
            <text:p/>
          </table:table-cell>
          <table:table-cell table:style-name="ce107" table:formula="of:=IF([.H17]&lt;&gt;&quot;&quot;;([.H17]/[.N17]);&quot;&quot;)">
            <text:p/>
          </table:table-cell>
          <table:table-cell table:style-name="Default"/>
          <table:table-cell table:style-name="ce105" table:formula="of:=IF((SUMPRODUCT((MONTH(INDIRECT(&quot;Sheet2.$B$10:Sheet2.$B$500&quot;))=11)*(INDIRECT(&quot;Sheet2.$F$10:Sheet2.$F$500&quot;))))&gt;0;SUMPRODUCT((MONTH(INDIRECT(&quot;Sheet2.$B$10:Sheet2.$B$500&quot;))=11)*(INDIRECT(&quot;Sheet2.$F$10:Sheet2.$F$500&quot;)));&quot;&quot;)">
            <text:p/>
          </table:table-cell>
          <table:table-cell table:style-name="ce107" table:formula="of:=IF([.K17]&lt;&gt;&quot;&quot;;([.K17]/[.N17]);&quot;&quot;)">
            <text:p/>
          </table:table-cell>
          <table:table-cell table:style-name="ce155"/>
          <table:table-cell table:style-name="ce114" table:formula="of:=IF((AND([.B17]=&quot;&quot;; [.E17]=&quot;&quot;; [.H17]=&quot;&quot;; [.K17]=&quot;&quot;)); &quot;&quot;; SUM([.B17]; [.E17]; [.H17]; [.K17]))">
            <text:p/>
          </table:table-cell>
          <table:table-cell table:style-name="ce115" office:value-type="string" calcext:value-type="string">
            <text:p>Nov</text:p>
          </table:table-cell>
          <table:table-cell table:number-columns-repeated="1007"/>
        </table:table-row>
        <table:table-row table:style-name="ro2">
          <table:table-cell table:style-name="ce100" office:value-type="string" calcext:value-type="string">
            <text:p>Dec</text:p>
          </table:table-cell>
          <table:table-cell table:style-name="ce105" table:formula="of:=IF((SUMPRODUCT((MONTH(INDIRECT(&quot;Sheet2.$B$10:Sheet2.$B$500&quot;))=12)*(INDIRECT(&quot;Sheet2.$C$10:Sheet2.$C$500&quot;))))&gt;0;SUMPRODUCT((MONTH(INDIRECT(&quot;Sheet2.$B$10:Sheet2.$B$500&quot;))=12)*(INDIRECT(&quot;Sheet2.$C$10:Sheet2.$C$500&quot;)));&quot;&quot;)">
            <text:p/>
          </table:table-cell>
          <table:table-cell table:style-name="ce107" table:formula="of:=IF([.B18]&lt;&gt;&quot;&quot;;([.B18]/[.N18]);&quot;&quot;)">
            <text:p/>
          </table:table-cell>
          <table:table-cell table:style-name="ce108"/>
          <table:table-cell table:style-name="ce105" table:formula="of:=IF((SUMPRODUCT((MONTH(INDIRECT(&quot;Sheet2.$B$10:Sheet2.$B$500&quot;))=12)*(INDIRECT(&quot;Sheet2.$D$10:Sheet2.$D$500&quot;))))&gt;0;SUMPRODUCT((MONTH(INDIRECT(&quot;Sheet2.$B$10:Sheet2.$B$500&quot;))=12)*(INDIRECT(&quot;Sheet2.$D$10:Sheet2.$D$500&quot;)));&quot;&quot;)">
            <text:p/>
          </table:table-cell>
          <table:table-cell table:style-name="ce107" table:formula="of:=IF([.E18]&lt;&gt;&quot;&quot;;([.E18]/[.N18]);&quot;&quot;)">
            <text:p/>
          </table:table-cell>
          <table:table-cell table:style-name="Default"/>
          <table:table-cell table:style-name="ce105" table:formula="of:=IF((SUMPRODUCT((MONTH(INDIRECT(&quot;Sheet2.$B$10:Sheet2.$B$500&quot;))=12)*(INDIRECT(&quot;Sheet2.$E$10:Sheet2.$E$500&quot;))))&gt;0;SUMPRODUCT((MONTH(INDIRECT(&quot;Sheet2.$B$10:Sheet2.$B$500&quot;))=12)*(INDIRECT(&quot;Sheet2.$E$10:Sheet2.$E$500&quot;)));&quot;&quot;)">
            <text:p/>
          </table:table-cell>
          <table:table-cell table:style-name="ce107" table:formula="of:=IF([.H18]&lt;&gt;&quot;&quot;;([.H18]/[.N18]);&quot;&quot;)">
            <text:p/>
          </table:table-cell>
          <table:table-cell table:style-name="Default"/>
          <table:table-cell table:style-name="ce105" table:formula="of:=IF((SUMPRODUCT((MONTH(INDIRECT(&quot;Sheet2.$B$10:Sheet2.$B$500&quot;))=12)*(INDIRECT(&quot;Sheet2.$F$10:Sheet2.$F$500&quot;))))&gt;0;SUMPRODUCT((MONTH(INDIRECT(&quot;Sheet2.$B$10:Sheet2.$B$500&quot;))=12)*(INDIRECT(&quot;Sheet2.$F$10:Sheet2.$F$500&quot;)));&quot;&quot;)">
            <text:p/>
          </table:table-cell>
          <table:table-cell table:style-name="ce107" table:formula="of:=IF([.K18]&lt;&gt;&quot;&quot;;([.K18]/[.N18]);&quot;&quot;)">
            <text:p/>
          </table:table-cell>
          <table:table-cell table:style-name="ce155"/>
          <table:table-cell table:style-name="ce114" table:formula="of:=IF((AND([.B18]=&quot;&quot;; [.E18]=&quot;&quot;; [.H18]=&quot;&quot;; [.K18]=&quot;&quot;)); &quot;&quot;; SUM([.B18]; [.E18]; [.H18]; [.K18]))">
            <text:p/>
          </table:table-cell>
          <table:table-cell table:style-name="ce115" office:value-type="string" calcext:value-type="string">
            <text:p>Dec</text:p>
          </table:table-cell>
          <table:table-cell table:number-columns-repeated="1007"/>
        </table:table-row>
        <table:table-row table:style-name="ro4">
          <table:table-cell table:number-columns-repeated="1022"/>
        </table:table-row>
        <table:table-row table:style-name="ro3">
          <table:table-cell table:style-name="ce101" office:value-type="string" calcext:value-type="string">
            <text:p><text:span text:style-name="T27">Sums</text:span><text:span text:style-name="T28">↓</text:span></text:p>
          </table:table-cell>
          <table:table-cell table:style-name="ce105" table:formula="of:=IF(SUMIF([.B7:.B18];&quot;&lt;&gt;&quot;;[.B7:.B18]);SUM([.B7:.B18]);&quot;&quot;)">
            <text:p/>
          </table:table-cell>
          <table:table-cell table:style-name="ce107" table:formula="of:=IF([.B20]&lt;&gt;&quot;&quot;;([.B20]/[.N20]);&quot;&quot;)">
            <text:p/>
          </table:table-cell>
          <table:table-cell/>
          <table:table-cell table:style-name="ce105" table:formula="of:=IF(SUMIF([.E7:.E18];&quot;&lt;&gt;&quot;;[.E7:.E18]);SUM([.E7:.E18]);&quot;&quot;)">
            <text:p/>
          </table:table-cell>
          <table:table-cell table:style-name="ce107" table:formula="of:=IF([.E20]&lt;&gt;&quot;&quot;;([.E20]/[.N20]);&quot;&quot;)">
            <text:p/>
          </table:table-cell>
          <table:table-cell/>
          <table:table-cell table:style-name="ce105" table:formula="of:=IF(SUMIF([.H7:.H18];&quot;&lt;&gt;&quot;;[.H7:.H18]);SUM([.H7:.H18]);&quot;&quot;)">
            <text:p/>
          </table:table-cell>
          <table:table-cell table:style-name="ce107" table:formula="of:=IF([.H20]&lt;&gt;&quot;&quot;;([.H20]/[.N20]);&quot;&quot;)">
            <text:p/>
          </table:table-cell>
          <table:table-cell/>
          <table:table-cell table:style-name="ce105" table:formula="of:=IF(SUMIF([.K7:.K18];&quot;&lt;&gt;&quot;;[.K7:.K18]);SUM([.K7:.K18]);&quot;&quot;)">
            <text:p/>
          </table:table-cell>
          <table:table-cell table:style-name="ce107" table:formula="of:=IF([.K20]&lt;&gt;&quot;&quot;;([.K20]/[.N20]);&quot;&quot;)">
            <text:p/>
          </table:table-cell>
          <table:table-cell/>
          <table:table-cell table:style-name="ce114" table:formula="of:=IF(SUMIF([.N7:.N18];&quot;&lt;&gt;&quot;;[.N7:.N18]);SUM([.N7:.N18]);&quot;&quot;)">
            <text:p/>
          </table:table-cell>
          <table:table-cell table:number-columns-repeated="1008"/>
        </table:table-row>
        <table:table-row table:style-name="ro2">
          <table:table-cell table:number-columns-repeated="7"/>
          <table:table-cell table:style-name="ce118" table:number-columns-repeated="3"/>
          <table:table-cell table:style-name="ce95" table:number-columns-repeated="2"/>
          <table:table-cell table:number-columns-repeated="1010"/>
        </table:table-row>
        <table:table-row table:style-name="ro2" table:number-rows-repeated="2">
          <table:table-cell table:number-columns-repeated="1022"/>
        </table:table-row>
        <table:table-row table:style-name="ro2">
          <table:table-cell table:number-columns-repeated="12"/>
          <table:table-cell table:style-name="ce120"/>
          <table:table-cell table:number-columns-repeated="1009"/>
        </table:table-row>
        <table:table-row table:style-name="ro2" table:number-rows-repeated="1048551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Instructions" table:style-name="ta1" table:protected="true" table:protection-key="ZE/b5Wttq2qBCXJP/cu793TBe1g=" table:protection-key-digest-algorithm="http://www.w3.org/2000/09/xmldsig#sha1">
        <loext:table-protection loext:select-protected-cells="true" loext:select-unprotected-cells="true"/>
        <table:shapes>
          <draw:frame draw:z-index="0" draw:style-name="gr13" draw:text-style-name="P15" svg:width="9.0587in" svg:height="12.7437in" svg:x="0.2965in" svg:y="0.2496in">
            <draw:text-box>
              <text:p text:style-name="P14"><text:span text:style-name="T7">Overview</text:span><text:span text:style-name="T8">:</text:span></text:p>
              <text:p text:style-name="P14"><text:span text:style-name="T9"> </text:span></text:p>
              <text:p text:style-name="P14"><text:span text:style-name="T9">Time Spreader is a macro enabled Spreadsheet Workbook for measuring and logging time spent per Client, Task or Project.</text:span></text:p>
              <text:p text:style-name="P14"><text:span text:style-name="T9">This workbook file is designed and tested for LibreOffice Calc.</text:span></text:p>
              <text:p text:style-name="P14"><text:span text:style-name="T9">The utility is intended to be used by professionals who require the ability to easily switch from one </text:span></text:p>
              <text:p text:style-name="P14"><text:span text:style-name="T9">category or task to another throughout the day, while maintaining a record of the time spent <text:s/>with each <text:s/>one.</text:span></text:p>
              <text:p text:style-name="P14"><text:span text:style-name="T9">Each file provides tracking for up to four categories, though it is equally effective <text:s/>for one, two or three.</text:span></text:p>
              <text:p text:style-name="P14"><text:span text:style-name="T9">More than four categories can be tracked by using additional, separate files (4 per file).</text:span></text:p>
              <text:p text:style-name="P14"><text:span text:style-name="T9"/></text:p>
              <text:p text:style-name="P14"><text:span text:style-name="T9"/></text:p>
              <text:p text:style-name="P14"><text:span text:style-name="T10">Important</text:span><text:span text:style-name="T11"> First-Run Requirements:</text:span></text:p>
              <text:p text:style-name="P14"><text:span text:style-name="T9"/></text:p>
              <text:p text:style-name="P14"><text:span text:style-name="T9"><text:s text:c="5"/></text:span><text:span text:style-name="T9">1. To allow Time Spreader's embedded macros to work, do the following:</text:span></text:p>
              <text:p text:style-name="P14"><text:span text:style-name="T9"><text:s text:c="10"/></text:span><text:span text:style-name="T9">From the main menu click-through Tools &gt; Options &gt; Security;</text:span></text:p>
              <text:p text:style-name="P14"><text:span text:style-name="T9"><text:s text:c="10"/></text:span><text:span text:style-name="T9">Press "Macro Security" button and select either "Medium" or "Low" then "OK".</text:span></text:p>
              <text:p text:style-name="P14"><text:span text:style-name="T9"><text:s text:c="10"/></text:span><text:span text:style-name="T9">Note: Setting to "Low" will prevent a "nag" screen when loading.</text:span></text:p>
              <text:p text:style-name="P14"><text:span text:style-name="T9"><text:s text:c="5"/></text:span><text:span text:style-name="T9">2. It is a good idea to disable the “Synchronize Sheets” Zoom setting. <text:s/>Go to: <text:s/>Tools &gt; Options &gt; LibreOffice Calc &gt; View. </text:span></text:p>
              <text:p text:style-name="P14"><text:span text:style-name="T9"><text:s text:c="5"/></text:span><text:span text:style-name="T9">3. Set the Zoom Levels for each sheet to match your display; especially so that Sheet1 shows all 4 Tables and the Macro Buttons.</text:span></text:p>
              <text:p text:style-name="P14"><text:span text:style-name="T9"><text:s text:c="5"/></text:span><text:span text:style-name="T9">4. Save this as a spare backup of the original (blank) file.</text:span></text:p>
              <text:p text:style-name="P14"><text:span text:style-name="T9"><text:s text:c="5"/></text:span><text:span text:style-name="T9">5. Close and restart the LibreOffice Calc application, before reloading the file.</text:span></text:p>
              <text:p text:style-name="P14"><text:span text:style-name="T9"> </text:span></text:p>
              <text:p text:style-name="P14"><text:span text:style-name="T9"/></text:p>
              <text:p text:style-name="P14"><text:span text:style-name="T7">Description and Use</text:span><text:span text:style-name="T8">:</text:span></text:p>
              <text:p text:style-name="P14"><text:span text:style-name="T9"> </text:span></text:p>
              <text:p text:style-name="P14"><text:span text:style-name="T12">[Sheet 1]</text:span></text:p>
              <text:p text:style-name="P14"><text:span text:style-name="T9"> </text:span></text:p>
              <text:p text:style-name="P14"><text:span text:style-name="T9">Worksheet 1 is divided into four tables.</text:span></text:p>
              <text:p text:style-name="P14"><text:span text:style-name="T9">The name of each table heading is user settable (simply type over the "User Label" headers using 20 characters or less). </text:span></text:p>
              <text:p text:style-name="P14"><text:span text:style-name="T9">Changing the name on Sheet1 will automatically propagate the name to the other worksheets.</text:span></text:p>
              <text:p text:style-name="P14"><text:span text:style-name="T9">To begin tracking time, do the following:</text:span></text:p>
              <text:p text:style-name="P14"><text:span text:style-name="T9"> </text:span></text:p>
              <text:p text:style-name="P14"><text:span text:style-name="T9"><text:s text:c="6"/></text:span><text:span text:style-name="T9">1. Click into the topmost available cell in the "Start " column in the appropriate table. </text:span></text:p>
              <text:p text:style-name="P14"><text:span text:style-name="T9">  <text:s text:c="4"/></text:span><text:span text:style-name="T9">2. Click the macro button labeled "Insert Time". <text:s/>The current date and time will be entered into that cell .</text:span></text:p>
              <text:p text:style-name="P14"><text:span text:style-name="T9"><text:s text:c="10"/></text:span><text:span text:style-name="T9">The focus will shift to the cell immediately to the right (in the stop column for that table). <text:s/></text:span></text:p>
              <text:p text:style-name="P14"><text:span text:style-name="T9">  <text:s text:c="4"/></text:span><text:span text:style-name="T9">3. When it is time to stop or switch categories, click the "Insert Time" macro button again. </text:span></text:p>
              <text:p text:style-name="P14"><text:span text:style-name="T9"><text:s text:c="10"/></text:span><text:span text:style-name="T9">The time will be entered in <text:s/>the stop column and elapsed time will be <text:s/>diplayed in the third column (Total).</text:span></text:p>
              <text:p text:style-name="P14"><text:span text:style-name="T9"><text:s text:c="5"/> </text:span><text:span text:style-name="T13">4. Repeat steps 1 through 3 for any other categories </text:span><text:span text:style-name="T14">as necessary throughout the day.</text:span></text:p>
              <text:p text:style-name="P14"><text:span text:style-name="T9"> </text:span><text:span text:style-name="T13"> <text:s text:c="8"/></text:span><text:span text:style-name="T13">The totals per table will automatically be displayed at the bottom of each table as stop times are entered.</text:span></text:p>
              <text:p text:style-name="P14"><text:span text:style-name="T9"><text:s text:c="6"/></text:span><text:span text:style-name="T9">5. Input Start or Stop times can be adjusted by 5 minute increments using the provided buttons.</text:span></text:p>
              <text:p text:style-name="P14"><text:span text:style-name="T9"><text:s text:c="9"/></text:span><text:span text:style-name="T9">To do this, simply select an already populated input cell, then click the +/- button as needed.</text:span></text:p>
              <text:p text:style-name="P14"><text:span text:style-name="T9"> </text:span></text:p>
              <text:p text:style-name="P14"><text:span text:style-name="T9"/></text:p>
              <text:p text:style-name="P14"><text:span text:style-name="T9">[Sheet 2]</text:span></text:p>
              <text:p text:style-name="P14"><text:span text:style-name="T9"> </text:span></text:p>
              <text:p text:style-name="P14"><text:span text:style-name="T13">Worksheet 2 is where daily totals are logged by the “End of Day” operation.</text:span></text:p>
              <text:p text:style-name="P14"><text:span text:style-name="T9"> </text:span></text:p>
              <text:p text:style-name="P14"><text:span text:style-name="T9"><text:s text:c="6"/></text:span><text:span text:style-name="T9">1. When the last stop time of the day has been recorded <text:s/>press the "End of Day" button.</text:span></text:p>
              <text:p text:style-name="P14"><text:span text:style-name="T9">  <text:s text:c="3"/></text:span><text:span text:style-name="T13"><text:s/></text:span><text:span text:style-name="T13">2. Focus will jump to Sheet2, and the <text:s/>Day, Date and Time Totals <text:s/>will be logged below the solid blue divider bar.</text:span></text:p>
              <text:p text:style-name="P14"><text:span text:style-name="T9">  <text:s text:c="3"/></text:span><text:span text:style-name="T13"><text:s/></text:span><text:span text:style-name="T13">3. As each "End of Day" is processed the previous day’s data will be shifted down (one day per row, newest at the top). </text:span></text:p>
              <text:p text:style-name="P14"><text:span text:style-name="T9">  <text:s text:c="4"/></text:span><text:span text:style-name="T9">4. Averages for the most recent <text:s/>25 days will be calculated and displayed at the right side of the page.</text:span></text:p>
              <text:p text:style-name="P14"><text:span text:style-name="T9">  <text:s text:c="4"/></text:span><text:span text:style-name="T9">5. Return to Worksheet 1 to prepare it <text:s/>for the next day’s session. Click the macro button "Clear all Inputs ". </text:span></text:p>
              <text:p text:style-name="P14"><text:span text:style-name="T9">  <text:s text:c="4"/></text:span><text:span text:style-name="T9">6. All input times on Worksheet 1 will be cleared and the "Save-As" command will be <text:s/>issued. <text:s/>Name and Save your file.</text:span></text:p>
              <text:p text:style-name="P14"><text:span text:style-name="T9"/></text:p>
              <text:p text:style-name="P14"><text:span text:style-name="T9"/></text:p>
              <text:p text:style-name="P14"><text:span text:style-name="T9">[Sheet 3]</text:span></text:p>
              <text:p text:style-name="P14"><text:span text:style-name="T9"> </text:span></text:p>
              <text:p text:style-name="P14"><text:span text:style-name="T9">Worksheet 3 requires no user interaction. It automatically accumulates and displays time totals sorted by month.</text:span></text:p>
              <text:p text:style-name="P14"><text:span text:style-name="T9">This is done for each table, as well as a <text:s/>Grand Total for each month. </text:span></text:p>
              <text:p text:style-name="P14"><text:span text:style-name="T9"/></text:p>
              <text:p text:style-name="P14"><text:span text:style-name="T9"> </text:span></text:p>
              <text:p text:style-name="P14"><text:span text:style-name="T7">Some <text:s/>Important <text:s/>Reminders</text:span><text:span text:style-name="T8">:</text:span></text:p>
              <text:p text:style-name="P14"><text:span text:style-name="T9"> </text:span></text:p>
              <text:p text:style-name="P14"><text:span text:style-name="T9"><text:s text:c="4"/>● </text:span><text:span text:style-name="T9">Clear the inputs before entering times for a new day – do not mix data from different days on sheet 1.</text:span></text:p>
              <text:p text:style-name="P14"><text:span text:style-name="T9"><text:s text:c="8"/></text:span><text:span text:style-name="T9">If your schedule spans across midnight, be sure to do “End of Day” and “Clear all Inputs” prior to midnight.</text:span></text:p>
              <text:p text:style-name="P14"><text:span text:style-name="T9"><text:s text:c="4"/>● </text:span><text:span text:style-name="T9">Start with a blank workbook at the beginning of each New Year (use the empty original backup recommended above).</text:span></text:p>
              <text:p text:style-name="P14"><text:span text:style-name="T9"><text:s text:c="7"/></text:span><text:span text:style-name="T9">Doing this will prevent the undesired merging of monthly data from the previous year on sheet 3.</text:span></text:p>
              <text:p text:style-name="P14"><text:span text:style-name="T9"><text:s text:c="4"/></text:span><text:span text:style-name="T15">● </text:span><text:span text:style-name="T16">Totals may</text:span><text:span text:style-name="T15"> </text:span><text:span text:style-name="T13">appear to be slightly higher than expected. </text:span></text:p>
              <text:p text:style-name="P14"><text:span text:style-name="T9"><text:s text:c="7"/></text:span><text:span text:style-name="T9">This is because seconds are not displayed in cells (e.g. 35 minutes plus 50 seconds is displayed as 35 minutes). </text:span></text:p>
              <text:p text:style-name="P14"><text:span text:style-name="T13"><text:s text:c="7"/></text:span><text:span text:style-name="T13">Seconds are included in calculations, however, meaning that actual totals are quite accurate. </text:span></text:p>
              <text:p text:style-name="P14"><text:span text:style-name="T17"><text:s text:c="2"/></text:span><text:span text:style-name="T18"><text:s text:c="2"/></text:span><text:span text:style-name="T19">● </text:span><text:span text:style-name="T19">If you need to remove an "End of Day" entry on Sheet2, right click on the </text:span><text:span text:style-name="T20">Row Number</text:span><text:span text:style-name="T21"> <text:s/>then <text:s/>click "Delete ".</text:span></text:p>
              <text:p text:style-name="P14"><text:span text:style-name="T13"><text:s text:c="3"/></text:span><text:span text:style-name="T21"><text:s/></text:span><text:span text:style-name="T18">● </text:span><text:span text:style-name="T18">If by chance you fill all the rows in a table on Sheet1, you can <text:s/>run the "End of Day" function <text:s/>then <text:s/>"Clear all Inputs " .</text:span></text:p>
              <text:p text:style-name="P14"><text:span text:style-name="T22"><text:s text:c="7"/></text:span><text:span text:style-name="T22">You may then start at the top as if it was a new day. The result will <text:s/>simply be a second entry for the same day on Sheet2.</text:span></text:p>
              <text:p text:style-name="P14"><text:span text:style-name="T9"><text:s text:c="4"/>● </text:span><text:span text:style-name="T9">Avoid manual data entry or modification (typing in cells) – this should not be necessary and can create strange results.</text:span></text:p>
              <text:p text:style-name="P14"><text:span text:style-name="T9"><text:s text:c="7"/></text:span><text:span text:style-name="T9">If you need to modify or correct a time in Sheet1 use the following method:</text:span></text:p>
              <text:p text:style-name="P14"><text:span text:style-name="T9"> </text:span><text:span text:style-name="T13"> <text:s text:c="5"/></text:span><text:span text:style-name="T13">Select the desired Cell for Start or Stop time. If it is empty, insert the time using the “Insert Time” button.</text:span></text:p>
              <text:p text:style-name="P14"><text:span text:style-name="T9"><text:s text:c="7"/></text:span><text:span text:style-name="T9">Now click into the </text:span><text:span text:style-name="T23">Formula Bar</text:span><text:span text:style-name="T9"> and edit the time data there. Be careful not <text:s/>to change the existing formatting.</text:span></text:p>
              <text:p text:style-name="P14"><text:span text:style-name="T9"/></text:p>
              <text:p text:style-name="P14"><text:span text:style-name="T13"><text:s text:c="4"/></text:span><text:span text:style-name="T9"> </text:span><text:span text:style-name="T13"> <text:s text:c="42"/></text:span></text:p>
              <text:p text:style-name="P14"><text:span text:style-name="T9"><text:tab/></text:span><text:span text:style-name="T9"><text:tab/></text:span><text:span text:style-name="T9"> <text:s text:c="2"/></text:span><text:span text:style-name="T9"><text:tab/></text:span><text:span text:style-name="T9"><text:tab/></text:span><text:span text:style-name="T9"> <text:s text:c="74"/></text:span><text:span text:style-name="T9">[End]</text:span></text:p>
              <text:p text:style-name="P14"><text:span text:style-name="T9"> </text:span></text:p>
              <text:p text:style-name="P14"><text:span text:style-name="T9"><text:s/></text:span></text:p>
            </draw:text-box>
          </draw:frame>
          <draw:custom-shape draw:z-index="1" draw:style-name="gr14" draw:text-style-name="P13" svg:width="0.6642in" svg:height="0.3228in" svg:x="9.5402in" svg:y="1.0224in">
            <office:event-listeners>
              <script:event-listener script:language="ooo:script" script:event-name="dom:click" xlink:href="vnd.sun.star.script:LibraryTT.Module1.GoHome?language=Basic&amp;location=document" xlink:type="simple"/>
            </office:event-listeners>
            <text:p text:style-name="P2"><text:span text:style-name="T3">Go to</text:span></text:p>
            <text:p text:style-name="P2"><text:span text:style-name="T3">Sheet 1</text:span></text:p>
            <draw:enhanced-geometry svg:viewBox="0 0 21600 21600" draw:path-stretchpoint-x="10800" draw:path-stretchpoint-y="10800" draw:text-areas="?f3 ?f4 ?f5 ?f6" draw:type="round-rectangle" draw:modifiers="1542.8571428571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5" table:number-columns-repeated="8" table:default-cell-style-name="ce22"/>
        <table:table-column table:style-name="co19" table:default-cell-style-name="ce22"/>
        <table:table-column table:style-name="co5" table:number-columns-repeated="1015" table:default-cell-style-name="ce22"/>
        <table:table-row table:style-name="ro2">
          <table:table-cell table:number-columns-repeated="9"/>
          <table:table-cell table:style-name="Default"/>
          <table:table-cell table:style-name="ce123"/>
          <table:table-cell table:number-columns-repeated="2"/>
          <table:table-cell table:style-name="ce123"/>
          <table:table-cell table:number-columns-repeated="1010"/>
        </table:table-row>
        <table:table-row table:style-name="ro2" table:number-rows-repeated="52">
          <table:table-cell table:number-columns-repeated="1024"/>
        </table:table-row>
        <table:table-row table:style-name="ro2">
          <table:table-cell table:number-columns-repeated="7"/>
          <table:table-cell table:style-name="ce97" table:number-columns-spanned="2" table:number-rows-spanned="1"/>
          <table:covered-table-cell/>
          <table:table-cell table:number-columns-repeated="1015"/>
        </table:table-row>
        <table:table-row table:style-name="ro2" table:number-rows-repeated="16">
          <table:table-cell table:number-columns-repeated="1024"/>
        </table:table-row>
        <table:table-row table:style-name="ro2">
          <table:table-cell office:value-type="string" calcext:value-type="string">
            <text:p><text:s text:c="28"/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style-name="ce123" table:formula="of:=([Sheet1.Q33])" office:value-type="string" office:string-value="© Daniel Baran 2014-2020" calcext:value-type="string" table:number-columns-spanned="2" table:number-rows-spanned="1">
            <text:p>© Daniel Baran 2014-2020</text:p>
          </table:table-cell>
          <table:covered-table-cell/>
          <table:table-cell table:number-columns-repeated="1015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Sheet2.B6:Sheet2.H6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Atlanta" svg:font-family="Atlanta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1P2" style:volatile="true">
      <number:fill-character> </number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5P2" style:volatile="true">
      <number:text> $</number:text>
      <number:fill-character> </number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3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/>
      <number:text>.</number:text>
    </number:time-style>
    <number:number-style style:name="N147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9P0" style:volatile="true">
      <number:text>Yes</number:text>
    </number:number-style>
    <number:number-style style:name="N149P1" style:volatile="true">
      <number:text>Yes</number:text>
    </number:number-style>
    <number:number-style style:name="N149">
      <number:text>No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True</number:text>
    </number:number-style>
    <number:number-style style:name="N151P1" style:volatile="true">
      <number:text>True</number:text>
    </number:number-style>
    <number:number-style style:name="N151">
      <number:text>False</number:text>
      <style:map style:condition="value()&gt;0" style:apply-style-name="N151P0"/>
      <style:map style:condition="value()&lt;0" style:apply-style-name="N151P1"/>
    </number:number-style>
    <number:number-style style:name="N153P0" style:volatile="true">
      <number:text>On</number:text>
    </number:number-style>
    <number:number-style style:name="N153P1" style:volatile="true">
      <number:text>On</number:text>
    </number:number-style>
    <number:number-style style:name="N153">
      <number:text>Off</number:text>
      <style:map style:condition="value()&gt;0" style:apply-style-name="N153P0"/>
      <style:map style:condition="value()&lt;0" style:apply-style-name="N153P1"/>
    </number:number-style>
    <number:currency-style style:name="N155P0" style:volatile="true"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55P0"/>
    </number:currency-style>
    <number:time-style style:name="N156" number:title="User-defined" number:truncate-on-overflow="false">
      <number:hours number:style="long"/>
      <number:text>:</number:text>
      <number:minutes number:style="long"/>
    </number:time-style>
    <number:number-style style:name="N157">
      <number:number number:decimal-places="2" number:min-decimal-places="2" number:min-integer-digits="0"/>
    </number:number-style>
    <number:time-style style:name="N158">
      <number:hours number:style="long"/>
      <number:text>:</number:text>
      <number:minutes number:style="long"/>
      <number:text>:</number:text>
      <number:seconds number:style="long" number:decimal-places="2"/>
    </number:time-style>
    <number:date-style style:name="N159">
      <number:day-of-week/>
      <number:text>, </number:text>
      <number:month number:textual="true"/>
      <number:text> </number:text>
      <number:day/>
      <number:text>, </number:text>
      <number:year number:style="long"/>
    </number:date-style>
    <number:time-style style:name="N160" number:truncate-on-overflow="false">
      <number:hours number:style="long"/>
      <number:text>:</number:text>
      <number:minutes number:style="long"/>
      <number:text>:</number:text>
      <number:seconds number:style="long" number:decimal-places="3"/>
    </number:time-style>
    <number:percentage-style style:name="N161">
      <number:number number:decimal-places="0" number:min-decimal-places="0" number:min-integer-digits="0"/>
      <number:text>%</number:text>
    </number:percentage-style>
    <number:number-style style:name="N16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5P2" style:volatile="true">
      <number:text> </number:text>
      <number:fill-character> </number:fill-character>
      <number:text>-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$</number:text>
      <number:fill-character> </number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1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1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74">
      <number:day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style:print-content="true" fo:padding="0.028in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gradient draw:name="Blue_20_Touch" draw:display-name="Blue Touch" draw:style="linear" draw:start-color="#b4c7dc" draw:end-color="#dee6ef" draw:start-intensity="100%" draw:end-intensity="100%" draw:angle="1deg" draw:border="0%"/>
    <draw:gradient draw:name="Deep_20_Ocean" draw:display-name="Deep Ocean" draw:style="radial" draw:cx="50%" draw:cy="50%" draw:start-color="#000000" draw:end-color="#729fcf" draw:start-intensity="100%" draw:end-intensity="100%" draw:border="0%"/>
    <draw:gradient draw:name="Gradient_20_1" draw:display-name="Gradient 1" draw:style="linear" draw:start-color="#dee6ef" draw:end-color="#3465a4" draw:start-intensity="100%" draw:end-intensity="100%" draw:angle="30deg" draw:border="0%"/>
    <draw:gradient draw:name="London_20_Mist" draw:display-name="London Mist" draw:style="linear" draw:start-color="#cccccc" draw:end-color="#666666" draw:start-intensity="100%" draw:end-intensity="100%" draw:angle="3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Pastel_20_Dream" draw:display-name="Pastel Dream" draw:style="rectangular" draw:cx="50%" draw:cy="50%" draw:start-color="#ffd7d7" draw:end-color="#b4c7dc" draw:start-intensity="100%" draw:end-intensity="100%" draw:angle="45deg" draw:border="0%"/>
    <draw:gradient draw:name="Teal_20_to_20_Blue" draw:display-name="Teal to Blue" draw:style="linear" draw:start-color="#50938a" draw:end-color="#5983b0" draw:start-intensity="100%" draw:end-intensity="100%" draw:angle="30deg" draw:border="0%"/>
    <draw:gradient draw:name="gradient" draw:style="linear" draw:start-color="#b4c7dc" draw:end-color="#3465a4" draw:start-intensity="100%" draw:end-intensity="100%" draw:angle="30deg" draw:border="0%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style:first-page-number="continue" style:scale-to="85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874in" fo:margin-bottom="0.7874in" fo:margin-left="0.7874in" fo:margin-right="0.7874in" style:first-page-number="continue" style:scale-to="9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3">00/00/0000</text:date>, <text:time style:data-style-name="N2" text:time-value="11:41:04.5794817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5-12-15T17:08:22.871000000</meta:creation-date>
    <dc:date>2020-03-20T13:01:16.894000000</dc:date>
    <meta:editing-duration>P5DT2H36M13S</meta:editing-duration>
    <meta:editing-cycles>943</meta:editing-cycles>
    <meta:generator>LibreOfficeDev/7.1.0.0.alpha1$Linux_X86_64 LibreOffice_project/2f7b5634487ac3d27777ab12a57089e71ea5216d</meta:generator>
    <meta:document-statistic meta:table-count="4" meta:cell-count="308" meta:object-count="14"/>
  </office:meta>
</office:document-meta>
</file>